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7">
    </style:style>
    <style:style style:name="P20" style:family="paragraph" style:parent-style-name="Text_20_body" style:list-style-name="L8">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style>
    <style:style style:name="P23" style:family="paragraph" style:parent-style-name="Text_20_body" style:list-style-name="L11">
      <style:paragraph-properties fo:margin-top="0in" fo:margin-bottom="0in"/>
    </style:style>
    <style:style style:name="P24" style:family="paragraph" style:parent-style-name="Text_20_body" style:list-style-name="L12">
      <style:paragraph-properties fo:margin-top="0in" fo:margin-bottom="0in"/>
    </style:style>
    <style:style style:name="P25" style:family="paragraph" style:parent-style-name="Text_20_body" style:list-style-name="L13">
    </style:style>
    <style:style style:name="P26" style:family="paragraph" style:parent-style-name="Text_20_body" style:list-style-name="L14">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5">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16">
      <style:paragraph-properties fo:margin-top="0in" fo:margin-bottom="0in"/>
    </style:style>
    <style:style style:name="P54" style:family="paragraph" style:parent-style-name="Text_20_body" style:list-style-name="L17">
    </style:style>
    <style:style style:name="P55" style:family="paragraph" style:parent-style-name="Text_20_body" style:list-style-name="L18">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19">
    </style:style>
    <style:style style:name="P64" style:family="paragraph" style:parent-style-name="Text_20_body" style:list-style-name="L20">
      <style:paragraph-properties fo:margin-top="0in" fo:margin-bottom="0in"/>
    </style:style>
    <style:style style:name="P65" style:family="paragraph" style:parent-style-name="Text_20_body" style:list-style-name="L21">
    </style:style>
    <style:style style:name="P66" style:family="paragraph" style:parent-style-name="Text_20_body" style:list-style-name="L2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27, 2024 (07:1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 Examples of hardware components are random access memory (RAM), central processing unit (CPU), keyboard, mouse, graphical processing unit (GPU). A comprehensive list can be found at <text:a xlink:type="simple" xlink:href="https://www.wikiwand.com/en/Computer_hardware" office:name=""><text:span text:style-name="Definition">https://www.wikiwand.com/en/Computer_hardware</text:span></text:a>.</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empty space in your source code with two empty spaces. Will your program still compile? Why, or why not?</text:p>
          <text:p text:style-name="P1">Solution</text:p>
          <text:p text:style-name="P1">Yes, because compilers do not care about empty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Source_Text"><text:span text:style-name="DataTypeTok">int</text:span></text:span>, <text:span text:style-name="Source_Text"><text:span text:style-name="KeywordTok">using</text:span></text:span>, <text:span text:style-name="Source_Text"><text:span text:style-name="KeywordTok">static</text:span></text:span>, <text:span text:style-name="Source_Text"><text:span text:style-name="KeywordTok">public</text:span></text:span>, etc. Note that <text:span text:style-name="Source_Text"><text:span text:style-name="NormalTok">main</text:span></text:span> or <text:span text:style-name="Source_Text"><text:span text:style-name="NormalTok">System</text:span></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Source_Text"><text:span text:style-name="NormalTok">Console</text:span><text:span text:style-name="OperatorTok">.</text:span><text:span text:style-name="FunctionTok">WriteLine</text:span><text:span text:style-name="OperatorTok">(</text:span><text:span text:style-name="StringTok">"Hi Mom!"</text:span><text:span text:style-name="OperatorTok">);</text:span></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Source_Text"><text:span text:style-name="NormalTok">Console</text:span><text:span text:style-name="OperatorTok">.</text:span><text:span text:style-name="FunctionTok">WriteLine</text:span><text:span text:style-name="OperatorTok">(</text:span><text:span text:style-name="StringTok">"Hello!"</text:span><text:span text:style-name="OperatorTok">);</text:span></text:span></text:p>
        </text:list-item>
        <text:list-item>
          <text:p text:style-name="P1">What is the limitation, if any, to the number of methods you can have per class? Why is the method called <text:span text:style-name="Source_Text"><text:span text:style-name="NormalTok">Main</text:spa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Source_Text"><text:span text:style-name="NormalTok">\\</text:span></text:span> (double backslash) or with <text:span text:style-name="Source_Text"><text:span text:style-name="CommentTok">//</text:span></text:span> (double (forward) slash)? Do they have to end with a <text:span text:style-name="Source_Text"><text:span text:style-name="OperatorTok">;</text:span></text:span> (semicolon)?</text:p>
          <text:p text:style-name="P1">Solution</text:p>
          <text:p text:style-name="P1">With <text:span text:style-name="Source_Text"><text:span text:style-name="CommentTok">//</text:span></text:span>, no.</text:p>
        </text:list-item>
        <text:list-item>
          <text:p text:style-name="P1">Which of the following, if any, are keywords? <text:span text:style-name="Source_Text"><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span></text:p>
          <text:p text:style-name="P1">Solution</text:p>
          <text:p text:style-name="P1"><text:span text:style-name="Source_Text"><text:span text:style-name="KeywordTok">public</text:span></text:span>, <text:span text:style-name="Source_Text"><text:span text:style-name="DataTypeTok">int</text:span></text:span></text:p>
        </text:list-item>
        <text:list-item>
          <text:p text:style-name="P1">Which of the following are programmer-defined names (or identifiers)? <text:span text:style-name="Source_Text"><text:span text:style-name="NormalTok">BankAccount </text:span><text:span text:style-name="KeywordTok">class</text:span><text:span text:style-name="NormalTok"><text:s text:c="1"/>apples </text:span><text:span text:style-name="DataTypeTok">int</text:span><text:span text:style-name="NormalTok"><text:s text:c="1"/>itemPerCapita statement</text:span></text:span></text:p>
          <text:p text:style-name="P1">Solution</text:p>
          <text:p text:style-name="P1"><text:span text:style-name="Source_Text"><text:span text:style-name="NormalTok">BankAccount</text:span></text:span>, <text:span text:style-name="Source_Text"><text:span text:style-name="NormalTok">apples</text:span></text:span>, <text:span text:style-name="Source_Text"><text:span text:style-name="NormalTok">itemPerCapita</text:span></text:span>,<text:span text:style-name="Source_Text"><text:span text:style-name="NormalTok">statement</text:span></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Source_Text"><text:span text:style-name="DecValTok">12</text:span></text:span>, and <text:span text:style-name="Source_Text"><text:span text:style-name="StringTok">"12"</text:span></text:span>?</text:p>
          <text:p text:style-name="P1">Solution</text:p>
          <text:p text:style-name="P1">The first one is an integer, the second is a string.</text:p>
        </text:list-item>
        <text:list-item>
          <text:p text:style-name="P1">What is the difference, if any, between the <text:span text:style-name="Source_Text"><text:span text:style-name="NormalTok">WriteLine</text:span></text:span> and <text:span text:style-name="Source_Text"><text:span text:style-name="NormalTok">Write</text:span></text:span> methods?</text:p>
          <text:p text:style-name="P1">Solution</text:p>
          <text:p text:style-name="P1">The <text:span text:style-name="Source_Text"><text:span text:style-name="NormalTok">Write</text:span></text:span> method does not advance the cursor to the next line after the message is displayed at the screen.</text:p>
        </text:list-item>
        <text:list-item>
          <text:p text:style-name="P1">Write a statement that would display the following on the screen: <text:span text:style-name="Source_Text"><text:span text:style-name="NormalTok">Hi Mom</text:span><text:span text:style-name="OperatorTok">!</text:span><text:span text:style-name="NormalTok">↵ <text:s text:c="4"/>How are you doing</text:span><text:span text:style-name="OperatorTok">?</text:span></text:span></text:p>
          <text:p text:style-name="P1">Solution</text:p>
          <text:p text:style-name="P1"><text:span text:style-name="Source_Text"><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span></text:p>
        </text:list-item>
        <text:list-item>
          <text:p text:style-name="P1">Assume we have a variable whose name is <text:span text:style-name="Source_Text"><text:span text:style-name="NormalTok">myVariable</text:span></text:span>, type is <text:span text:style-name="Source_Text"><text:span text:style-name="DataTypeTok">string</text:span></text:span>, and value is <text:span text:style-name="Source_Text"><text:span text:style-name="StringTok">"My message"</text:span></text:span>. What would be displayed on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span></text:p>
          <text:p text:style-name="P1">Solution</text:p>
          <text:p text:style-name="P1"><text:span text:style-name="Source_Text"><text:span text:style-name="OperatorTok">{</text:span><text:span text:style-name="NormalTok">text</text:span><text:span text:style-name="OperatorTok">}</text:span><text:span text:style-name="NormalTok"><text:s text:c="5"/>Here </text:span><text:span text:style-name="KeywordTok">is</text:span><text:span text:style-name="NormalTok"><text:s text:c="1"/>my variable</text:span><text:span text:style-name="OperatorTok">:</text:span><text:span text:style-name="NormalTok"><text:s text:c="1"/>My message</text:span></text:span></text:p>
        </text:list-item>
        <text:list-item>
          <text:p text:style-name="P1">Assume we have a variable whose name is <text:span text:style-name="Source_Text"><text:span text:style-name="NormalTok">level</text:span></text:span>, whose type is <text:span text:style-name="Source_Text"><text:span text:style-name="DataTypeTok">string</text:span></text:span>, and whose value is <text:span text:style-name="Source_Text"><text:span text:style-name="StringTok">"Easy"</text:span></text:span>. What would be displayed at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span></text:p>
          <text:p text:style-name="P1">Solution</text:p>
          <text:p text:style-name="P1"><text:span text:style-name="Source_Text"><text:span text:style-name="OperatorTok">{</text:span><text:span text:style-name="NormalTok">text</text:span><text:span text:style-name="OperatorTok">}</text:span><text:span text:style-name="NormalTok"><text:s text:c="5"/>You set the difficulty to Easy</text:span><text:span text:style-name="OperatorTok">.</text:span></text:span></text:p>
        </text:list-item>
        <text:list-item>
          <text:p text:style-name="P1">Which of the following are correct identifier names? <text:span text:style-name="Source_Text"><text:span text:style-name="NormalTok">$myHome3 </text:span><text:span text:style-name="KeywordTok">class</text:span><text:span text:style-name="NormalTok"><text:s text:c="1"/>my</text:span><text:span text:style-name="OperatorTok">%</text:span><text:span text:style-name="NormalTok">variable ANewHope _train _ThisIsAVariable statement</text:span></text:span> Is the name <text:span text:style-name="Source_Text"><text:span text:style-name="NormalTok">myVariable</text:span></text:span> the same as <text:span text:style-name="Source_Text"><text:span text:style-name="NormalTok">myvariable</text:span></text:span>? If not, why?</text:p>
          <text:p text:style-name="P1">Solution</text:p>
          <text:p text:style-name="P1"><text:span text:style-name="Source_Text"><text:span text:style-name="NormalTok">$myHome3</text:span></text:span> is correct, but not recommended, <text:span text:style-name="Source_Text"><text:span text:style-name="NormalTok">ANewHope</text:span></text:span>, <text:span text:style-name="Source_Text"><text:span text:style-name="NormalTok">_ThisIsAVariable</text:span></text:span>, <text:span text:style-name="Source_Text"><text:span text:style-name="NormalTok">statement</text:span></text:span> are also correct (but, of course, this latter is weird). The names <text:span text:style-name="Source_Text"><text:span text:style-name="NormalTok">myVariable</text:span></text:span> and <text:span text:style-name="Source_Text"><text:span text:style-name="NormalTok">myvariable</text:span></text:span> are treated differently by C#, because it is case-sensitive.</text:p>
        </text:list-item>
        <text:list-item>
          <text:p text:style-name="P1">Which of the following are correct identifier names? <text:span text:style-name="Source_Text"><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span></text:p>
          <text:p text:style-name="P1">Solution</text:p>
          <text:p text:style-name="P1">Identifiers: <text:span text:style-name="Source_Text"><text:span text:style-name="NormalTok">myClass</text:span></text:span>, <text:span text:style-name="Source_Text"><text:span text:style-name="NormalTok">Lab3_Part1</text:span></text:span></text:p>
        </text:list-item>
        <text:list-item>
          <text:p text:style-name="P1">Which of the following are keywords? <text:span text:style-name="Source_Text"><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span></text:p>
          <text:p text:style-name="P1">Solution</text:p>
          <text:p text:style-name="P1">Keywords: <text:span text:style-name="Source_Text"><text:span text:style-name="KeywordTok">static</text:span></text:span>, <text:span text:style-name="Source_Text"><text:span text:style-name="KeywordTok">using</text:span></text:span></text:p>
        </text:list-item>
        <text:list-item>
          <text:p text:style-name="P1">Which of the following are correct identifier names? <text:span text:style-name="Source_Text"><text:span text:style-name="DecValTok">12</text:span><text:span text:style-name="NormalTok">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span></text:p>
          <text:p text:style-name="P1">Solution</text:p>
          <text:p text:style-name="P1"><text:span text:style-name="Source_Text"><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text:span><text:span text:style-name="DecValTok">12</text:span><text:span text:style-name="NormalTok">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span></text:p>
        </text:list-item>
        <text:list-item>
          <text:p text:style-name="P1">Which one(s) of the following, if any, is a correct assignment (assuming that <text:span text:style-name="Source_Text"><text:span text:style-name="NormalTok">variable</text:span></text:span>, <text:span text:style-name="Source_Text"><text:span text:style-name="NormalTok">x</text:span></text:span> and <text:span text:style-name="Source_Text"><text:span text:style-name="NormalTok">apples</text:span></text:span> have been declared as <text:span text:style-name="Source_Text"><text:span text:style-name="DataTypeTok">int</text:span></text:span> variables)? <text:span text:style-name="Source_Text"><text:span text:style-name="DecValTok">5</text:span><text:span text:style-name="NormalTok"><text:s text:c="1"/></text:span><text:span text:style-name="OperatorTok">=&gt;</text:span><text:span text:style-name="NormalTok"><text:s text:c="1"/>variable</text:span><text:span text:style-name="OperatorTok">;</text:span></text:span> <text:span text:style-name="Source_Text"><text:span text:style-name="NormalTok">x</text:span><text:span text:style-name="OperatorTok">=</text:span><text:span text:style-name="DecValTok">5</text:span><text:span text:style-name="OperatorTok">;</text:span></text:span> <text:span text:style-name="Source_Text"><text:span text:style-name="NormalTok">apples</text:span><text:span text:style-name="OperatorTok">=</text:span><text:span text:style-name="NormalTok"><text:s text:c="1"/></text:span><text:span text:style-name="DecValTok">23</text:span></text:span> <text:span text:style-name="Source_Text"><text:span text:style-name="NormalTok">x </text:span><text:span text:style-name="OperatorTok">&lt;=</text:span><text:span text:style-name="NormalTok"><text:s text:c="1"/></text:span><text:span text:style-name="DecValTok">23</text:span><text:span text:style-name="OperatorTok">;</text:span></text:span> <text:span text:style-name="Source_Text"><text:span text:style-name="NormalTok">variable </text:span><text:span text:style-name="OperatorTok">=</text:span><text:span text:style-name="DecValTok">1</text:span><text:span text:style-name="OperatorTok">,</text:span><text:span text:style-name="DecValTok">890</text:span><text:span text:style-name="OperatorTok">;</text:span></text:span></text:p>
          <text:p text:style-name="P1">Solution</text:p>
          <text:p text:style-name="P1">Only <text:span text:style-name="Source_Text"><text:span text:style-name="NormalTok">x</text:span><text:span text:style-name="OperatorTok">=</text:span><text:span text:style-name="DecValTok">5</text:span><text:span text:style-name="OperatorTok">;</text:span></text:span> is correct. For instance, <text:span text:style-name="Source_Text"><text:span text:style-name="NormalTok">apples</text:span><text:span text:style-name="OperatorTok">=</text:span><text:span text:style-name="NormalTok"><text:s text:c="1"/></text:span><text:span text:style-name="DecValTok">23</text:span></text:span> is not correct because a <text:span text:style-name="Source_Text"><text:span text:style-name="OperatorTok">;</text:span></text:span> is missing: since an assignment is a statement, it must ends with a <text:span text:style-name="Source_Text"><text:span text:style-name="OperatorTok">;</text:span></text:span></text:p>
        </text:list-item>
        <text:list-item>
          <text:p text:style-name="P1">Write a statement that assigns the value 23 to a variable <text:span text:style-name="Source_Text"><text:span text:style-name="NormalTok">myAge</text:span></text:span> of type <text:span text:style-name="Source_Text"><text:span text:style-name="DataTypeTok">int</text:span></text:span>. You do not need to re-declare that variable.</text:p>
          <text:p text:style-name="P1">Solution</text:p>
          <text:p text:style-name="P1"><text:span text:style-name="Source_Text"><text:span text:style-name="NormalTok">myAge </text:span><text:span text:style-name="OperatorTok">=</text:span><text:span text:style-name="NormalTok"><text:s text:c="1"/></text:span><text:span text:style-name="DecValTok">23</text:span><text:span text:style-name="OperatorTok">;</text:span></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Source_Text"><text:span text:style-name="OperatorTok">/</text:span></text:span>  |  a semi-colon <text:span text:style-name="Source_Text"><text:span text:style-name="OperatorTok">;</text:span></text:span>  ].”</text:p>
            </text:list-item>
            <text:list-item>
              <text:p text:style-name="P2">“C# is a [  object-oriented  |  functional ] programming language.”</text:p>
            </text:list-item>
            <text:list-item>
              <text:p text:style-name="P2">“A class is made up of [  a body and a header  |  multiple <text:span text:style-name="Source_Text"><text:span text:style-name="KeywordTok">using</text:span></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Source_Text"><text:span text:style-name="OperatorTok">;</text:span></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reformatted_20_Text">
<text:span text:style-name="CommentTok">// My first attempt.</text:span>
</text:p>
          <text:p text:style-name="Preformatted_20_Text">
<text:span text:style-name="KeywordTok">using</text:span><text:span text:style-name="NormalTok"><text:s text:c="1"/>System</text:span>
</text:p>
          <text:p text:style-name="Preformatted_20_Text">
<text:span text:style-name="KeywordTok">class</text:span><text:span text:style-name="NormalTok"><text:s text:c="1"/>Wel</text:span>
</text:p>
          <text:p text:style-name="Preformatted_20_Text">
<text:span text:style-name="OperatorTok">{</text:span>
</text:p>
          <text:p text:style-name="Preformatted_20_Text">
<text:span text:style-name="NormalTok"><text:s text:c="4"/></text:span><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FunctionTok">ConsoleWriteLine</text:span><text:span text:style-name="OperatorTok">(</text:span><text:span text:style-name="StringTok">"Welcome </text:span><text:span text:style-name="SpecialCharTok">\n</text:span><text:span text:style-name="StringTok"><text:s text:c="1"/>to the lab!"</text:span><text:span text:style-name="OperatorTok">);</text:span>
</text:p>
          <text:p text:style-name="Preformatted_20_Text">
<text:span text:style-name="NormalTok"><text:s text:c="4"/></text:span><text:span text:style-name="OperatorTok">}</text:span>
</text:p>
          <text:p text:style-name="P4">Solution</text:p>
          <text:list>
            <text:list-item>
              <text:p text:style-name="P4">Missing <text:span text:style-name="Source_Text"><text:span text:style-name="OperatorTok">;</text:span></text:span> after <text:span text:style-name="Source_Text"><text:span text:style-name="KeywordTok">using</text:span><text:span text:style-name="NormalTok"><text:s text:c="1"/>System</text:span></text:span></text:p>
            </text:list-item>
            <text:list-item>
              <text:p text:style-name="P4">superfluous <text:span text:style-name="Source_Text"><text:span text:style-name="OperatorTok">;</text:span></text:span> after <text:span text:style-name="Source_Text"><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text:p>
            </text:list-item>
            <text:list-item>
              <text:p text:style-name="P4">missing <text:span text:style-name="Source_Text"><text:span text:style-name="OperatorTok">.</text:span></text:span> between <text:span text:style-name="Source_Text"><text:span text:style-name="NormalTok">Console</text:span></text:span> and <text:span text:style-name="Source_Text"><text:span text:style-name="NormalTok">WriteLine</text:span></text:span></text:p>
            </text:list-item>
            <text:list-item>
              <text:p text:style-name="P4">missing closing <text:span text:style-name="Source_Text"><text:span text:style-name="OperatorTok">}</text:span></text:span> for <text:span text:style-name="Source_Text"><text:span text:style-name="KeywordTok">class</text:span><text:span text:style-name="NormalTok"><text:s text:c="1"/>Wel</text:span></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5">In C#, what is the “escape character”? Why is it useful?</text:p>
          <text:p text:style-name="P5">Solution</text:p>
          <text:p text:style-name="P5"><text:span text:style-name="Source_Text"><text:span text:style-name="NormalTok">\</text:span></text:span>, to print “special characters”, like new line, tabulation, quotations mark, etc.</text:p>
        </text:list-item>
        <text:list-item>
          <text:p text:style-name="P5">Write a statement that <text:span text:style-name="T1">initializes</text:span> a variable named <text:span text:style-name="Source_Text"><text:span text:style-name="NormalTok">myHeightInMeters</text:span></text:span> to your height in meters. What should be the datatype of <text:span text:style-name="Source_Text"><text:span text:style-name="NormalTok">myHeightInMeters</text:span></text:span>?</text:p>
          <text:p text:style-name="P5">Solution</text:p>
          <text:p text:style-name="P5"><text:span text:style-name="Source_Text"><text:span text:style-name="DataTypeTok">float</text:span><text:span text:style-name="NormalTok"><text:s text:c="1"/>myHeightInMeters </text:span><text:span text:style-name="OperatorTok">=</text:span><text:span text:style-name="NormalTok"><text:s text:c="1"/></text:span><text:span text:style-name="FloatTok">1.68f</text:span></text:span> The datatype should be any floating-point datatype.</text:p>
        </text:list-item>
        <text:list-item>
          <text:p text:style-name="P5">Suppose you replace every <text:span text:style-name="Source_Text"><text:span text:style-name="OperatorTok">*</text:span></text:span> in your program with the <text:span text:style-name="Source_Text"><text:span text:style-name="OperatorTok">!</text:span></text:span> symbol. Are you completely sure that your program would still compile? Why or why not?</text:p>
          <text:p text:style-name="P5">Solution</text:p>
          <text:p text:style-name="P5">No, because <text:span text:style-name="Source_Text"><text:span text:style-name="CommentTok">/*</text:span></text:span> will be transformed into <text:span text:style-name="Source_Text"><text:span text:style-name="OperatorTok">/!</text:span></text:span>.</text:p>
        </text:list-item>
        <text:list-item>
          <text:p text:style-name="P5">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1</text:span><text:span text:style-name="OperatorTok">;</text:span></text:span></text:p>
          <text:p text:style-name="P5">Solution</text:p>
          <text:p text:style-name="P5"><text:span text:style-name="Source_Text"><text:span text:style-name="NormalTok">a</text:span></text:span> is <text:span text:style-name="Source_Text"><text:span text:style-name="DecValTok">1</text:span></text:span>, <text:span text:style-name="Source_Text"><text:span text:style-name="NormalTok">b</text:span></text:span> is <text:span text:style-name="Source_Text"><text:span text:style-name="DecValTok">5</text:span></text:span>.</text:p>
        </text:list-item>
        <text:list-item>
          <text:p text:style-name="P5">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4</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text:p>
          <text:p text:style-name="P5">Solution</text:p>
          <text:p text:style-name="P5"><text:span text:style-name="Source_Text"><text:span text:style-name="NormalTok">a</text:span></text:span> is <text:span text:style-name="Source_Text"><text:span text:style-name="DecValTok">2</text:span></text:span>, <text:span text:style-name="Source_Text"><text:span text:style-name="NormalTok">b</text:span></text:span> is <text:span text:style-name="Source_Text"><text:span text:style-name="DecValTok">13</text:span></text:span>.</text:p>
        </text:list-item>
        <text:list-item>
          <text:p text:style-name="P5">Give the values of <text:span text:style-name="Source_Text"><text:span text:style-name="NormalTok">c</text:span></text:span> and <text:span text:style-name="Source_Text"><text:span text:style-name="NormalTok">d</text:span></text:span> after the following four instructions have been executed. <text:span text:style-name="Source_Text"><text:span text:style-name="DataTypeTok">int</text:span><text:span text:style-name="NormalTok"><text:s text:c="1"/>c </text:span><text:span text:style-name="OperatorTok">=</text:span><text:span text:style-name="NormalTok"><text:s text:c="1"/></text:span><text:span text:style-name="DecValTok">3</text:span><text:span text:style-name="OperatorTok">,</text:span><text:span text:style-name="NormalTok"><text:s text:c="1"/>d</text:span><text:span text:style-name="OperatorTok">;</text:span><text:span text:style-name="NormalTok"><text:s text:c="5"/>d </text:span><text:span text:style-name="OperatorTok">=</text:span><text:span text:style-name="NormalTok"><text:s text:c="1"/></text:span><text:span text:style-name="DecValTok">2</text:span><text:span text:style-name="NormalTok"><text:s text:c="1"/></text:span><text:span text:style-name="OperatorTok">+</text:span><text:span text:style-name="NormalTok"><text:s text:c="1"/>c</text:span><text:span text:style-name="OperatorTok">;</text:span><text:span text:style-name="NormalTok"><text:s text:c="5"/>c </text:span><text:span text:style-name="OperatorTok">=</text:span><text:span text:style-name="NormalTok"><text:s text:c="1"/>d </text:span><text:span text:style-name="OperatorTok">*</text:span><text:span text:style-name="NormalTok"><text:s text:c="1"/></text:span><text:span text:style-name="DecValTok">2</text:span><text:span text:style-name="OperatorTok">;</text:span><text:span text:style-name="NormalTok"><text:s text:c="5"/>d </text:span><text:span text:style-name="OperatorTok">+=</text:span><text:span text:style-name="NormalTok"><text:s text:c="1"/></text:span><text:span text:style-name="DecValTok">2</text:span><text:span text:style-name="OperatorTok">;</text:span></text:span></text:p>
          <text:p text:style-name="P5">Solution</text:p>
          <text:p text:style-name="P5"><text:span text:style-name="Source_Text"><text:span text:style-name="NormalTok">c</text:span></text:span> is <text:span text:style-name="Source_Text"><text:span text:style-name="DecValTok">10</text:span></text:span>, <text:span text:style-name="Source_Text"><text:span text:style-name="NormalTok">d</text:span></text:span> is <text:span text:style-name="Source_Text"><text:span text:style-name="DecValTok">7</text:span></text:span>.</text:p>
        </text:list-item>
        <text:list-item>
          <text:p text:style-name="P5">Is there an error in the following code? Explain the error or give the value of <text:span text:style-name="Source_Text"><text:span text:style-name="NormalTok">b</text:span></text:span> after the second statement is executed. <text:span text:style-name="Source_Text"><text:span text:style-name="DataTypeTok">float</text:span><text:span text:style-name="NormalTok"><text:s text:c="1"/>a </text:span><text:span text:style-name="OperatorTok">=</text:span><text:span text:style-name="NormalTok"><text:s text:c="1"/></text:span><text:span text:style-name="FloatTok">3.7f</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text:span><text:span text:style-name="OperatorTok">;</text:span></text:span></text:p>
          <text:p text:style-name="P5">Solution</text:p>
          <text:p text:style-name="P5">No error; 3</text:p>
        </text:list-item>
        <text:list-item>
          <text:p text:style-name="P5">Is there an error in the following code? Explain the error or give the value of <text:span text:style-name="Source_Text"><text:span text:style-name="NormalTok">b</text:span></text:span> after the second statement is executed. <text:span text:style-name="Source_Text"><text:span text:style-name="DataTypeTok">decimal</text:span><text:span text:style-name="NormalTok"><text:s text:c="1"/>a </text:span><text:span text:style-name="OperatorTok">=</text:span><text:span text:style-name="NormalTok"><text:s text:c="1"/></text:span><text:span text:style-name="FloatTok">1.6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a</text:span><text:span text:style-name="OperatorTok">;</text:span></text:span></text:p>
          <text:p text:style-name="P5">Solution</text:p>
          <text:p text:style-name="P5">Error, the result type of the operation is a decimal, and cannot be stored in an int.</text:p>
        </text:list-item>
        <text:list-item>
          <text:p text:style-name="P5">There is an error in the following code, at the second line. Explain the error, and how you could fix this second line using a cast operator, without changing the datatype of the <text:span text:style-name="Source_Text"><text:span text:style-name="NormalTok">b</text:span></text:span> variable. <text:span text:style-name="Source_Text"><text:span text:style-name="DataTypeTok">decimal</text:span><text:span text:style-name="NormalTok"><text:s text:c="1"/>a </text:span><text:span text:style-name="OperatorTok">=</text:span><text:span text:style-name="NormalTok"><text:s text:c="1"/></text:span><text:span text:style-name="FloatTok">2.5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a </text:span><text:span text:style-name="OperatorTok">/</text:span><text:span text:style-name="NormalTok"><text:s text:c="1"/></text:span><text:span text:style-name="DecValTok">2</text:span><text:span text:style-name="OperatorTok">;</text:span></text:span></text:p>
          <text:p text:style-name="P5">Solution</text:p>
          <text:p text:style-name="P5">The result of the expression <text:span text:style-name="Source_Text"><text:span text:style-name="NormalTok">a </text:span><text:span text:style-name="OperatorTok">/</text:span><text:span text:style-name="NormalTok"><text:s text:c="1"/></text:span><text:span text:style-name="DecValTok">2</text:span></text:span> is of type <text:span text:style-name="Source_Text"><text:span text:style-name="DataTypeTok">decimal</text:span></text:span>, so it cannot be stored in an int. This can be fixed by adding an <text:span text:style-name="Source_Text"><text:span text:style-name="OperatorTok">(</text:span><text:span text:style-name="DataTypeTok">int</text:span><text:span text:style-name="OperatorTok">)</text:span></text:span> cast to the variable <text:span text:style-name="Source_Text"><text:span text:style-name="NormalTok">a</text:span></text:span> before dividing it by 2, so that the expression’s result type is <text:span text:style-name="Source_Text"><text:span text:style-name="DataTypeTok">int</text:span></text:span>, like this: <text:span text:style-name="Source_Text"><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span></text:p>
        </text:list-item>
        <text:list-item>
          <text:p text:style-name="P5">If one of the operator’s operands is of type <text:span text:style-name="Source_Text"><text:span text:style-name="DataTypeTok">float</text:span></text:span> and the other is of type <text:span text:style-name="Source_Text"><text:span text:style-name="DataTypeTok">int</text:span></text:span>, what will be the type of the result of the operation?</text:p>
          <text:p text:style-name="P5">Solution</text:p>
          <text:p text:style-name="P5"><text:span text:style-name="Source_Text"><text:span text:style-name="DataTypeTok">float</text:span></text:span></text:p>
        </text:list-item>
        <text:list-item>
          <text:p text:style-name="P5">What is the return type of the operation <text:span text:style-name="Source_Text"><text:span text:style-name="FloatTok">12.4</text:span><text:span text:style-name="NormalTok"><text:s text:c="1"/></text:span><text:span text:style-name="OperatorTok">*</text:span><text:span text:style-name="NormalTok"><text:s text:c="1"/></text:span><text:span text:style-name="DecValTok">3</text:span></text:span>? </text:p>
          <text:p text:style-name="P5">Solution</text:p>
          <text:p text:style-name="P5"><text:span text:style-name="Source_Text"><text:span text:style-name="DataTypeTok">double</text:span></text:span></text:p>
        </text:list-item>
        <text:list-item>
          <text:p text:style-name="P5">Write an explicit conversion from a <text:span text:style-name="Source_Text"><text:span text:style-name="DataTypeTok">double</text:span></text:span> variable <text:span text:style-name="Source_Text"><text:span text:style-name="NormalTok">myDoubleVar</text:span></text:span> to an <text:span text:style-name="Source_Text"><text:span text:style-name="DataTypeTok">int</text:span></text:span> variable called <text:span text:style-name="Source_Text"><text:span text:style-name="NormalTok">myIntVar</text:span></text:span>. You do not need to re-declare those variables. Assuming <text:span text:style-name="Source_Text"><text:span text:style-name="NormalTok">myDoubleVar</text:span></text:span>’s value is 5.89, what value would be stored in <text:span text:style-name="Source_Text"><text:span text:style-name="NormalTok">myIntVar</text:span></text:span>?</text:p>
          <text:p text:style-name="P5">Solution</text:p>
          <text:p text:style-name="P5"><text:span text:style-name="Source_Text"><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text:span>, the value stored in <text:span text:style-name="Source_Text"><text:span text:style-name="NormalTok">myIntVar</text:span></text:span> would be 5.</text:p>
        </text:list-item>
        <text:list-item>
          <text:p text:style-name="P5">Write a statement that performs an implicit conversion between two different numeric datatypes.</text:p>
          <text:p text:style-name="P5">Solution</text:p>
          <text:p text:style-name="P5"><text:span text:style-name="Source_Text"><text:span text:style-name="DataTypeTok">float</text:span><text:span text:style-name="NormalTok"><text:s text:c="1"/>m </text:span><text:span text:style-name="OperatorTok">=</text:span><text:span text:style-name="NormalTok"><text:s text:c="1"/></text:span><text:span text:style-name="DecValTok">3</text:span><text:span text:style-name="OperatorTok">;</text:span></text:span></text:p>
        </text:list-item>
        <text:list-item>
          <text:p text:style-name="P5">Assuming that <text:span text:style-name="Source_Text"><text:span text:style-name="NormalTok">myLastName</text:span></text:span> and <text:span text:style-name="Source_Text"><text:span text:style-name="NormalTok">myFirstName</text:span></text:span> are two <text:span text:style-name="Source_Text"><text:span text:style-name="DataTypeTok">string</text:span></text:span> variables that have been initialized, write a statement that <text:span text:style-name="T1">concatenates</text:span> them with a space and a comma in-between, and assign the resulting <text:span text:style-name="Source_Text"><text:span text:style-name="DataTypeTok">string</text:span></text:span> to a variable named <text:span text:style-name="Source_Text"><text:span text:style-name="NormalTok">fullName</text:span></text:span>. For instance, if the value of <text:span text:style-name="Source_Text"><text:span text:style-name="NormalTok">myLastName</text:span></text:span> is <text:span text:style-name="Source_Text"><text:span text:style-name="StringTok">"Holbertonand"</text:span></text:span>, and the value of <text:span text:style-name="Source_Text"><text:span text:style-name="NormalTok">myFirstName</text:span></text:span> is <text:span text:style-name="Source_Text"><text:span text:style-name="StringTok">"Betty"</text:span></text:span>, then the value of <text:span text:style-name="Source_Text"><text:span text:style-name="NormalTok">fullName</text:span></text:span> after your operation should be <text:span text:style-name="Source_Text"><text:span text:style-name="StringTok">"Holbertonand, Betty"</text:span></text:span>.</text:p>
          <text:p text:style-name="P5">Solution</text:p>
          <text:p text:style-name="P5"><text:span text:style-name="Source_Text"><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span></text:p>
        </text:list-item>
        <text:list-item>
          <text:p text:style-name="P5">In C#, what is the name of the method used to read input from the user?</text:p>
          <text:p text:style-name="P5">Solution</text:p>
          <text:p text:style-name="P5"><text:span text:style-name="Source_Text"><text:span text:style-name="FunctionTok">ReadLine</text:span><text:span text:style-name="OperatorTok">()</text:span></text:span>.</text:p>
        </text:list-item>
        <text:list-item>
          <text:p text:style-name="P5">What is wrong with the following code? Will the error(s) appear at compilation time or at execution time? <text:span text:style-name="Source_Text"><text:span text:style-name="DataTypeTok">int</text:span><text:span text:style-name="NormalTok"><text:s text:c="1"/>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age </text:span><text:span text:style-name="OperatorTok">=</text:span><text:span text:style-name="NormalTok"><text:s text:c="1"/>Console</text:span><text:span text:style-name="OperatorTok">.</text:span><text:span text:style-name="FunctionTok">ReadLine</text:span><text:span text:style-name="OperatorTok">();</text:span></text:span></text:p>
          <text:p text:style-name="P5">Solution</text:p>
          <text:p text:style-name="P5">The problem is that we are trying to store a <text:span text:style-name="Source_Text"><text:span text:style-name="DataTypeTok">string</text:span></text:span> value (what the <text:span text:style-name="Source_Text"><text:span text:style-name="NormalTok">Console</text:span><text:span text:style-name="OperatorTok">.</text:span><text:span text:style-name="FunctionTok">ReadLine</text:span><text:span text:style-name="OperatorTok">()</text:span></text:span> will return) into an <text:span text:style-name="Source_Text"><text:span text:style-name="DataTypeTok">int</text:span></text:span> variable. This will trigger an error at compilation time.</text:p>
        </text:list-item>
        <text:list-item>
          <text:p text:style-name="P5">Will those statements, if placed in a proper <text:span text:style-name="Source_Text"><text:span text:style-name="NormalTok">Main</text:span></text:span> method, compile? Could this program crash at execution time? Justify your answer. <text:span text:style-name="Source_Text"><text:span text:style-name="DataTypeTok">int</text:span><text:span text:style-name="NormalTok"><text:s text:c="1"/>my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my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text:p>
          <text:p text:style-name="P5">Solution</text:p>
          <text:p text:style-name="P5">The code will compile, but can crash at execution time if the end user inputs a non-integer value (for instance, “This is a test”).</text:p>
        </text:list-item>
        <text:list-item>
          <text:p text:style-name="P5">Write a series of statements that: a) Declare an <text:span text:style-name="Source_Text"><text:span text:style-name="DataTypeTok">int</text:span></text:span> variable named <text:span text:style-name="Source_Text"><text:span text:style-name="NormalTok">userAge</text:span></text:span>, b) Display on the screen a message asking the user to enter his or her age, c) Read the value entered by the user and store it in the <text:span text:style-name="Source_Text"><text:span text:style-name="NormalTok">userAge</text:span></text:span> variable. You can add statement(s) performing intermediate steps if you want.</text:p>
          <text:p text:style-name="P5">Solution</text:p>
          <text:p text:style-name="P5"><text:span text:style-name="Source_Text"><text:span text:style-name="DataTypeTok">int</text:span><text:span text:style-name="NormalTok"><text:s text:c="1"/>user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user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Note: This is not the only solution, but the most optimal.</text:p>
        </text:list-item>
        <text:list-item>
          <text:p text:style-name="P5">Write a series of statements that: a) Declare an <text:span text:style-name="Source_Text"><text:span text:style-name="DataTypeTok">string</text:span></text:span> variable named <text:span text:style-name="Source_Text"><text:span text:style-name="NormalTok">favoriteColor</text:span></text:span>; b) Display on the screen a message asking the user to enter his or her favorite color; c) Read the value entered by the user and store it in the <text:span text:style-name="Source_Text"><text:span text:style-name="NormalTok">favoriteColor</text:span></text:span> variable. You can combine some of the statement(s) if you want, but do not display at the screen any information that was not explicitely asked.</text:p>
          <text:p text:style-name="P5">Solution</text:p>
          <text:p text:style-name="P5"><text:span text:style-name="Source_Text"><text:span text:style-name="DataTypeTok">string</text:span><text:span text:style-name="NormalTok"><text:s text:c="1"/>favoriteColor</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favorite color."</text:span><text:span text:style-name="OperatorTok">);</text:span><text:span text:style-name="NormalTok"><text:s text:c="5"/>favoriteColor </text:span><text:span text:style-name="OperatorTok">=</text:span><text:span text:style-name="NormalTok"><text:s text:c="1"/>Console</text:span><text:span text:style-name="OperatorTok">.</text:span><text:span text:style-name="FunctionTok">ReadLine</text:span><text:span text:style-name="OperatorTok">();</text:span></text:span> 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6">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6">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11"><text:span text:style-name="T3">Operation</text:span></text:p>
              </table:table-cell>
              <table:table-cell table:style-name="TableRowCell" office:value-type="string">
                <text:p text:style-name="P12"><text:span text:style-name="T3">Arithmetic Operator</text:span></text:p>
              </table:table-cell>
              <table:table-cell table:style-name="TableRowCell" office:value-type="string">
                <text:p text:style-name="P13"><text:span text:style-name="T3">Algebraic Expression</text:span></text:p>
              </table:table-cell>
              <table:table-cell table:style-name="TableRowCell" office:value-type="string">
                <text:p text:style-name="P14"><text:span text:style-name="T3">Expression</text:span></text:p>
              </table:table-cell>
            </table:table-row>
            <table:table-row>
              <table:table-cell table:style-name="TableRowCell" office:value-type="string">
                <text:p text:style-name="P11">Addit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0/"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Subtract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2/"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Multiplicat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4/"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Division</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1">Remainder (a.k.a. modulo)</text:p>
              </table:table-cell>
              <table:table-cell table:style-name="TableRowCell" office:value-type="string">
                <text:p text:style-name="P12"><text:span text:style-name="Source_Text"><text:span text:style-name="OperatorTok">%</text:span></text:span></text:p>
              </table:table-cell>
              <table:table-cell table:style-name="TableRowCell" office:value-type="string">
                <text:p text:style-name="P13"><draw:frame draw:style-name="fr1" text:anchor-type="as-char"><draw:object xlink:href="Formula-10/" xlink:type="simple" xlink:show="embed" xlink:actuate="onLoad"/></draw:frame></text:p>
              </table:table-cell>
              <table:table-cell table:style-name="TableRowCell" office:value-type="string">
                <text:p text:style-name="P14"><text:span text:style-name="Source_Text"><text:span text:style-name="NormalTok">myVar </text:span><text:span text:style-name="OperatorTok">%</text:span><text:span text:style-name="NormalTok"><text:s text:c="1"/></text:span><text:span text:style-name="DecValTok">7</text:span></text:span></text:p>
              </table:table-cell>
            </table:table-row>
          </table:table>
          <text:p text:style-name="P6">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17"><text:span text:style-name="T3">Operation</text:span></text:p>
              </table:table-cell>
              <table:table-cell table:style-name="TableRowCell" office:value-type="string">
                <text:p text:style-name="P18"><text:span text:style-name="T3">Result</text:span></text:p>
              </table:table-cell>
            </table:table-row>
            <table:table-row>
              <table:table-cell table:style-name="TableRowCell" office:value-type="string">
                <text:p text:style-name="P17"><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DecValTok">7</text:span></text:span></text:p>
              </table:table-cell>
            </table:table-row>
            <table:table-row>
              <table:table-cell table:style-name="TableRowCell" office:value-type="string">
                <text:p text:style-name="P17"><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OperatorTok">-</text:span><text:span text:style-name="DecValTok">1</text:span></text:span></text:p>
              </table:table-cell>
            </table:table-row>
            <table:table-row>
              <table:table-cell table:style-name="TableRowCell" office:value-type="string">
                <text:p text:style-name="P17"><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DecValTok">12</text:span></text:span></text:p>
              </table:table-cell>
            </table:table-row>
            <table:table-row>
              <table:table-cell table:style-name="TableRowCell" office:value-type="string">
                <text:p text:style-name="P17"><text:span text:style-name="Source_Text"><text:span text:style-name="DecValTok">6</text:span><text:span text:style-name="NormalTok"><text:s text:c="1"/></text:span><text:span text:style-name="OperatorTok">/</text:span><text:span text:style-name="NormalTok"><text:s text:c="1"/></text:span><text:span text:style-name="DecValTok">2</text:span></text:span></text:p>
              </table:table-cell>
              <table:table-cell table:style-name="TableRowCell" office:value-type="string">
                <text:p text:style-name="P18"><text:span text:style-name="Source_Text"><text:span text:style-name="DecValTok">3</text:span></text:span></text:p>
              </table:table-cell>
            </table:table-row>
            <table:table-row>
              <table:table-cell table:style-name="TableRowCell" office:value-type="string">
                <text:p text:style-name="P17"><text:span text:style-name="Source_Text"><text:span text:style-name="DecValTok">6</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8"><text:span text:style-name="Source_Text"><text:span text:style-name="DecValTok">2</text:span></text:span></text:p>
              </table:table-cell>
            </table:table-row>
          </table:table>
          <text:p text:style-name="P6">But things can get complicated when multiple operators are used, but no parenthesis are indicated. For instance, should</text:p>
          <text:p text:style-name="Preformatted_20_Text">
<text:span text:style-name="DecValTok">7</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3</text:span>
</text:p>
          <text:p text:style-name="P6">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6">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6">Certainly, the result is not the same and there are other possibile ways this calculation may be performed!</text:p>
          <text:p text:style-name="P6">Actually, C# uses the following three rules:</text:p>
          <text:list>
            <text:list-item>
              <text:p text:style-name="P18"><text:span text:style-name="Source_Text"><text:span text:style-name="OperatorTok">*</text:span></text:span>, <text:span text:style-name="Source_Text"><text:span text:style-name="OperatorTok">/</text:span></text:span>, and <text:span text:style-name="Source_Text"><text:span text:style-name="OperatorTok">%</text:span></text:span>, called the “multiplicative operations,” are always evaluated before <text:span text:style-name="Source_Text"><text:span text:style-name="OperatorTok">+</text:span></text:span> and <text:span text:style-name="Source_Text"><text:span text:style-name="OperatorTok">-</text:span></text:span>, called the “additive operations.” So that, for instance,</text:p>
              <text:p text:style-name="Preformatted_20_Text">
<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
</text:p>
              <text:p text:style-name="P18">will be evaluated as <draw:frame draw:style-name="fr1" text:anchor-type="as-char"><draw:object xlink:href="Formula-28/" xlink:type="simple" xlink:show="embed" xlink:actuate="onLoad"/></draw:frame>.</text:p>
            </text:list-item>
            <text:list-item>
              <text:p text:style-name="P18">If there are multiple operations of the same type, they are evaluated from left to right. For instance,</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8">will be evaluated as <draw:frame draw:style-name="fr1" text:anchor-type="as-char"><draw:object xlink:href="Formula-30/" xlink:type="simple" xlink:show="embed" xlink:actuate="onLoad"/></draw:frame> and</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8">will be evaluated as <draw:frame draw:style-name="fr1" text:anchor-type="as-char"><draw:object xlink:href="Formula-32/" xlink:type="simple" xlink:show="embed" xlink:actuate="onLoad"/></draw:frame>.</text:p>
            </text:list-item>
            <text:list-item>
              <text:p text:style-name="P18">Parenthesis can be used to force a particular order of evaluation, so that <text:span text:style-name="Source_Text"><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6">Answer the following:</text:p>
          <text:list>
            <text:list-item>
              <text:p text:style-name="P18">Which of the following operation(s) compute the arithmetic expression <draw:frame draw:style-name="fr1" text:anchor-type="as-char"><draw:object xlink:href="Formula-38/" xlink:type="simple" xlink:show="embed" xlink:actuate="onLoad"/></draw:frame>?</text:p>
              <text:list>
                <text:list-item>
                  <text:p text:style-name="P18"><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8"><text:span text:style-name="Source_Text"><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8"><text:span text:style-name="Source_Text"><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8"><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span></text:p>
                </text:list-item>
                <text:list-item>
                  <text:p text:style-name="P18"><text:span text:style-name="Source_Text"><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item>
                  <text:p text:style-name="P18"><text:span text:style-name="Source_Text"><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
            </text:list-item>
            <text:list-item>
              <text:p text:style-name="P18">State the order of evaluation of the operators in each of the following operations, and compute the resulting value:</text:p>
              <text:list>
                <text:list-item>
                  <text:p text:style-name="P18"><text:span text:style-name="Source_Text"><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span></text:p>
                </text:list-item>
                <text:list-item>
                  <text:p text:style-name="P18"><text:span text:style-name="Source_Text"><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span></text:p>
                </text:list-item>
                <text:list-item>
                  <text:p text:style-name="P18"><text:span text:style-name="Source_Text"><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span></text:p>
                </text:list-item>
                <text:list-item>
                  <text:p text:style-name="P18"><text:span text:style-name="Source_Text"><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
            </text:list-item>
            <text:list-item>
              <text:p text:style-name="P18">(Optional) Check your answers using your IDE. You can use a statement of the form:</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8 - 39 * 1 / 12 + 5 is {8 - 39 * 1 / 12 + 5}"</text:span><text:span text:style-name="OperatorTok">);</text:span>
</text:p>
            </text:list-item>
          </text:list>
          <text:p text:style-name="P6">Solution</text:p>
          <text:p text:style-name="P6">No solution is offered for this problem: please, try to process the information and to figure out the answers on your own. As suggested, using your IDE will be an excellent way of making sure that your calculations were correct.</text:p>
        </text:list-item>
        <text:list-item>
          <text:p text:style-name="P6">Write down, on a piece of paper, a fully compilable program that initializes an <text:span text:style-name="Source_Text"><text:span text:style-name="DataTypeTok">int</text:span></text:span> variable named <text:span text:style-name="Source_Text"><text:span text:style-name="NormalTok">persons</text:span></text:span> with the value 5, an <text:span text:style-name="Source_Text"><text:span text:style-name="DataTypeTok">int</text:span></text:span> variable named <text:span text:style-name="Source_Text"><text:span text:style-name="NormalTok">bottles</text:span></text:span> with the value 3, and a <text:span text:style-name="Source_Text"><text:span text:style-name="DataTypeTok">double</text:span></text:span> variable named <text:span text:style-name="Source_Text"><text:span text:style-name="NormalTok">literPerBottle</text:span></text:span> with the value 1.5. What should be the type of the <text:span text:style-name="Source_Text"><text:span text:style-name="NormalTok">literPerPerson</text:span></text:span> variable to be able to be assigned the number of liters every person is going to get, if split equitably? Write the correct initialization of that variable and a statement that displays its value.</text:p>
          <text:p text:style-name="P6">Place a delimited comment with a your name and the time at which you wrote the program at the top of the program.</text:p>
          <text:p text:style-name="P6">Solution</text:p>
          <text:p text:style-name="Preformatted_20_Text">
<text:span text:style-name="NormalTok"><text:s text:c="1"/></text:span><text:span text:style-name="CommentTok">/* This is my code, by Clément Aubert, 31st of January 2024, around 13:15.*/</text:span>
</text:p>
          <text:p text:style-name="Preformatted_20_Text">
<text:span text:style-name="NormalTok"><text:s text:c="1"/></text:span><text:span text:style-name="KeywordTok">using</text:span><text:span text:style-name="NormalTok"><text:s text:c="1"/>System</text:span><text:span text:style-name="OperatorTok">;</text:span>
</text:p>
          <text:p text:style-name="Preformatted_20_Text">
</text:p>
          <text:p text:style-name="Preformatted_20_Text">
<text:span text:style-name="NormalTok"><text:s text:c="1"/></text:span><text:span text:style-name="KeywordTok">public</text:span><text:span text:style-name="NormalTok"><text:s text:c="1"/></text:span><text:span text:style-name="KeywordTok">class</text:span><text:span text:style-name="NormalTok"><text:s text:c="1"/>Program</text:span>
</text:p>
          <text:p text:style-name="Preformatted_20_Text">
<text:span text:style-name="NormalTok"><text:s text:c="1"/></text:span><text:span text:style-name="OperatorTok">{</text:span>
</text:p>
          <text:p text:style-name="Preformatted_20_Text">
<text:span text:style-name="NormalTok"><text:s text:c="1"/></text:span><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text:p>
          <text:p text:style-name="Preformatted_20_Text">
<text:span text:style-name="NormalTok"><text:s text:c="1"/></text:span><text:span text:style-name="OperatorTok">{</text:span>
</text:p>
          <text:p text:style-name="Preformatted_20_Text">
</text:p>
          <text:p text:style-name="Preformatted_20_Text">
<text:span text:style-name="NormalTok"><text:s text:c="5"/></text:span><text:span text:style-name="DataTypeTok">int</text:span><text:span text:style-name="NormalTok"><text:s text:c="1"/>persons </text:span><text:span text:style-name="OperatorTok">=</text:span><text:span text:style-name="NormalTok"><text:s text:c="1"/></text:span><text:span text:style-name="DecValTok">5</text:span><text:span text:style-name="OperatorTok">;</text:span>
</text:p>
          <text:p text:style-name="Preformatted_20_Text">
<text:span text:style-name="NormalTok"><text:s text:c="5"/></text:span><text:span text:style-name="DataTypeTok">int</text:span><text:span text:style-name="NormalTok"><text:s text:c="1"/>bottles </text:span><text:span text:style-name="OperatorTok">=</text:span><text:span text:style-name="NormalTok"><text:s text:c="1"/></text:span><text:span text:style-name="DecValTok">3</text:span><text:span text:style-name="OperatorTok">;</text:span>
</text:p>
          <text:p text:style-name="Preformatted_20_Text">
<text:span text:style-name="NormalTok"><text:s text:c="5"/></text:span><text:span text:style-name="DataTypeTok">double</text:span><text:span text:style-name="NormalTok"><text:s text:c="1"/>literPerBottle </text:span><text:span text:style-name="OperatorTok">=</text:span><text:span text:style-name="NormalTok"><text:s text:c="1"/></text:span><text:span text:style-name="FloatTok">1.5</text:span><text:span text:style-name="OperatorTok">;</text:span>
</text:p>
          <text:p text:style-name="Preformatted_20_Text">
<text:span text:style-name="NormalTok"><text:s text:c="5"/></text:span><text:span text:style-name="DataTypeTok">double</text:span><text:span text:style-name="NormalTok"><text:s text:c="1"/>literPerPerson </text:span><text:span text:style-name="OperatorTok">=</text:span><text:span text:style-name="NormalTok"><text:s text:c="1"/></text:span><text:span text:style-name="OperatorTok">(</text:span><text:span text:style-name="NormalTok">bottles </text:span><text:span text:style-name="OperatorTok">*</text:span><text:span text:style-name="NormalTok"><text:s text:c="1"/>literPerBottle</text:span><text:span text:style-name="OperatorTok">)</text:span><text:span text:style-name="NormalTok"><text:s text:c="1"/></text:span><text:span text:style-name="OperatorTok">/</text:span><text:span text:style-name="NormalTok"><text:s text:c="1"/>persons</text:span><text:span text:style-name="OperatorTok">;</text:span>
</text:p>
          <text:p text:style-name="Preformatted_20_Text">
<text:span text:style-name="NormalTok"><text:s text:c="5"/></text:span><text:span text:style-name="CommentTok">// Note that since literPerBottle is a double, we are using double product and division.</text:span>
</text:p>
          <text:p text:style-name="Preformatted_20_Text">
<text:span text:style-name="NormalTok"><text:s text:c="5"/>Console</text:span><text:span text:style-name="OperatorTok">.</text:span><text:span text:style-name="FunctionTok">WriteLine</text:span><text:span text:style-name="OperatorTok">(</text:span><text:span text:style-name="NormalTok">bottles </text:span><text:span text:style-name="OperatorTok">+</text:span><text:span text:style-name="StringTok">" bottles of "</text:span><text:span text:style-name="NormalTok"><text:s text:c="1"/></text:span><text:span text:style-name="OperatorTok">+</text:span><text:span text:style-name="NormalTok"><text:s text:c="1"/>literPerBottle </text:span><text:span text:style-name="OperatorTok">+</text:span><text:span text:style-name="NormalTok"><text:s text:c="1"/></text:span><text:span text:style-name="StringTok">" liter, <text:s text:c="1"/>split equitably between "</text:span>
</text:p>
          <text:p text:style-name="Preformatted_20_Text">
<text:span text:style-name="NormalTok"><text:s text:c="21"/></text:span><text:span text:style-name="OperatorTok">+</text:span><text:span text:style-name="NormalTok"><text:s text:c="1"/>persons </text:span><text:span text:style-name="OperatorTok">+</text:span><text:span text:style-name="StringTok">" persons gives "</text:span><text:span text:style-name="NormalTok"><text:s text:c="1"/></text:span>
</text:p>
          <text:p text:style-name="Preformatted_20_Text">
<text:span text:style-name="NormalTok"><text:s text:c="21"/></text:span><text:span text:style-name="OperatorTok">+</text:span><text:span text:style-name="NormalTok"><text:s text:c="1"/>literPerPerson </text:span><text:span text:style-name="OperatorTok">+</text:span><text:span text:style-name="NormalTok"><text:s text:c="1"/></text:span><text:span text:style-name="StringTok">" liter / person."</text:span><text:span text:style-name="OperatorTok">);</text:span>
</text:p>
          <text:p text:style-name="Preformatted_20_Text">
<text:span text:style-name="NormalTok"><text:s text:c="5"/></text:span><text:span text:style-name="OperatorTok">}</text:span>
</text:p>
          <text:p text:style-name="Preformatted_20_Text">
<text:span text:style-name="NormalTok"><text:s text:c="1"/></text:span><text:span text:style-name="OperatorTok">}</text:span>
</text:p>
        </text:list-item>
        <text:list-item>
          <text:p text:style-name="P6">Write down, on a piece of paper, a program that:</text:p>
          <text:list>
            <text:list-item>
              <text:p text:style-name="P18">Declares a <text:span text:style-name="Source_Text"><text:span text:style-name="DataTypeTok">string</text:span></text:span> variable named <text:span text:style-name="Source_Text"><text:span text:style-name="NormalTok">userName</text:span></text:span>.</text:p>
            </text:list-item>
            <text:list-item>
              <text:p text:style-name="P18">Displays on the screen “Please enter your name, followed by enter:”.</text:p>
            </text:list-item>
            <text:list-item>
              <text:p text:style-name="P18">Reads a <text:span text:style-name="Source_Text"><text:span text:style-name="DataTypeTok">string</text:span></text:span> value from the keyboard and assigns the value to the <text:span text:style-name="Source_Text"><text:span text:style-name="NormalTok">userName</text:span></text:span> variable.</text:p>
            </text:list-item>
            <text:list-item>
              <text:p text:style-name="P18">Declares an <text:span text:style-name="Source_Text"><text:span text:style-name="DataTypeTok">int</text:span></text:span> variable named <text:span text:style-name="Source_Text"><text:span text:style-name="NormalTok">number</text:span></text:span>.</text:p>
            </text:list-item>
            <text:list-item>
              <text:p text:style-name="P18">Displays on the screen “Please enter your number:”.</text:p>
            </text:list-item>
            <text:list-item>
              <text:p text:style-name="P18">Reads an <text:span text:style-name="Source_Text"><text:span text:style-name="DataTypeTok">int</text:span></text:span> value from the keyboard and assigns the value to the <text:span text:style-name="Source_Text"><text:span text:style-name="NormalTok">number</text:span></text:span> variable.</text:p>
            </text:list-item>
            <text:list-item>
              <text:p text:style-name="P18">Declares a <text:span text:style-name="Source_Text"><text:span text:style-name="DataTypeTok">string</text:span></text:span> variable named <text:span text:style-name="Source_Text"><text:span text:style-name="NormalTok">id</text:span></text:span> and initializes it with the string referenced by the <text:span text:style-name="Source_Text"><text:span text:style-name="NormalTok">userName</text:span></text:span> variable, followed by the number entered by the user (you can concatenate a string and an int using the + sign).</text:p>
            </text:list-item>
            <text:list-item>
              <text:p text:style-name="P18">Displays on the screen, “Your id is” and the content of the <text:span text:style-name="Source_Text"><text:span text:style-name="NormalTok">id</text:span></text:span> variable.</text:p>
            </text:list-item>
          </text:list>
          <text:p text:style-name="P6">Here is an example of execution, where the user input is underlined, and hitting “enter” is represented by ↵:</text:p>
          <text:p text:style-name="P6"><text:span text:style-name="Source_Text"><text:span text:style-name="OperatorTok">{</text:span><text:span text:style-name="NormalTok">text</text:span><text:span text:style-name="OperatorTok">}</text:span><text:span text:style-name="NormalTok"><text:s text:c="2"/>Please enter your name</text:span><text:span text:style-name="OperatorTok">,</text:span><text:span text:style-name="NormalTok"><text:s text:c="1"/>followed by enter</text:span><text:span text:style-name="OperatorTok">.</text:span><text:span text:style-name="NormalTok"><text:s text:c="2"/>J͟a͟y͟l͟a͟h͟↵͟ <text:s text:c="1"/>Please enter your area code</text:span><text:span text:style-name="OperatorTok">,</text:span><text:span text:style-name="NormalTok"><text:s text:c="1"/>followed by enter</text:span><text:span text:style-name="OperatorTok">.</text:span><text:span text:style-name="NormalTok"><text:s text:c="2"/></text:span><text:span text:style-name="DecValTok">4</text:span><text:span text:style-name="NormalTok">͟</text:span><text:span text:style-name="DecValTok">9</text:span><text:span text:style-name="NormalTok">͟</text:span><text:span text:style-name="DecValTok">3</text:span><text:span text:style-name="NormalTok">͟</text:span><text:span text:style-name="DecValTok">9</text:span><text:span text:style-name="NormalTok">͟</text:span><text:span text:style-name="DecValTok">1</text:span><text:span text:style-name="NormalTok">͟↵͟ <text:s text:c="1"/>Your id </text:span><text:span text:style-name="KeywordTok">is</text:span><text:span text:style-name="NormalTok"><text:s text:c="1"/>Jaylah49391 <text:s text:c="1"/>Press any key to </text:span><text:span text:style-name="KeywordTok">continue</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19">What is “an instance of a class”?</text:p>
          <text:p text:style-name="P19">Solution</text:p>
          <text:p text:style-name="P19">An object.</text:p>
        </text:list-item>
        <text:list-item>
          <text:p text:style-name="P19">Fill in the blanks: “A class asserts that every objects created using it should have ͟ ͟ ͟ ͟ ͟ ͟ ͟ ͟ ͟ ͟ ͟ ͟ ͟ ͟ ͟ ͟ ͟ ͟ ͟ ͟ ͟ ͟ ͟ ͟ ͟ ͟ ͟ ͟ (i.e.,”data”) and ͟ ͟ ͟ ͟ ͟ ͟ ͟ ͟ ͟ ͟ ͟ ͟ ͟ ͟ ͟ ͟ ͟ ͟ ͟ ͟ ͟ ͟ ͟ ͟ ͟ ͟ ͟ ͟ (i.e., “operations”).”</text:p>
          <text:p text:style-name="P19">Solution</text:p>
          <text:p text:style-name="P19">Attributes and methods.</text:p>
        </text:list-item>
        <text:list-item>
          <text:p text:style-name="P19">Give two access modifiers.</text:p>
          <text:p text:style-name="P19">Solution</text:p>
          <text:p text:style-name="P19"><text:span text:style-name="Source_Text"><text:span text:style-name="KeywordTok">public</text:span></text:span> and <text:span text:style-name="Source_Text"><text:span text:style-name="KeywordTok">private</text:span></text:span>.</text:p>
        </text:list-item>
        <text:list-item>
          <text:p text:style-name="P19">What, if any, is the difference between a parameter and an argument?</text:p>
          <text:p text:style-name="P19">Solution</text:p>
          <text:p text:style-name="P19">“Parameters” are called “formal parameters” and are used when defining the method, while “arguments” are called “actual parameters” and are used when calling the method. A method has parameters and takes arguments.</text:p>
        </text:list-item>
        <text:list-item>
          <text:p text:style-name="P19">Write a statement that creates a new object from the <text:span text:style-name="Source_Text"><text:span text:style-name="NormalTok">Rectangle</text:span></text:span> class.</text:p>
          <text:p text:style-name="P19">Solution</text:p>
          <text:p text:style-name="P19"><text:span text:style-name="Source_Text"><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span></text:p>
        </text:list-item>
        <text:list-item>
          <text:p text:style-name="P19">What is the purpose of the keyword <text:span text:style-name="Source_Text"><text:span text:style-name="KeywordTok">new</text:span></text:span>?</text:p>
          <text:p text:style-name="P19">Solution</text:p>
          <text:p text:style-name="P19">To create objects, to instantiate classes.</text:p>
        </text:list-item>
        <text:list-item>
          <text:p text:style-name="P19">Do different objects from the same class share their instance variables?</text:p>
          <text:p text:style-name="P19">Solution</text:p>
          <text:p text:style-name="P19">No, there is one instance variable per object.</text:p>
        </text:list-item>
        <text:list-item>
          <text:p text:style-name="P19">Briefly explain the difference between a local variable and an instance variable.</text:p>
          <text:p text:style-name="P19">Solution</text:p>
          <text:p text:style-name="P19">A local variable exists only within a single method; instance variables are available/accessible to all methods in a class.</text:p>
        </text:list-item>
        <text:list-item>
          <text:p text:style-name="P19">Suppose we have a <text:span text:style-name="Source_Text"><text:span text:style-name="NormalTok">Circle</text:span></text:span> class containing</text:p>
          <text:p text:style-name="Preformatted_20_Text">
<text:span text:style-name="KeywordTok">public</text:span><text:span text:style-name="NormalTok"><text:s text:c="1"/></text:span><text:span text:style-name="DataTypeTok">void</text:span><text:span text:style-name="NormalTok"><text:s text:c="1"/></text:span><text:span text:style-name="FunctionTok">SetRadius</text:span><text:span text:style-name="OperatorTok">(</text:span><text:span text:style-name="DataTypeTok">double</text:span><text:span text:style-name="NormalTok"><text:s text:c="1"/>radiusArgument</text:span><text:span text:style-name="OperatorTok">)</text:span>
</text:p>
          <text:p text:style-name="Preformatted_20_Text">
<text:span text:style-name="OperatorTok">{</text:span>
</text:p>
          <text:p text:style-name="Preformatted_20_Text">
<text:span text:style-name="NormalTok"><text:s text:c="4"/>radius </text:span><text:span text:style-name="OperatorTok">=</text:span><text:span text:style-name="NormalTok"><text:s text:c="1"/>radiusArgument</text:span><text:span text:style-name="OperatorTok">;</text:span>
</text:p>
          <text:p text:style-name="Preformatted_20_Text">
<text:span text:style-name="OperatorTok">}</text:span>
</text:p>
          <text:p text:style-name="P19">Write a statement that create a <text:span text:style-name="Source_Text"><text:span text:style-name="NormalTok">Circle</text:span></text:span> object, and one statement that sets its radius to 3.5.</text:p>
          <text:p text:style-name="P19">Solution</text:p>
          <text:p text:style-name="Preformatted_20_Text">
<text:span text:style-name="NormalTok">Circle theCircle </text:span><text:span text:style-name="OperatorTok">=</text:span><text:span text:style-name="NormalTok"><text:s text:c="1"/></text:span><text:span text:style-name="KeywordTok">new</text:span><text:span text:style-name="NormalTok"><text:s text:c="1"/></text:span><text:span text:style-name="FunctionTok">Circle</text:span><text:span text:style-name="OperatorTok">();</text:span>
</text:p>
          <text:p text:style-name="Preformatted_20_Text">
<text:span text:style-name="NormalTok">theCircle</text:span><text:span text:style-name="OperatorTok">.</text:span><text:span text:style-name="FunctionTok">SetRadius</text:span><text:span text:style-name="OperatorTok">(</text:span><text:span text:style-name="FloatTok">3.5</text:span><text:span text:style-name="OperatorTok">);</text:span>
</text:p>
        </text:list-item>
        <text:list-item>
          <text:p text:style-name="P19">Indicate the order of evaluation of the operators in each of the following C# operations by adding parenthesis or developping the expression one step at a time, and compute the resulting value:</text:p>
          <text:list>
            <text:list-item>
              <text:p text:style-name="P19"><text:span text:style-name="Source_Text"><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span></text:p>
            </text:list-item>
            <text:list-item>
              <text:p text:style-name="P19"><text:span text:style-name="Source_Text"><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item>
              <text:p text:style-name="P19"><text:span text:style-name="Source_Text"><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text:p>
            </text:list-item>
            <text:list-item>
              <text:p text:style-name="P19"><text:span text:style-name="Source_Text"><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span></text:p>
            </text:list-item>
          </text:list>
        </text:list-item>
        <text:list-item>
          <text:p text:style-name="P19">Write the complete implementation of a class that contains two attributes (with different data types), a setter for one attribute, a getter for the other attribute, a custom constructor, and a <text:span text:style-name="Source_Text"><text:span text:style-name="NormalTok">ToString</text:span></text:span> method. You can re-use an example from a lecture or a lab, as long as it satisfies those conditions, or you can invent one. No need to write an application program.</text:p>
          <text:p text:style-name="P19">Solution</text:p>
          <text:p text:style-name="P19">Note: In this solution, the Rectangle class from the lab was used, but any class fulfilling the requirements will work.</text:p>
          <text:p text:style-name="Preformatted_20_Text">
<text:span text:style-name="KeywordTok">class</text:span><text:span text:style-name="NormalTok"><text:s text:c="1"/>Rectangle</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length</text:span><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width</text:span><text:span text:style-name="OperatorTok">;</text:span>
</text:p>
          <text:p text:style-name="Preformatted_20_Text">
</text:p>
          <text:p text:style-name="Preformatted_20_Text">
<text:span text:style-name="NormalTok"><text:s text:c="4"/></text:span><text:span text:style-name="KeywordTok">public</text:span><text:span text:style-name="NormalTok"><text:s text:c="1"/></text:span><text:span text:style-name="FunctionTok">Rectangle</text:span><text:span text:style-name="OperatorTok">(</text:span><text:span text:style-name="DataTypeTok">int</text:span><text:span text:style-name="NormalTok"><text:s text:c="1"/>lengthP</text:span><text:span text:style-name="OperatorTok">,</text:span><text:span text:style-name="NormalTok"><text:s text:c="1"/></text:span><text:span text:style-name="DataTypeTok">int</text:span><text:span text:style-name="NormalTok"><text:s text:c="1"/>widthP</text:span><text:span text:style-name="OperatorTok">)</text:span>
</text:p>
          <text:p text:style-name="Preformatted_20_Text">
<text:span text:style-name="NormalTok"><text:s text:c="4"/></text:span><text:span text:style-name="OperatorTok">{</text:span>
</text:p>
          <text:p text:style-name="Preformatted_20_Text">
<text:span text:style-name="NormalTok"><text:s text:c="8"/>length </text:span><text:span text:style-name="OperatorTok">=</text:span><text:span text:style-name="NormalTok"><text:s text:c="1"/>lengthP</text:span><text:span text:style-name="OperatorTok">;</text:span>
</text:p>
          <text:p text:style-name="Preformatted_20_Text">
<text:span text:style-name="NormalTok"><text:s text:c="8"/>width </text:span><text:span text:style-name="OperatorTok">=</text:span><text:span text:style-name="NormalTok"><text:s text:c="1"/>widthP</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void</text:span><text:span text:style-name="NormalTok"><text:s text:c="1"/></text:span><text:span text:style-name="FunctionTok">SetLength</text:span><text:span text:style-name="OperatorTok">(</text:span><text:span text:style-name="DataTypeTok">int</text:span><text:span text:style-name="NormalTok"><text:s text:c="1"/>lengthParameter</text:span><text:span text:style-name="OperatorTok">)</text:span>
</text:p>
          <text:p text:style-name="Preformatted_20_Text">
<text:span text:style-name="NormalTok"><text:s text:c="4"/></text:span><text:span text:style-name="OperatorTok">{</text:span>
</text:p>
          <text:p text:style-name="Preformatted_20_Text">
<text:span text:style-name="NormalTok"><text:s text:c="8"/>length </text:span><text:span text:style-name="OperatorTok">=</text:span><text:span text:style-name="NormalTok"><text:s text:c="1"/>lengthParameter</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int</text:span><text:span text:style-name="NormalTok"><text:s text:c="1"/></text:span><text:span text:style-name="FunctionTok">GetWidth</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width</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text:span><text:span text:style-name="StringTok">"Length: "</text:span><text:span text:style-name="NormalTok"><text:s text:c="1"/></text:span><text:span text:style-name="OperatorTok">+</text:span><text:span text:style-name="NormalTok"><text:s text:c="1"/>length </text:span><text:span text:style-name="OperatorTok">+</text:span><text:span text:style-name="NormalTok"><text:s text:c="1"/></text:span><text:span text:style-name="StringTok">", Width: "</text:span><text:span text:style-name="NormalTok"><text:s text:c="1"/></text:span><text:span text:style-name="OperatorTok">+</text:span><text:span text:style-name="NormalTok"><text:s text:c="1"/>width</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item>
          <text:p text:style-name="P19">What does the keyword <text:span text:style-name="Source_Text"><text:span text:style-name="KeywordTok">return</text:span></text:span> do?</text:p>
          <text:p text:style-name="P19">Solution</text:p>
          <text:p text:style-name="P19">It is used by a method to return a value to the environment that called it.</text:p>
        </text:list-item>
        <text:list-item>
          <text:p text:style-name="P19">Write a get method for an instance variable named <text:span text:style-name="Source_Text"><text:span text:style-name="NormalTok">total</text:span></text:span> of type <text:span text:style-name="Source_Text"><text:span text:style-name="DataTypeTok">int</text:span></text:span>.</text:p>
          <text:p text:style-name="P19">Solution</text:p>
          <text:p text:style-name="P19"><text:span text:style-name="Source_Text"><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5"/></text:span><text:span text:style-name="OperatorTok">{</text:span><text:span text:style-name="NormalTok"><text:s text:c="10"/></text:span><text:span text:style-name="KeywordTok">return</text:span><text:span text:style-name="NormalTok"><text:s text:c="1"/>total</text:span><text:span text:style-name="OperatorTok">;</text:span><text:span text:style-name="NormalTok"><text:s text:c="5"/></text:span><text:span text:style-name="OperatorTok">}</text:span></text:span></text:p>
        </text:list-item>
        <text:list-item>
          <text:p text:style-name="P19">Write a getter for an attribute of type <text:span text:style-name="Source_Text"><text:span text:style-name="DataTypeTok">string</text:span></text:span> named <text:span text:style-name="Source_Text"><text:span text:style-name="NormalTok">myName</text:span></text:span>.</text:p>
          <text:p text:style-name="P19">Solution</text:p>
          <text:p text:style-name="P19"><text:span text:style-name="Source_Text"><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NormalTok"><text:s text:c="6"/></text:span><text:span text:style-name="OperatorTok">{</text:span><text:span text:style-name="NormalTok"><text:s text:c="10"/></text:span><text:span text:style-name="KeywordTok">return</text:span><text:span text:style-name="NormalTok"><text:s text:c="1"/>myName</text:span><text:span text:style-name="OperatorTok">;</text:span><text:span text:style-name="NormalTok"><text:s text:c="5"/></text:span><text:span text:style-name="OperatorTok">}</text:span></text:span></text:p>
        </text:list-item>
        <text:list-item>
          <text:p text:style-name="P19">Write a setter for an attribute of type <text:span text:style-name="Source_Text"><text:span text:style-name="DataTypeTok">int</text:span></text:span> named <text:span text:style-name="Source_Text"><text:span text:style-name="NormalTok">myAge</text:span></text:span>.</text:p>
          <text:p text:style-name="P19">Solution</text:p>
          <text:p text:style-name="P19"><text:span text:style-name="Source_Text"><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text:s text:c="6"/></text:span><text:span text:style-name="OperatorTok">{</text:span><text:span text:style-name="NormalTok"><text:s text:c="10"/>myAge </text:span><text:span text:style-name="OperatorTok">=</text:span><text:span text:style-name="NormalTok"><text:s text:c="1"/>paramMyAge</text:span><text:span text:style-name="OperatorTok">;</text:span><text:span text:style-name="NormalTok"><text:s text:c="6"/></text:span><text:span text:style-name="OperatorTok">}</text:span></text:span></text:p>
        </text:list-item>
        <text:list-item>
          <text:p text:style-name="P19">Assuming <text:span text:style-name="Source_Text"><text:span text:style-name="NormalTok">name</text:span></text:span> is a <text:span text:style-name="Source_Text"><text:span text:style-name="DataTypeTok">string</text:span></text:span> instance variable, there is problem with the following setter. Fix it.</text:p>
          <text:p text:style-name="Preformatted_20_Text">
<text:span text:style-name="KeywordTok">public</text:span><text:span text:style-name="NormalTok"><text:s text:c="1"/></text:span><text:span text:style-name="DataTypeTok">int</text:span><text:span text:style-name="NormalTok"><text:s text:c="1"/></text:span><text:span text:style-name="FunctionTok">SetName</text:span><text:span text:style-name="OperatorTok">(</text:span><text:span text:style-name="DataTypeTok">string</text:span><text:span text:style-name="NormalTok"><text:s text:c="1"/>val</text:span><text:span text:style-name="OperatorTok">){</text:span>
</text:p>
          <text:p text:style-name="Preformatted_20_Text">
<text:span text:style-name="NormalTok"><text:s text:c="4"/>name </text:span><text:span text:style-name="OperatorTok">=</text:span><text:span text:style-name="NormalTok"><text:s text:c="1"/>val</text:span><text:span text:style-name="OperatorTok">;</text:span>
</text:p>
          <text:p text:style-name="Preformatted_20_Text">
<text:span text:style-name="OperatorTok">}</text:span>
</text:p>
          <text:p text:style-name="P19">Solution</text:p>
          <text:p text:style-name="P19">It has the wrong return type, because it does not (and should not) return a value, i.e., replace <text:span text:style-name="Source_Text"><text:span text:style-name="DataTypeTok">int</text:span></text:span> with <text:span text:style-name="Source_Text"><text:span text:style-name="DataTypeTok">void</text:span></text:span>.</text:p>
        </text:list-item>
        <text:list-item>
          <text:p text:style-name="P19">Assume we have an instance of the <text:span text:style-name="Source_Text"><text:span text:style-name="NormalTok">Rectangle</text:span></text:span> class named <text:span text:style-name="Source_Text"><text:span text:style-name="NormalTok">myRect</text:span></text:span> and an instance of the <text:span text:style-name="Source_Text"><text:span text:style-name="NormalTok">Circle</text:span></text:span> class named <text:span text:style-name="Source_Text"><text:span text:style-name="NormalTok">myCircle</text:span></text:span>. Write statement(s) that will make the radius of <text:span text:style-name="Source_Text"><text:span text:style-name="NormalTok">myCircle</text:span></text:span> equal to the width of <text:span text:style-name="Source_Text"><text:span text:style-name="NormalTok">myRect</text:span></text:span>.</text:p>
          <text:p text:style-name="P19">Solution</text:p>
          <text:p text:style-name="P19"><text:span text:style-name="Source_Text"><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span></text:p>
        </text:list-item>
        <text:list-item>
          <text:p text:style-name="P19">Briefly describe what a format specifier is. Write a statement that uses one.</text:p>
          <text:p text:style-name="P19">Solution</text:p>
          <text:p text:style-name="P19">An indication to format a numerical value in a special way in a string. For example,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text:span> will display “65,536.00” on the screen after applying the <text:span text:style-name="Source_Text"><text:span text:style-name="OperatorTok">:</text:span><text:span text:style-name="NormalTok">N</text:span></text:span> format specifier to the value 65536.</text:p>
        </text:list-item>
        <text:list-item>
          <text:p text:style-name="P19">Write a statement that uses a format specifier.</text:p>
          <text:p text:style-name="P19">Solution</text:p>
          <text:p text:style-name="P19"><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myInt:C"</text:span><text:span text:style-name="OperatorTok">);</text:span></text:span></text:p>
        </text:list-item>
        <text:list-item>
          <text:p text:style-name="P19">Write a method for the <text:span text:style-name="Source_Text"><text:span text:style-name="NormalTok">Rectangle</text:span></text:span> class that divides the length and width of the calling object by a factor given as a parameter.</text:p>
          <text:p text:style-name="P19">Solution</text:p>
          <text:p text:style-name="P19"><text:span text:style-name="Source_Text"><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6"/></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10"/>width </text:span><text:span text:style-name="OperatorTok">/=</text:span><text:span text:style-name="NormalTok"><text:s text:c="1"/>factor</text:span><text:span text:style-name="OperatorTok">;</text:span><text:span text:style-name="NormalTok"><text:s text:c="5"/></text:span><text:span text:style-name="OperatorTok">}</text:span></text:span></text:p>
        </text:list-item>
        <text:list-item>
          <text:p text:style-name="P19">Draw the UML diagram of a class named “Student” with a single attribute, “name”, of type <text:span text:style-name="Source_Text"><text:span text:style-name="DataTypeTok">string</text:span></text:span>, and two methods, <text:span text:style-name="Source_Text"><text:span text:style-name="NormalTok">SetName</text:span></text:span> and <text:span text:style-name="Source_Text"><text:span text:style-name="NormalTok">GetName</text:span></text:span>.</text:p>
          <text:p text:style-name="P1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19">Write a <text:span text:style-name="Source_Text"><text:span text:style-name="NormalTok">ToString</text:span></text:span> method for a <text:span text:style-name="Source_Text"><text:span text:style-name="NormalTok">Account</text:span></text:span> class with two attributes, a <text:span text:style-name="Source_Text"><text:span text:style-name="DataTypeTok">string</text:span></text:span> attribute called <text:span text:style-name="Source_Text"><text:span text:style-name="NormalTok">name</text:span></text:span> and a <text:span text:style-name="Source_Text"><text:span text:style-name="DataTypeTok">decimal</text:span></text:span> attribute called <text:span text:style-name="Source_Text"><text:span text:style-name="NormalTok">amount</text:span></text:span>.</text:p>
          <text:p text:style-name="P19">Solution</text:p>
          <text:p text:style-name="P19"><text:span text:style-name="Source_Text"><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span text:style-name="NormalTok"><text:s text:c="6"/></text:span><text:span text:style-name="OperatorTok">{</text:span><text:span text:style-name="NormalTok"><text:s text:c="10"/></text:span><text:span text:style-name="KeywordTok">return</text:span><text:span text:style-name="NormalTok"><text:s text:c="1"/>$</text:span><text:span text:style-name="StringTok">"Account Name: {name}</text:span><text:span text:style-name="SpecialCharTok">\n</text:span><text:span text:style-name="StringTok">Account Balance: {amount}"</text:span><text:span text:style-name="OperatorTok">;</text:span><text:span text:style-name="NormalTok"><text:s text:c="5"/></text:span><text:span text:style-name="OperatorTok">}</text:span></text:span></text:p>
        </text:list-item>
        <text:list-item>
          <text:p text:style-name="P1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9">What is the name of the class, what are the methods and attributes of the class?</text:p>
          <text:p text:style-name="P19">Solution</text:p>
          <text:p text:style-name="P19">The class is named Circle, it has a single attribute (radius) and three methods (setRadius, getRadius and getArea).</text:p>
        </text:list-item>
        <text:list-item>
          <text:p text:style-name="P19">What does it mean to say that instance variables have a default initial value? How is that different from the variables we have been manipulating in the <text:span text:style-name="Source_Text"><text:span text:style-name="NormalTok">Main</text:span></text:span> method?</text:p>
          <text:p text:style-name="P19">Solution</text:p>
          <text:p text:style-name="P19">When we create an object, the instance variable get a default value. When we declare a variable, it is unassigned.</text:p>
        </text:list-item>
        <text:list-item>
          <text:p text:style-name="P19">Is it possible to have more than one constructor defined for a class? If yes, how can C# know which one is called?</text:p>
          <text:p text:style-name="P19">Solution</text:p>
          <text:p text:style-name="P19">Yes, by looking at the signature.</text:p>
        </text:list-item>
        <text:list-item>
          <text:p text:style-name="P19">What is the name of a constructor method? What is the return type of a constructor?</text:p>
          <text:p text:style-name="P19">Solution</text:p>
          <text:p text:style-name="P19">The name of the class. It does not have a return type, not even <text:span text:style-name="Source_Text"><text:span text:style-name="DataTypeTok">void</text:span></text:span>.</text:p>
        </text:list-item>
        <text:list-item>
          <text:p text:style-name="P19">Write a constructor for a <text:span text:style-name="Source_Text"><text:span text:style-name="NormalTok">Soda</text:span></text:span> class with one <text:span text:style-name="Source_Text"><text:span text:style-name="DataTypeTok">string</text:span></text:span> attribute called <text:span text:style-name="Source_Text"><text:span text:style-name="NormalTok">name</text:span></text:span>.</text:p>
          <text:p text:style-name="P19">Solution</text:p>
          <text:p text:style-name="P19"><text:span text:style-name="Source_Text"><text:span text:style-name="KeywordTok">public</text:span><text:span text:style-name="NormalTok"><text:s text:c="1"/></text:span><text:span text:style-name="FunctionTok">Soda</text:span><text:span text:style-name="OperatorTok">()</text:span><text:span text:style-name="NormalTok"><text:s text:c="6"/></text:span><text:span text:style-name="OperatorTok">{</text:span><text:span text:style-name="NormalTok"><text:s text:c="6"/>name </text:span><text:span text:style-name="OperatorTok">=</text:span><text:span text:style-name="NormalTok"><text:s text:c="1"/></text:span><text:span text:style-name="StringTok">"Generic"</text:span><text:span text:style-name="OperatorTok">;</text:span><text:span text:style-name="NormalTok"><text:s text:c="6"/></text:span><text:span text:style-name="OperatorTok">}</text:span></text:span></text:p>
        </text:list-item>
        <text:list-item>
          <text:p text:style-name="P19">Assume we have a <text:span text:style-name="Source_Text"><text:span text:style-name="NormalTok">Polygon</text:span></text:span> class, that have only one attribute, an <text:span text:style-name="Source_Text"><text:span text:style-name="DataTypeTok">int</text:span></text:span> called <text:span text:style-name="Source_Text"><text:span text:style-name="NormalTok">numberOfSides</text:span></text:span>. Write a constructor for that class.</text:p>
          <text:p text:style-name="P19">Solution</text:p>
          <text:p text:style-name="P19"><text:span text:style-name="Source_Text"><text:span text:style-name="KeywordTok">public</text:span><text:span text:style-name="NormalTok"><text:s text:c="1"/></text:span><text:span text:style-name="FunctionTok">Polygon</text:span><text:span text:style-name="NormalTok"><text:s text:c="1"/></text:span><text:span text:style-name="OperatorTok">(</text:span><text:span text:style-name="DataTypeTok">int</text:span><text:span text:style-name="NormalTok"><text:s text:c="1"/>numberOfSidesParam</text:span><text:span text:style-name="OperatorTok">)</text:span><text:span text:style-name="NormalTok"><text:s text:c="5"/></text:span><text:span text:style-name="OperatorTok">{</text:span><text:span text:style-name="NormalTok"><text:s text:c="9"/>numberOfSides </text:span><text:span text:style-name="OperatorTok">=</text:span><text:span text:style-name="NormalTok"><text:s text:c="1"/>numberOfSidesParam</text:span><text:span text:style-name="OperatorTok">;</text:span><text:span text:style-name="NormalTok"><text:s text:c="6"/></text:span><text:span text:style-name="OperatorTok">}</text:span></text:span></text:p>
        </text:list-item>
        <text:list-item>
          <text:p text:style-name="P19">What is the “default” constructor? Do we always have the possibility of using it?</text:p>
          <text:p text:style-name="P19">Solution</text:p>
          <text:p text:style-name="P19">The constructor provided with the class by default, that set all the attributes to their default values. If we define our own constructor, this one disappears.</text:p>
        </text:list-item>
        <text:list-item>
          <text:p text:style-name="P19">What is the return type of a <text:span text:style-name="Source_Text"><text:span text:style-name="NormalTok">ToString</text:span></text:span> method? How many arguments does it usually take?</text:p>
          <text:p text:style-name="P19">Solution</text:p>
          <text:p text:style-name="P19"><text:span text:style-name="Source_Text"><text:span text:style-name="DataTypeTok">string</text:span></text:span>; 0.</text:p>
        </text:list-item>
        <text:list-item>
          <text:p text:style-name="P19">Consider the following partial class definition:</text:p>
          <text:p text:style-name="Preformatted_20_Text">
<text:span text:style-name="KeywordTok">public</text:span><text:span text:style-name="NormalTok"><text:s text:c="1"/></text:span><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author</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publisher</text:span><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copiesSold</text:span><text:span text:style-name="OperatorTok">;</text:span>
</text:p>
          <text:p text:style-name="Preformatted_20_Text">
<text:span text:style-name="OperatorTok">}</text:span>
</text:p>
          <text:list>
            <text:list-item>
              <text:p text:style-name="P19">Write a statement that would create a <text:span text:style-name="Source_Text"><text:span text:style-name="NormalTok">Book</text:span></text:span> object.</text:p>
            </text:list-item>
            <text:list-item>
              <text:p text:style-name="P19">Write a “getter” and a “setter” for the <text:span text:style-name="Source_Text"><text:span text:style-name="NormalTok">title</text:span></text:span> attribute.</text:p>
            </text:list-item>
            <text:list-item>
              <text:p text:style-name="P19">Write a constructor for the <text:span text:style-name="Source_Text"><text:span text:style-name="NormalTok">Book</text:span></text:span> class taking at least one argument (you are free to decide which one(s)).</text:p>
            </text:list-item>
          </text:list>
          <text:p text:style-name="P19">Solution</text:p>
          <text:list>
            <text:list-item>
              <text:p text:style-name="P19"><text:span text:style-name="Source_Text"><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text:span> 2 and 3.</text:p>
            </text:list-item>
          </text:list>
          <text:p text:style-name="Preformatted_20_Text">
<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text:span><text:span text:style-name="KeywordTok">return</text:span><text:span text:style-name="NormalTok"><text:s text:c="1"/>title</text:span><text:span text:style-name="OperatorTok">;</text:span><text:span text:style-name="NormalTok"><text:s text:c="1"/></text:span>
</text:p>
          <text:p text:style-name="Preformatted_20_Text">
<text:span text:style-name="OperatorTok">}</text:span>
</text:p>
          <text:p text:style-name="Preformatted_20_Text">
</text:p>
          <text:p text:style-name="Preformatted_20_Text">
<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title </text:span><text:span text:style-name="OperatorTok">=</text:span><text:span text:style-name="NormalTok"><text:s text:c="1"/>titleP</text:span><text:span text:style-name="OperatorTok">;</text:span><text:span text:style-name="NormalTok"><text:s text:c="1"/></text:span>
</text:p>
          <text:p text:style-name="Preformatted_20_Text">
<text:span text:style-name="OperatorTok">}</text:span>
</text:p>
          <text:p text:style-name="Preformatted_20_Text">
</text:p>
          <text:p text:style-name="Preformatted_20_Text">
<text:span text:style-name="KeywordTok">public</text:span><text:span text:style-name="NormalTok"><text:s text:c="1"/></text:span><text:span text:style-name="FunctionTok">Book</text:span><text:span text:style-name="NormalTok"><text:s text:c="1"/></text:span><text:span text:style-name="OperatorTok">(</text:span><text:span text:style-name="DataTypeTok">string</text:span><text:span text:style-name="NormalTok"><text:s text:c="1"/>titleP</text:span><text:span text:style-name="OperatorTok">,</text:span><text:span text:style-name="NormalTok"><text:s text:c="1"/></text:span><text:span text:style-name="DataTypeTok">string</text:span><text:span text:style-name="NormalTok"><text:s text:c="1"/>authorP</text:span><text:span text:style-name="OperatorTok">,</text:span><text:span text:style-name="NormalTok"><text:s text:c="1"/></text:span><text:span text:style-name="DataTypeTok">string</text:span><text:span text:style-name="NormalTok"><text:s text:c="1"/>pubP</text:span><text:span text:style-name="OperatorTok">,</text:span><text:span text:style-name="NormalTok"><text:s text:c="1"/></text:span><text:span text:style-name="DataTypeTok">int</text:span><text:span text:style-name="NormalTok"><text:s text:c="1"/>copiesP</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title </text:span><text:span text:style-name="OperatorTok">=</text:span><text:span text:style-name="NormalTok"><text:s text:c="1"/>titleP</text:span><text:span text:style-name="OperatorTok">;</text:span><text:span text:style-name="NormalTok"><text:s text:c="1"/></text:span>
</text:p>
          <text:p text:style-name="Preformatted_20_Text">
<text:span text:style-name="NormalTok"><text:s text:c="4"/>author </text:span><text:span text:style-name="OperatorTok">=</text:span><text:span text:style-name="NormalTok"><text:s text:c="1"/>authorP</text:span><text:span text:style-name="OperatorTok">;</text:span><text:span text:style-name="NormalTok"><text:s text:c="1"/></text:span>
</text:p>
          <text:p text:style-name="Preformatted_20_Text">
<text:span text:style-name="NormalTok"><text:s text:c="4"/>publisher </text:span><text:span text:style-name="OperatorTok">=</text:span><text:span text:style-name="NormalTok"><text:s text:c="1"/>pubP</text:span><text:span text:style-name="OperatorTok">;</text:span><text:span text:style-name="NormalTok"><text:s text:c="1"/></text:span>
</text:p>
          <text:p text:style-name="Preformatted_20_Text">
<text:span text:style-name="NormalTok"><text:s text:c="4"/>copiesSold </text:span><text:span text:style-name="OperatorTok">=</text:span><text:span text:style-name="NormalTok"><text:s text:c="1"/>copiesP </text:span>
</text:p>
          <text:p text:style-name="Preformatted_20_Text">
<text:span text:style-name="OperatorTok">}</text:span>
</text:p>
        </text:list-item>
        <text:list-item>
          <text:p text:style-name="P19">Consider the following partial class definition:</text:p>
          <text:p text:style-name="Preformatted_20_Text">
<text:span text:style-name="KeywordTok">class</text:span><text:span text:style-name="NormalTok"><text:s text:c="1"/>DVD</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9">Write a “setter” for the <text:span text:style-name="Source_Text"><text:span text:style-name="NormalTok">title</text:span></text:span> attribute.</text:p>
            </text:list-item>
            <text:list-item>
              <text:p text:style-name="P19">Write a constructor for the <text:span text:style-name="Source_Text"><text:span text:style-name="NormalTok">DVD</text:span></text:span> class that takes two arguments.</text:p>
            </text:list-item>
            <text:list-item>
              <text:p text:style-name="P19">Write a method called <text:span text:style-name="Source_Text"><text:span text:style-name="NormalTok">Discount</text:span></text:span> that decreases the <text:span text:style-name="Source_Text"><text:span text:style-name="NormalTok">price</text:span></text:span> attribute by 20.55%.</text:p>
            </text:list-item>
            <text:list-item>
              <text:p text:style-name="P19">Write a (good, informative) <text:span text:style-name="Source_Text"><text:span text:style-name="NormalTok">ToString</text:span></text:span> method for the class.</text:p>
            </text:list-item>
            <text:list-item>
              <text:p text:style-name="P19">Write statements that ask the user to enter a price and then create a <text:span text:style-name="Source_Text"><text:span text:style-name="NormalTok">DVD</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9">Draw the UML class diagram for the class you obtained by adding the above four methods to our original class definition.</text:p>
            </text:list-item>
          </text:list>
          <text:p text:style-name="P19">Solution</text:p>
          <text:p text:style-name="Preformatted_20_Text">
<text:span text:style-name="NormalTok"><text:s text:c="1"/></text:span><text:span text:style-name="KeywordTok">class</text:span><text:span text:style-name="NormalTok"><text:s text:c="1"/>DVD</text:span>
</text:p>
          <text:p text:style-name="Preformatted_20_Text">
<text:span text:style-name="NormalTok"><text:s text:c="1"/></text:span><text:span text:style-name="OperatorTok">{</text:span>
</text:p>
          <text:p text:style-name="Preformatted_20_Text">
<text:span text:style-name="NormalTok"><text:s text:c="5"/></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5"/></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
</text:p>
          <text:p text:style-name="Preformatted_20_Text">
<text:span text:style-name="NormalTok"><text:s text:c="5"/></text:span><text:span text:style-name="OperatorTok">{</text:span>
</text:p>
          <text:p text:style-name="Preformatted_20_Text">
<text:span text:style-name="NormalTok"><text:s text:c="9"/>title </text:span><text:span text:style-name="OperatorTok">=</text:span><text:span text:style-name="NormalTok"><text:s text:c="1"/>titleP</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FunctionTok">DVD</text:span><text:span text:style-name="OperatorTok">(</text:span><text:span text:style-name="DataTypeTok">string</text:span><text:span text:style-name="NormalTok"><text:s text:c="1"/>titleP</text:span><text:span text:style-name="OperatorTok">,</text:span><text:span text:style-name="NormalTok"><text:s text:c="1"/></text:span><text:span text:style-name="DataTypeTok">decimal</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span text:style-name="NormalTok"><text:s text:c="9"/>title </text:span><text:span text:style-name="OperatorTok">=</text:span><text:span text:style-name="NormalTok"><text:s text:c="1"/>titleP</text:span><text:span text:style-name="OperatorTok">;</text:span>
</text:p>
          <text:p text:style-name="Preformatted_20_Text">
<text:span text:style-name="NormalTok"><text:s text:c="9"/>price </text:span><text:span text:style-name="OperatorTok">=</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void</text:span><text:span text:style-name="NormalTok"><text:s text:c="1"/></text:span><text:span text:style-name="FunctionTok">Discount</text:span><text:span text:style-name="OperatorTok">()</text:span>
</text:p>
          <text:p text:style-name="Preformatted_20_Text">
<text:span text:style-name="NormalTok"><text:s text:c="5"/></text:span><text:span text:style-name="OperatorTok">{</text:span>
</text:p>
          <text:p text:style-name="Preformatted_20_Text">
<text:span text:style-name="NormalTok"><text:s text:c="9"/>price </text:span><text:span text:style-name="OperatorTok">-=</text:span><text:span text:style-name="NormalTok"><text:s text:c="1"/>price </text:span><text:span text:style-name="OperatorTok">*</text:span><text:span text:style-name="NormalTok"><text:s text:c="1"/></text:span><text:span text:style-name="FloatTok">0.2055</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NormalTok"><text:s text:c="5"/></text:span><text:span text:style-name="OperatorTok">{</text:span>
</text:p>
          <text:p text:style-name="Preformatted_20_Text">
<text:span text:style-name="NormalTok"><text:s text:c="9"/></text:span><text:span text:style-name="KeywordTok">return</text:span><text:span text:style-name="NormalTok"><text:s text:c="1"/>$</text:span><text:span text:style-name="StringTok">"DVD Title: {title}</text:span><text:span text:style-name="SpecialCharTok">\n</text:span><text:span text:style-name="StringTok">DVD Price: {price}"</text:span>
</text:p>
          <text:p text:style-name="Preformatted_20_Text">
<text:span text:style-name="NormalTok"><text:s text:c="5"/></text:span><text:span text:style-name="OperatorTok">}</text:span>
</text:p>
          <text:p text:style-name="Preformatted_20_Text">
<text:span text:style-name="NormalTok"><text:s text:c="1"/></text:span><text:span text:style-name="OperatorTok">}</text:span>
</text:p>
          <text:p text:style-name="Preformatted_20_Text">
</text:p>
          <text:p text:style-name="Preformatted_20_Text">
<text:span text:style-name="NormalTok"><text:s text:c="1"/></text:span><text:span text:style-name="CommentTok">//program.cs</text:span>
</text:p>
          <text:p text:style-name="Preformatted_20_Text">
<text:span text:style-name="NormalTok"><text:s text:c="1"/>Console</text:span><text:span text:style-name="OperatorTok">.</text:span><text:span text:style-name="FunctionTok">WriteLine</text:span><text:span text:style-name="OperatorTok">(</text:span><text:span text:style-name="StringTok">"What should the price be for the movie "</text:span><text:span text:style-name="NormalTok">Ender's Game</text:span><text:span text:style-name="OperatorTok">?</text:span><text:span text:style-name="StringTok">");</text:span>
</text:p>
          <text:p text:style-name="Preformatted_20_Text">
<text:span text:style-name="NormalTok"><text:s text:c="1"/>DVD myDVD </text:span><text:span text:style-name="OperatorTok">=</text:span><text:span text:style-name="NormalTok"><text:s text:c="1"/></text:span><text:span text:style-name="KeywordTok">new</text:span><text:span text:style-name="NormalTok"><text:s text:c="1"/></text:span><text:span text:style-name="FunctionTok">DVD</text:span><text:span text:style-name="OperatorTok">(</text:span><text:span text:style-name="StringTok">"Ender's Game"</text:span><text:span text:style-name="OperatorTok">,</text:span><text:span text:style-name="NormalTok"><text:s text:c="1"/></text:span><text:span text:style-name="DataTypeTok">decimal</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19">Note: This is not the only answer, but is the most optimal.</text:p>
        </text:list-item>
        <text:list-item>
          <text:p text:style-name="P19">Consider the following partial class definition:</text:p>
          <text:p text:style-name="Preformatted_20_Text">
<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9">Write a “getter” for the <text:span text:style-name="Source_Text"><text:span text:style-name="NormalTok">title</text:span></text:span> attribute.</text:p>
            </text:list-item>
            <text:list-item>
              <text:p text:style-name="P19">Write a constructor for the <text:span text:style-name="Source_Text"><text:span text:style-name="NormalTok">Book</text:span></text:span> class that takes two arguments.</text:p>
            </text:list-item>
            <text:list-item>
              <text:p text:style-name="P19">Write a method called <text:span text:style-name="Source_Text"><text:span text:style-name="NormalTok">AddTaxes</text:span></text:span> that increases the <text:span text:style-name="Source_Text"><text:span text:style-name="NormalTok">price</text:span></text:span> attribute by 6.35%.</text:p>
            </text:list-item>
            <text:list-item>
              <text:p text:style-name="P19">Write a (good, informative) <text:span text:style-name="Source_Text"><text:span text:style-name="NormalTok">ToString</text:span></text:span> method for that class.</text:p>
            </text:list-item>
            <text:list-item>
              <text:p text:style-name="P19">Write statements that ask the user to enter a price and then create a <text:span text:style-name="Source_Text"><text:span text:style-name="NormalTok">Book</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9">Draw the UML class diagram for the class you obtained by adding the above four methods to our original class definition.</text:p>
            </text:list-item>
          </text:list>
          <text:p text:style-name="P19">Solution</text:p>
          <text:p text:style-name="Preformatted_20_Text">
<text:span text:style-name="NormalTok"><text:s text:c="1"/></text:span><text:span text:style-name="KeywordTok">class</text:span><text:span text:style-name="NormalTok"><text:s text:c="1"/>Book</text:span>
</text:p>
          <text:p text:style-name="Preformatted_20_Text">
<text:span text:style-name="NormalTok"><text:s text:c="1"/></text:span><text:span text:style-name="OperatorTok">{</text:span>
</text:p>
          <text:p text:style-name="Preformatted_20_Text">
<text:span text:style-name="NormalTok"><text:s text:c="5"/></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5"/></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itle</text:span><text:span text:style-name="OperatorTok">;</text:span><text:span text:style-name="NormalTok"><text:s text:c="1"/></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FunctionTok">Book</text:span><text:span text:style-name="OperatorTok">(</text:span><text:span text:style-name="DataTypeTok">string</text:span><text:span text:style-name="NormalTok"><text:s text:c="1"/>titleP</text:span><text:span text:style-name="OperatorTok">,</text:span><text:span text:style-name="NormalTok"><text:s text:c="1"/></text:span><text:span text:style-name="DataTypeTok">decimal</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span text:style-name="NormalTok"><text:s text:c="9"/>title </text:span><text:span text:style-name="OperatorTok">=</text:span><text:span text:style-name="NormalTok"><text:s text:c="1"/>titleP</text:span><text:span text:style-name="OperatorTok">;</text:span>
</text:p>
          <text:p text:style-name="Preformatted_20_Text">
<text:span text:style-name="NormalTok"><text:s text:c="9"/>price </text:span><text:span text:style-name="OperatorTok">=</text:span><text:span text:style-name="NormalTok"><text:s text:c="1"/>priceP</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DataTypeTok">void</text:span><text:span text:style-name="NormalTok"><text:s text:c="1"/></text:span><text:span text:style-name="FunctionTok">AddTaxes</text:span><text:span text:style-name="OperatorTok">()</text:span>
</text:p>
          <text:p text:style-name="Preformatted_20_Text">
<text:span text:style-name="NormalTok"><text:s text:c="5"/></text:span><text:span text:style-name="OperatorTok">{</text:span>
</text:p>
          <text:p text:style-name="Preformatted_20_Text">
<text:span text:style-name="NormalTok"><text:s text:c="9"/>price </text:span><text:span text:style-name="OperatorTok">*=</text:span><text:span text:style-name="NormalTok"><text:s text:c="1"/></text:span><text:span text:style-name="FloatTok">1.0635m</text:span><text:span text:style-name="OperatorTok">;</text:span>
</text:p>
          <text:p text:style-name="Preformatted_20_Text">
<text:span text:style-name="NormalTok"><text:s text:c="5"/></text:span><text:span text:style-name="OperatorTok">}</text:span>
</text:p>
          <text:p text:style-name="Preformatted_20_Text">
</text:p>
          <text:p text:style-name="Preformatted_20_Text">
<text:span text:style-name="NormalTok"><text:s text:c="5"/></text:span><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NormalTok"><text:s text:c="5"/></text:span><text:span text:style-name="OperatorTok">{</text:span>
</text:p>
          <text:p text:style-name="Preformatted_20_Text">
<text:span text:style-name="NormalTok"><text:s text:c="9"/></text:span><text:span text:style-name="KeywordTok">return</text:span><text:span text:style-name="NormalTok"><text:s text:c="1"/>$</text:span><text:span text:style-name="StringTok">"Book Title: {title}, Price: {price}."</text:span><text:span text:style-name="OperatorTok">;</text:span>
</text:p>
          <text:p text:style-name="Preformatted_20_Text">
<text:span text:style-name="NormalTok"><text:s text:c="5"/></text:span><text:span text:style-name="OperatorTok">}</text:span>
</text:p>
          <text:p text:style-name="Preformatted_20_Text">
<text:span text:style-name="NormalTok"><text:s text:c="1"/></text:span><text:span text:style-name="OperatorTok">}</text:span>
</text:p>
          <text:p text:style-name="Preformatted_20_Text">
</text:p>
          <text:p text:style-name="Preformatted_20_Text">
<text:span text:style-name="NormalTok"><text:s text:c="1"/></text:span><text:span text:style-name="CommentTok">//program.cs</text:span>
</text:p>
          <text:p text:style-name="Preformatted_20_Text">
<text:span text:style-name="NormalTok"><text:s text:c="1"/>Console</text:span><text:span text:style-name="OperatorTok">.</text:span><text:span text:style-name="FunctionTok">WriteLine</text:span><text:span text:style-name="OperatorTok">(</text:span><text:span text:style-name="StringTok">"What should the price be for the book "</text:span><text:span text:style-name="NormalTok">Ender's Game</text:span><text:span text:style-name="OperatorTok">?</text:span><text:span text:style-name="StringTok">");</text:span>
</text:p>
          <text:p text:style-name="Preformatted_20_Text">
<text:span text:style-name="NormalTok"><text:s text:c="1"/>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text:span text:style-name="StringTok">"Ender's Game"</text:span><text:span text:style-name="OperatorTok">,</text:span><text:span text:style-name="NormalTok"><text:s text:c="1"/></text:span><text:span text:style-name="DataTypeTok">decimal</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19">Note: This is not the only answer, but is the most optimal.</text:p>
        </text:list-item>
        <text:list-item>
          <text:p text:style-name="P19">Assume that my <text:span text:style-name="Source_Text"><text:span text:style-name="NormalTok">Pet</text:span></text:span> class contains one custom constructor:</text:p>
          <text:p text:style-name="Preformatted_20_Text">
<text:span text:style-name="KeywordTok">public</text:span><text:span text:style-name="NormalTok"><text:s text:c="1"/></text:span><text:span text:style-name="FunctionTok">Pet</text:span><text:span text:style-name="OperatorTok">(</text:span><text:span text:style-name="DataTypeTok">string</text:span><text:span text:style-name="NormalTok"><text:s text:c="1"/>nameP</text:span><text:span text:style-name="OperatorTok">,</text:span><text:span text:style-name="NormalTok"><text:s text:c="1"/></text:span><text:span text:style-name="DataTypeTok">char</text:span><text:span text:style-name="NormalTok"><text:s text:c="1"/>genderP</text:span><text:span text:style-name="OperatorTok">){</text:span>
</text:p>
          <text:p text:style-name="Preformatted_20_Text">
<text:span text:style-name="NormalTok"><text:s text:c="4"/>name </text:span><text:span text:style-name="OperatorTok">=</text:span><text:span text:style-name="NormalTok"><text:s text:c="1"/>nameP</text:span><text:span text:style-name="OperatorTok">;</text:span>
</text:p>
          <text:p text:style-name="Preformatted_20_Text">
<text:span text:style-name="NormalTok"><text:s text:c="4"/>gender </text:span><text:span text:style-name="OperatorTok">=</text:span><text:span text:style-name="NormalTok"><text:s text:c="1"/>genderP</text:span><text:span text:style-name="OperatorTok">;</text:span>
</text:p>
          <text:p text:style-name="Preformatted_20_Text">
<text:span text:style-name="OperatorTok">}</text:span>
</text:p>
          <text:p text:style-name="P19">What is the problem with the following statement?</text:p>
          <text:p text:style-name="Preformatted_20_Text">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CharTok">'M'</text:span><text:span text:style-name="OperatorTok">,</text:span><text:span text:style-name="NormalTok"><text:s text:c="1"/></text:span><text:span text:style-name="StringTok">"Bob"</text:span><text:span text:style-name="OperatorTok">);</text:span>
</text:p>
          <text:p text:style-name="P19">Solution</text:p>
          <text:p text:style-name="P19">The method has for parameters a <text:span text:style-name="Source_Text"><text:span text:style-name="DataTypeTok">string</text:span></text:span> and a <text:span text:style-name="Source_Text"><text:span text:style-name="DataTypeTok">char</text:span></text:span>, but the problematic statement calls it with a <text:span text:style-name="Source_Text"><text:span text:style-name="DataTypeTok">char</text:span></text:span> and a <text:span text:style-name="Source_Text"><text:span text:style-name="DataTypeTok">string</text:span></text:span>: the order of the arguments is wrong, it should be <text:span text:style-name="Source_Text"><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span>.</text:p>
        </text:list-item>
        <text:list-item>
          <text:p text:style-name="P19">Why would one want to define a constructor for a class?</text:p>
          <text:p text:style-name="P19">Solution</text:p>
          <text:p text:style-name="P1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0">You are going to design a class named <text:span text:style-name="Source_Text"><text:span text:style-name="NormalTok">Triangle</text:span></text:span>. A triangle has three angles, but knowing the value of only two angles is sufficient to determine the value of the third, since they always add up to 180°. Hence, it is sufficient to have only two <text:span text:style-name="Source_Text"><text:span text:style-name="DataTypeTok">double</text:span></text:span> attributes, <text:span text:style-name="Source_Text"><text:span text:style-name="NormalTok">angle1</text:span></text:span> and <text:span text:style-name="Source_Text"><text:span text:style-name="NormalTok">angle2</text:span></text:span>. We want to define several methods:</text:p>
          <text:list text:style-name="L9">
            <text:list-item>
              <text:p text:style-name="P21">a no-arg constructor that sets the value of <text:span text:style-name="Source_Text"><text:span text:style-name="NormalTok">angle1</text:span></text:span> to <draw:frame draw:style-name="fr1" text:anchor-type="as-char"><draw:object xlink:href="Formula-40/" xlink:type="simple" xlink:show="embed" xlink:actuate="onLoad"/></draw:frame> and the value of <text:span text:style-name="Source_Text"><text:span text:style-name="NormalTok">angle2</text:span></text:span> to <draw:frame draw:style-name="fr1" text:anchor-type="as-char"><draw:object xlink:href="Formula-42/" xlink:type="simple" xlink:show="embed" xlink:actuate="onLoad"/></draw:frame>,</text:p>
            </text:list-item>
            <text:list-item>
              <text:p text:style-name="P21">another constructor, that takes two arguments, and assigns to <text:span text:style-name="Source_Text"><text:span text:style-name="NormalTok">angle1</text:span></text:span> the value of the first argument, and assigns to <text:span text:style-name="Source_Text"><text:span text:style-name="NormalTok">angle2</text:span></text:span> the value of the second argument,</text:p>
            </text:list-item>
            <text:list-item>
              <text:p text:style-name="P21">getters for <text:span text:style-name="Source_Text"><text:span text:style-name="NormalTok">angle1</text:span></text:span> and <text:span text:style-name="Source_Text"><text:span text:style-name="NormalTok">angle2</text:span></text:span>,</text:p>
            </text:list-item>
            <text:list-item>
              <text:p text:style-name="P21">a method that computes and returns the value of the third angle, that we name <text:span text:style-name="Source_Text"><text:span text:style-name="NormalTok">ComputeAngle3</text:span></text:span>,</text:p>
            </text:list-item>
            <text:list-item>
              <text:p text:style-name="P21">a method that rotate the triangle: the value of the first angle should be replaced with the value of the second angle, and the value of the second angle should be replaced with the value of the third angle.</text:p>
            </text:list-item>
          </text:list>
          <text:list>
            <text:list-item>
              <text:p text:style-name="P21">Write the UML diagram for the <text:span text:style-name="Source_Text"><text:span text:style-name="NormalTok">Triangle</text:span></text:span> class.</text:p>
            </text:list-item>
            <text:list-item>
              <text:p text:style-name="P21">Write the full, compilable implementation of the <text:span text:style-name="Source_Text"><text:span text:style-name="NormalTok">Triangle</text:span></text:span> class.</text:p>
            </text:list-item>
          </text:list>
          <text:p text:style-name="P20">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reformatted_20_Text">
<text:span text:style-name="KeywordTok">class</text:span><text:span text:style-name="NormalTok"><text:s text:c="1"/>Triangle</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double</text:span><text:span text:style-name="NormalTok"><text:s text:c="1"/>angle1</text:span><text:span text:style-name="OperatorTok">;</text:span>
</text:p>
          <text:p text:style-name="Preformatted_20_Text">
<text:span text:style-name="NormalTok"><text:s text:c="4"/></text:span><text:span text:style-name="KeywordTok">private</text:span><text:span text:style-name="NormalTok"><text:s text:c="1"/></text:span><text:span text:style-name="DataTypeTok">double</text:span><text:span text:style-name="NormalTok"><text:s text:c="1"/>angle2</text:span><text:span text:style-name="OperatorTok">;</text:span>
</text:p>
          <text:p text:style-name="Preformatted_20_Text">
<text:span text:style-name="NormalTok"><text:s text:c="4"/></text:span><text:span text:style-name="KeywordTok">public</text:span><text:span text:style-name="NormalTok"><text:s text:c="1"/></text:span><text:span text:style-name="FunctionTok">Triangle</text:span><text:span text:style-name="OperatorTok">()</text:span>
</text:p>
          <text:p text:style-name="Preformatted_20_Text">
<text:span text:style-name="NormalTok"><text:s text:c="4"/></text:span><text:span text:style-name="OperatorTok">{</text:span>
</text:p>
          <text:p text:style-name="Preformatted_20_Text">
<text:span text:style-name="NormalTok"><text:s text:c="8"/>angle1 </text:span><text:span text:style-name="OperatorTok">=</text:span><text:span text:style-name="NormalTok"><text:s text:c="1"/></text:span><text:span text:style-name="DecValTok">60</text:span><text:span text:style-name="OperatorTok">;</text:span>
</text:p>
          <text:p text:style-name="Preformatted_20_Text">
<text:span text:style-name="NormalTok"><text:s text:c="8"/>angle2 </text:span><text:span text:style-name="OperatorTok">=</text:span><text:span text:style-name="NormalTok"><text:s text:c="1"/></text:span><text:span text:style-name="DecValTok">60</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FunctionTok">Triangle</text:span><text:span text:style-name="OperatorTok">(</text:span><text:span text:style-name="DataTypeTok">double</text:span><text:span text:style-name="NormalTok"><text:s text:c="1"/>angle1Param</text:span><text:span text:style-name="OperatorTok">,</text:span><text:span text:style-name="NormalTok"><text:s text:c="1"/></text:span><text:span text:style-name="DataTypeTok">double</text:span><text:span text:style-name="NormalTok"><text:s text:c="1"/>angle2Param</text:span><text:span text:style-name="OperatorTok">)</text:span>
</text:p>
          <text:p text:style-name="Preformatted_20_Text">
<text:span text:style-name="NormalTok"><text:s text:c="4"/></text:span><text:span text:style-name="OperatorTok">{</text:span>
</text:p>
          <text:p text:style-name="Preformatted_20_Text">
<text:span text:style-name="NormalTok"><text:s text:c="8"/>angle1 </text:span><text:span text:style-name="OperatorTok">=</text:span><text:span text:style-name="NormalTok"><text:s text:c="1"/>angle1Param</text:span><text:span text:style-name="OperatorTok">;</text:span>
</text:p>
          <text:p text:style-name="Preformatted_20_Text">
<text:span text:style-name="NormalTok"><text:s text:c="8"/>angle2 </text:span><text:span text:style-name="OperatorTok">=</text:span><text:span text:style-name="NormalTok"><text:s text:c="1"/>angle2Param</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double</text:span><text:span text:style-name="NormalTok"><text:s text:c="1"/></text:span><text:span text:style-name="FunctionTok">GetAngle1</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angle1</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double</text:span><text:span text:style-name="NormalTok"><text:s text:c="1"/></text:span><text:span text:style-name="FunctionTok">GetAngle2</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angle2</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double</text:span><text:span text:style-name="NormalTok"><text:s text:c="1"/></text:span><text:span text:style-name="FunctionTok">ComputeAngle3</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KeywordTok">return</text:span><text:span text:style-name="NormalTok"><text:s text:c="1"/></text:span><text:span text:style-name="DecValTok">180</text:span><text:span text:style-name="NormalTok"><text:s text:c="1"/></text:span><text:span text:style-name="OperatorTok">-</text:span><text:span text:style-name="NormalTok"><text:s text:c="1"/>angle1 </text:span><text:span text:style-name="OperatorTok">-</text:span><text:span text:style-name="NormalTok"><text:s text:c="1"/>angle2</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public</text:span><text:span text:style-name="NormalTok"><text:s text:c="1"/></text:span><text:span text:style-name="DataTypeTok">void</text:span><text:span text:style-name="NormalTok"><text:s text:c="1"/></text:span><text:span text:style-name="FunctionTok">Rotate</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DataTypeTok">double</text:span><text:span text:style-name="NormalTok"><text:s text:c="1"/>oldAngle3 </text:span><text:span text:style-name="OperatorTok">=</text:span><text:span text:style-name="NormalTok"><text:s text:c="1"/></text:span><text:span text:style-name="FunctionTok">ComputeAngle3</text:span><text:span text:style-name="OperatorTok">();</text:span>
</text:p>
          <text:p text:style-name="Preformatted_20_Text">
<text:span text:style-name="NormalTok"><text:s text:c="8"/>angle1 </text:span><text:span text:style-name="OperatorTok">=</text:span><text:span text:style-name="NormalTok"><text:s text:c="1"/>angle2</text:span><text:span text:style-name="OperatorTok">;</text:span>
</text:p>
          <text:p text:style-name="Preformatted_20_Text">
<text:span text:style-name="NormalTok"><text:s text:c="8"/>angle2 </text:span><text:span text:style-name="OperatorTok">=</text:span><text:span text:style-name="NormalTok"><text:s text:c="1"/>oldAngle3</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2">What is sequential processing?</text:p>
          <text:p text:style-name="P22">Solution</text:p>
          <text:p text:style-name="P22">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2">What is a decision structure?</text:p>
          <text:p text:style-name="P22">Solution</text:p>
          <text:p text:style-name="P22">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2">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span></text:p>
            </text:list-item>
            <text:list-item>
              <text:p text:style-name="P22"><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span></text:p>
            </text:list-item>
            <text:list-item>
              <text:p text:style-name="P22"><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p text:style-name="P22">Solution</text:p>
              <text:list>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
            </text:list-item>
          </text:list>
        </text:list-item>
        <text:list-item>
          <text:p text:style-name="P22">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span></text:p>
            </text:list-item>
            <text:list-item>
              <text:p text:style-name="P22"><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span></text:p>
            </text:list-item>
            <text:list-item>
              <text:p text:style-name="P22"><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p text:style-name="P22">Solution</text:p>
              <text:list>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
            </text:list-item>
          </text:list>
        </text:list-item>
        <text:list-item>
          <text:p text:style-name="P22">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2"><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2"><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span></text:p>
              <text:p text:style-name="P22">Solution</text:p>
              <text:list>
                <text:list-item>
                  <text:p text:style-name="P22"><text:span text:style-name="Source_Text"><text:span text:style-name="KeywordTok">fals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
            </text:list-item>
          </text:list>
        </text:list-item>
        <text:list-item>
          <text:p text:style-name="P22">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2"><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2"><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2"><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2"><text:span text:style-name="Source_Text"><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span></text:p>
              <text:p text:style-name="P22">Solution</text:p>
              <text:list>
                <text:list-item>
                  <text:p text:style-name="P22"><text:span text:style-name="Source_Text"><text:span text:style-name="KeywordTok">true</text:span></text:span></text:p>
                </text:list-item>
                <text:list-item>
                  <text:p text:style-name="P22"><text:span text:style-name="Source_Text"><text:span text:style-name="KeywordTok">true</text:span></text:span></text:p>
                </text:list-item>
                <text:list-item>
                  <text:p text:style-name="P22"><text:span text:style-name="Source_Text"><text:span text:style-name="KeywordTok">false</text:span></text:span></text:p>
                </text:list-item>
                <text:list-item>
                  <text:p text:style-name="P22"><text:span text:style-name="Source_Text"><text:span text:style-name="KeywordTok">true</text:span></text:span></text:p>
                </text:list-item>
              </text:list>
            </text:list-item>
          </text:list>
        </text:list-item>
        <text:list-item>
          <text:p text:style-name="P22">What relational operator is used to determine whenever two values are different?</text:p>
          <text:p text:style-name="P22">Solution</text:p>
          <text:p text:style-name="P22"><text:span text:style-name="Source_Text"><text:span text:style-name="OperatorTok">!=</text:span></text:span></text:p>
        </text:list-item>
        <text:list-item>
          <text:p text:style-name="P22">How do you store the result of a Boolean expression?</text:p>
          <text:p text:style-name="P22">Solution</text:p>
          <text:p text:style-name="P22">In a variable of type <text:span text:style-name="Source_Text"><text:span text:style-name="DataTypeTok">bool</text:span></text:span>. Its two possible values are <text:span text:style-name="Source_Text"><text:span text:style-name="KeywordTok">true</text:span></text:span> and <text:span text:style-name="Source_Text"><text:span text:style-name="KeywordTok">false</text:span></text:span>.</text:p>
        </text:list-item>
        <text:list-item>
          <text:p text:style-name="P22">Give three relational operators, and then two logical operators.</text:p>
          <text:p text:style-name="P22">Solution</text:p>
          <text:p text:style-name="P22">Possible answers: <text:span text:style-name="Source_Text"><text:span text:style-name="OperatorTok">&lt;=</text:span></text:span>, <text:span text:style-name="Source_Text"><text:span text:style-name="OperatorTok">&gt;=</text:span></text:span>, <text:span text:style-name="Source_Text"><text:span text:style-name="OperatorTok">==</text:span></text:span>, <text:span text:style-name="Source_Text"><text:span text:style-name="OperatorTok">!=</text:span></text:span>, <text:span text:style-name="Source_Text"><text:span text:style-name="OperatorTok">&gt;</text:span></text:span>, <text:span text:style-name="Source_Text"><text:span text:style-name="OperatorTok">&lt;</text:span></text:span> and <text:span text:style-name="Source_Text"><text:span text:style-name="OperatorTok">!</text:span></text:span>, <text:span text:style-name="Source_Text"><text:span text:style-name="OperatorTok">&amp;&amp;</text:span></text:span>, <text:span text:style-name="Source_Text"><text:span text:style-name="OperatorTok">||</text:span></text:span></text:p>
        </text:list-item>
        <text:list-item>
          <text:p text:style-name="P22">What would be displayed on the screen by the following code?</text:p>
          <text:p text:style-name="Preformatted_20_Text">
<text:span text:style-name="KeywordTok">if</text:span><text:span text:style-name="NormalTok"><text:s text:c="1"/></text:span><text:span text:style-name="OperatorTok">(</text:span><text:span text:style-name="KeywordTok">fals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Hi!"</text:span><text:span text:style-name="OperatorTok">);</text:span>
</text:p>
          <text:p text:style-name="P22">Solution</text:p>
          <text:p text:style-name="P22">“Hi!”</text:p>
        </text:list-item>
        <text:list-item>
          <text:p text:style-name="P22">Is there a simpler way to write the expression <text:span text:style-name="Source_Text"><text:span text:style-name="NormalTok">over21 </text:span><text:span text:style-name="OperatorTok">==</text:span><text:span text:style-name="NormalTok"><text:s text:c="1"/></text:span><text:span text:style-name="KeywordTok">true</text:span></text:span>, assuming that <text:span text:style-name="Source_Text"><text:span text:style-name="NormalTok">over21</text:span></text:span> is a Boolean variable?</text:p>
          <text:p text:style-name="P22">Solution</text:p>
          <text:p text:style-name="P22">We can simply write <text:span text:style-name="Source_Text"><text:span text:style-name="NormalTok">over21</text:span></text:span>, which will always evaluate to the same value as <text:span text:style-name="Source_Text"><text:span text:style-name="NormalTok">over21 </text:span><text:span text:style-name="OperatorTok">==</text:span><text:span text:style-name="NormalTok"><text:s text:c="1"/></text:span><text:span text:style-name="KeywordTok">true</text:span></text:span>.</text:p>
        </text:list-item>
        <text:list-item>
          <text:p text:style-name="P22">Assume that <text:span text:style-name="Source_Text"><text:span text:style-name="NormalTok">x</text:span></text:span> and <text:span text:style-name="Source_Text"><text:span text:style-name="NormalTok">y</text:span></text:span> are two <text:span text:style-name="Source_Text"><text:span text:style-name="DataTypeTok">int</text:span></text:span> variables that have already been initialized (i.e., declared and assigned), write an <text:span text:style-name="Source_Text"><text:span text:style-name="KeywordTok">if</text:span></text:span> statement that assigns <draw:frame draw:style-name="fr1" text:anchor-type="as-char"><draw:object xlink:href="Formula-50/" xlink:type="simple" xlink:show="embed" xlink:actuate="onLoad"/></draw:frame> to <text:span text:style-name="Source_Text"><text:span text:style-name="NormalTok">x</text:span></text:span> if <text:span text:style-name="Source_Text"><text:span text:style-name="NormalTok">y</text:span></text:span> is (strictly) greater than <draw:frame draw:style-name="fr1" text:anchor-type="as-char"><draw:object xlink:href="Formula-52/" xlink:type="simple" xlink:show="embed" xlink:actuate="onLoad"/></draw:frame>.</text:p>
          <text:p text:style-name="P22">Solution</text:p>
          <text:p text:style-name="P22"><text:span text:style-name="Source_Text"><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span></text:p>
        </text:list-item>
        <text:list-item>
          <text:p text:style-name="P22">In C#, is there a difference between <text:span text:style-name="Source_Text"><text:span text:style-name="OperatorTok">=</text:span></text:span> and <text:span text:style-name="Source_Text"><text:span text:style-name="OperatorTok">==</text:span></text:span>? Write a statement that uses <text:span text:style-name="Source_Text"><text:span text:style-name="OperatorTok">=</text:span></text:span>.</text:p>
          <text:p text:style-name="P22">Solution</text:p>
          <text:p text:style-name="P22">Yes, one equal sign serves to write assignment operator, and two equal signs serve to compare. An example of statement that uses comparison first and assignment second could be: <text:span text:style-name="Source_Text"><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span></text:p>
        </text:list-item>
        <text:list-item>
          <text:p text:style-name="P22">Assuming a <text:span text:style-name="Source_Text"><text:span text:style-name="NormalTok">name</text:span></text:span> string was declared and initialized with a value given by the user, write an <text:span text:style-name="Source_Text"><text:span text:style-name="KeywordTok">if</text:span></text:span> statement that displays “I have the same name!” if <text:span text:style-name="Source_Text"><text:span text:style-name="NormalTok">name</text:span></text:span> contains your first name.</text:p>
          <text:p text:style-name="P22">Solution</text:p>
          <text:p text:style-name="Preformatted_20_Text">
<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StringTok">"I have the same name!"</text:span><text:span text:style-name="OperatorTok">);</text:span>
</text:p>
        </text:list-item>
        <text:list-item>
          <text:p text:style-name="P22">Is the following statement correct, i.e., would it compile, assuming <text:span text:style-name="Source_Text"><text:span text:style-name="NormalTok">myFlag</text:span></text:span> is a <text:span text:style-name="Source_Text"><text:span text:style-name="DataTypeTok">bool</text:span></text:span> variable, and <text:span text:style-name="Source_Text"><text:span text:style-name="NormalTok">myAge</text:span></text:span> is an initialized <text:span text:style-name="Source_Text"><text:span text:style-name="DataTypeTok">int</text:span></text:span> variable?</text:p>
          <text:p text:style-name="Preformatted_20_Text">
<text:span text:style-name="KeywordTok">if</text:span><text:span text:style-name="NormalTok"><text:s text:c="1"/></text:span><text:span text:style-name="OperatorTok">(</text:span><text:span text:style-name="NormalTok"><text:s text:c="1"/>myAge </text:span><text:span text:style-name="OperatorTok">&gt;</text:span><text:span text:style-name="NormalTok"><text:s text:c="1"/></text:span><text:span text:style-name="DecValTok">20</text:span><text:span text:style-name="NormalTok"><text:s text:c="1"/></text:span><text:span text:style-name="OperatorTok">)</text:span>
</text:p>
          <text:p text:style-name="Preformatted_20_Text">
<text:span text:style-name="OperatorTok">{</text:span>
</text:p>
          <text:p text:style-name="Preformatted_20_Text">
<text:span text:style-name="NormalTok"><text:s text:c="4"/>myFlag </text:span><text:span text:style-name="OperatorTok">=</text:span><text:span text:style-name="NormalTok"><text:s text:c="1"/></text:span><text:span text:style-name="KeywordTok">true</text:span>
</text:p>
          <text:p text:style-name="Preformatted_20_Text">
<text:span text:style-name="OperatorTok">};</text:span>
</text:p>
          <text:p text:style-name="P22">Solution</text:p>
          <text:p text:style-name="P22">No, the semi-colon should come before the closing brace.</text:p>
        </text:list-item>
        <text:list-item>
          <text:p text:style-name="P22">If we write a statement that begins with <text:span text:style-name="Source_Text"><text:span text:style-name="KeywordTok">if</text:span><text:span text:style-name="OperatorTok">(</text:span><text:span text:style-name="KeywordTok">false</text:span><text:span text:style-name="OperatorTok">)</text:span></text:span>, then the IDE returns a warning, “Unreachable code detected”. What does it mean?</text:p>
          <text:p text:style-name="P22">Solution</text:p>
          <text:p text:style-name="P22">The IDE is warning us that the statements in the block will never be executed.</text:p>
        </text:list-item>
        <text:list-item>
          <text:p text:style-name="P22">Write an <text:span text:style-name="Source_Text"><text:span text:style-name="KeywordTok">if</text:span></text:span> statement that prints “Bonjour !” if the value of the <text:span text:style-name="Source_Text"><text:span text:style-name="DataTypeTok">char</text:span></text:span> variable <text:span text:style-name="Source_Text"><text:span text:style-name="NormalTok">lang</text:span></text:span> is <text:span text:style-name="Source_Text"><text:span text:style-name="CharTok">'f'</text:span></text:span>.</text:p>
          <text:p text:style-name="P22">Solution</text:p>
          <text:p text:style-name="Preformatted_20_Text">
<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StringTok">"Bonjour !"</text:span><text:span text:style-name="OperatorTok">);</text:span>
</text:p>
        </text:list-item>
        <text:list-item>
          <text:p text:style-name="P22">For each of the following boolean expressions, decide if it will evaluate to <text:span text:style-name="Source_Text"><text:span text:style-name="KeywordTok">true</text:span></text:span> or <text:span text:style-name="Source_Text"><text:span text:style-name="KeywordTok">false</text:span></text:span> when the boolean variables <text:span text:style-name="Source_Text"><text:span text:style-name="NormalTok">x</text:span></text:span>, <text:span text:style-name="Source_Text"><text:span text:style-name="NormalTok">y</text:span></text:span> and <text:span text:style-name="Source_Text"><text:span text:style-name="NormalTok">z</text:span></text:span> are all set to <text:span text:style-name="Source_Text"><text:span text:style-name="KeywordTok">true</text:span></text:span>:</text:p>
          <text:list text:style-name="L11">
            <text:list-item>
              <text:p text:style-name="P23"><text:span text:style-name="Source_Text"><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3"><text:span text:style-name="Source_Text"><text:span text:style-name="OperatorTok">!</text:span><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3"><text:span text:style-name="Source_Text"><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span></text:p>
            </text:list-item>
            <text:list-item>
              <text:p text:style-name="P23"><text:span text:style-name="Source_Text"><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span></text:p>
            </text:list-item>
          </text:list>
          <text:p text:style-name="P22">Do the same when they are all set to <text:span text:style-name="Source_Text"><text:span text:style-name="KeywordTok">false</text:span></text:span>.</text:p>
          <text:p text:style-name="P22">Solution</text:p>
          <text:p text:style-name="P22">For each expression, we give first the value if all the variables are set to <text:span text:style-name="Source_Text"><text:span text:style-name="KeywordTok">true</text:span></text:span>, then the value if all the variables are set to <text:span text:style-name="Source_Text"><text:span text:style-name="KeywordTok">false</text:span></text:span>.</text:p>
          <text:list text:style-name="L12">
            <text:list-item>
              <text:p text:style-name="P24"><text:span text:style-name="Source_Text"><text:span text:style-name="KeywordTok">true</text:span></text:span>, <text:span text:style-name="Source_Text"><text:span text:style-name="KeywordTok">false</text:span></text:span></text:p>
            </text:list-item>
            <text:list-item>
              <text:p text:style-name="P24"><text:span text:style-name="Source_Text"><text:span text:style-name="KeywordTok">true</text:span></text:span>, <text:span text:style-name="Source_Text"><text:span text:style-name="KeywordTok">true</text:span></text:span></text:p>
            </text:list-item>
            <text:list-item>
              <text:p text:style-name="P24"><text:span text:style-name="Source_Text"><text:span text:style-name="KeywordTok">false</text:span></text:span>, <text:span text:style-name="Source_Text"><text:span text:style-name="KeywordTok">false</text:span></text:span></text:p>
            </text:list-item>
            <text:list-item>
              <text:p text:style-name="P24"><text:span text:style-name="Source_Text"><text:span text:style-name="KeywordTok">true</text:span></text:span>, <text:span text:style-name="Source_Text"><text:span text:style-name="KeywordTok">true</text:span></text:span></text:p>
            </text:list-item>
          </text:list>
          <text:p text:style-name="P22">You can check the answer using for instance the following code.</text:p>
          <text:p text:style-name="Preformatted_20_Text">
<text:span text:style-name="KeywordTok">using</text:span><text:span text:style-name="NormalTok"><text:s text:c="1"/>System</text:span><text:span text:style-name="OperatorTok">;</text:span>
</text:p>
          <text:p text:style-name="Preformatted_20_Text">
<text:span text:style-name="KeywordTok">class</text:span><text:span text:style-name="NormalTok"><text:s text:c="1"/>MainClass </text:span><text:span text:style-name="OperatorTok">{</text:span>
</text:p>
          <text:p text:style-name="Preformatted_20_Text">
<text:span text:style-name="NormalTok"><text:s text:c="4"/></text:span><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Main</text:span><text:span text:style-name="NormalTok"><text:s text:c="1"/></text:span><text:span text:style-name="OperatorTok">(</text:span><text:span text:style-name="DataTypeTok">string</text:span><text:span text:style-name="OperatorTok">[]</text:span><text:span text:style-name="NormalTok"><text:s text:c="1"/>args</text:span><text:span text:style-name="OperatorTok">)</text:span><text:span text:style-name="NormalTok"><text:s text:c="1"/></text:span><text:span text:style-name="OperatorTok">{</text:span>
</text:p>
          <text:p text:style-name="Preformatted_20_Text">
<text:span text:style-name="NormalTok"><text:s text:c="8"/></text:span><text:span text:style-name="DataTypeTok">bool</text:span><text:span text:style-name="NormalTok"><text:s text:c="1"/>x</text:span><text:span text:style-name="OperatorTok">,</text:span><text:span text:style-name="NormalTok"><text:s text:c="1"/>y</text:span><text:span text:style-name="OperatorTok">,</text:span><text:span text:style-name="NormalTok"><text:s text:c="1"/>z</text:span><text:span text:style-name="OperatorTok">;</text:span>
</text:p>
          <text:p text:style-name="Preformatted_20_Text">
<text:span text:style-name="NormalTok"><text:s text:c="8"/>x </text:span><text:span text:style-name="OperatorTok">=</text:span><text:span text:style-name="NormalTok"><text:s text:c="1"/></text:span><text:span text:style-name="KeywordTok">true</text:span><text:span text:style-name="OperatorTok">;</text:span>
</text:p>
          <text:p text:style-name="Preformatted_20_Text">
<text:span text:style-name="NormalTok"><text:s text:c="8"/>y </text:span><text:span text:style-name="OperatorTok">=</text:span><text:span text:style-name="NormalTok"><text:s text:c="1"/></text:span><text:span text:style-name="KeywordTok">true</text:span><text:span text:style-name="OperatorTok">;</text:span>
</text:p>
          <text:p text:style-name="Preformatted_20_Text">
<text:span text:style-name="NormalTok"><text:s text:c="8"/>z </text:span><text:span text:style-name="OperatorTok">=</text:span><text:span text:style-name="NormalTok"><text:s text:c="1"/></text:span><text:span text:style-name="KeywordTok">tru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
</text:p>
          <text:p text:style-name="Preformatted_20_Text">
<text:span text:style-name="NormalTok"><text:s text:c="8"/>Console</text:span><text:span text:style-name="OperatorTok">.</text:span><text:span text:style-name="FunctionTok">WriteLine</text:span><text:span text:style-name="NormalTok"><text:s text:c="1"/></text:span><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1"/></text:span><text:span text:style-name="OperatorTok">(!</text:span><text:span text:style-name="NormalTok">x </text:span><text:span text:style-name="OperatorTok">||</text:span><text:span text:style-name="NormalTok"><text:s text:c="1"/>x</text:span><text:span text:style-name="OperatorTok">));</text:span>
</text:p>
          <text:p text:style-name="Preformatted_20_Text">
<text:span text:style-name="NormalTok"><text:s text:c="8"/>x </text:span><text:span text:style-name="OperatorTok">=</text:span><text:span text:style-name="NormalTok"><text:s text:c="1"/></text:span><text:span text:style-name="KeywordTok">false</text:span><text:span text:style-name="OperatorTok">;</text:span>
</text:p>
          <text:p text:style-name="Preformatted_20_Text">
<text:span text:style-name="NormalTok"><text:s text:c="8"/>y </text:span><text:span text:style-name="OperatorTok">=</text:span><text:span text:style-name="NormalTok"><text:s text:c="1"/></text:span><text:span text:style-name="KeywordTok">false</text:span><text:span text:style-name="OperatorTok">;</text:span>
</text:p>
          <text:p text:style-name="Preformatted_20_Text">
<text:span text:style-name="NormalTok"><text:s text:c="8"/>z </text:span><text:span text:style-name="OperatorTok">=</text:span><text:span text:style-name="NormalTok"><text:s text:c="1"/></text:span><text:span text:style-name="KeywordTok">fals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 </text:span><text:span text:style-name="OperatorTok">&amp;&amp;</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
</text:p>
          <text:p text:style-name="Preformatted_20_Text">
<text:span text:style-name="NormalTok"><text:s text:c="8"/>Console</text:span><text:span text:style-name="OperatorTok">.</text:span><text:span text:style-name="FunctionTok">WriteLine</text:span><text:span text:style-name="NormalTok"><text:s text:c="1"/></text:span><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1"/></text:span><text:span text:style-name="OperatorTok">(!</text:span><text:span text:style-name="NormalTok">x </text:span><text:span text:style-name="OperatorTok">||</text:span><text:span text:style-name="NormalTok"><text:s text:c="1"/>x</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item>
          <text:p text:style-name="P22">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3 (excluded) and 5 (included).</text:p>
          <text:p text:style-name="P22">Solution</text:p>
          <text:p text:style-name="P22"><text:span text:style-name="Source_Text"><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span></text:p>
        </text:list-item>
        <text:list-item>
          <text:p text:style-name="P22">Write an <text:span text:style-name="Source_Text"><text:span text:style-name="KeywordTok">if</text:span><text:span text:style-name="OperatorTok">-</text:span><text:span text:style-name="KeywordTok">else</text:span></text:span> statement that assigns <draw:frame draw:style-name="fr1" text:anchor-type="as-char"><draw:object xlink:href="Formula-54/" xlink:type="simple" xlink:show="embed" xlink:actuate="onLoad"/></draw:frame> to <text:span text:style-name="Source_Text"><text:span text:style-name="NormalTok">z</text:span></text:span> if <text:span text:style-name="Source_Text"><text:span text:style-name="NormalTok">y</text:span></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Source_Text"><text:span text:style-name="NormalTok">z</text:span></text:span> otherwise.</text:p>
          <text:p text:style-name="P22">Solution</text:p>
          <text:p text:style-name="P22"><text:span text:style-name="Source_Text"><text:span text:style-name="KeywordTok">if</text:span><text:span text:style-name="OperatorTok">(</text:span><text:span text:style-name="NormalTok">y </text:span><text:span text:style-name="OperatorTok">&gt;=</text:span><text:span text:style-name="NormalTok"><text:s text:c="1"/></text:span><text:span text:style-name="DecValTok">0</text:span><text:span text:style-name="OperatorTok">){</text:span><text:span text:style-name="NormalTok"><text:s text:c="9"/>z </text:span><text:span text:style-name="OperatorTok">=</text:span><text:span text:style-name="NormalTok"><text:s text:c="1"/></text:span><text:span text:style-name="FloatTok">0.1</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z </text:span><text:span text:style-name="OperatorTok">=</text:span><text:span text:style-name="NormalTok"><text:s text:c="1"/></text:span><text:span text:style-name="OperatorTok">-</text:span><text:span text:style-name="FloatTok">0.1</text:span><text:span text:style-name="OperatorTok">;</text:span><text:span text:style-name="NormalTok"><text:s text:c="5"/></text:span><text:span text:style-name="OperatorTok">}</text:span></text:span></text:p>
        </text:list-item>
        <text:list-item>
          <text:p text:style-name="P22">Write an <text:span text:style-name="Source_Text"><text:span text:style-name="KeywordTok">if</text:span><text:span text:style-name="OperatorTok">-</text:span><text:span text:style-name="KeywordTok">else</text:span></text:span> statement that assigns <text:span text:style-name="Source_Text"><text:span text:style-name="StringTok">"Minor"</text:span></text:span> to an already declared <text:span text:style-name="Source_Text"><text:span text:style-name="DataTypeTok">string</text:span></text:span> variable <text:span text:style-name="Source_Text"><text:span text:style-name="NormalTok">legalStatus</text:span></text:span> if <text:span text:style-name="Source_Text"><text:span text:style-name="NormalTok">age</text:span></text:span> is strictly less than 18, and that assigns <text:span text:style-name="Source_Text"><text:span text:style-name="StringTok">"Major"</text:span></text:span> to <text:span text:style-name="Source_Text"><text:span text:style-name="NormalTok">legalStatus</text:span></text:span> otherwise.</text:p>
          <text:p text:style-name="P22">Solution</text:p>
          <text:p text:style-name="P22"><text:span text:style-name="Source_Text"><text:span text:style-name="KeywordTok">if</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9"/>legalStatus </text:span><text:span text:style-name="OperatorTok">=</text:span><text:span text:style-name="NormalTok"><text:s text:c="1"/></text:span><text:span text:style-name="StringTok">"Minor"</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legalStatus </text:span><text:span text:style-name="OperatorTok">=</text:span><text:span text:style-name="NormalTok"><text:s text:c="1"/></text:span><text:span text:style-name="StringTok">"Major"</text:span><text:span text:style-name="OperatorTok">;</text:span><text:span text:style-name="NormalTok"><text:s text:c="5"/></text:span><text:span text:style-name="OperatorTok">}</text:span></text:span></text:p>
        </text:list-item>
        <text:list-item>
          <text:p text:style-name="P22">Write an <text:span text:style-name="Source_Text"><text:span text:style-name="KeywordTok">if</text:span><text:span text:style-name="OperatorTok">-</text:span><text:span text:style-name="KeywordTok">else</text:span></text:span> statement that displays “It’s free for you!” if an <text:span text:style-name="Source_Text"><text:span text:style-name="DataTypeTok">int</text:span></text:span> variable <text:span text:style-name="Source_Text"><text:span text:style-name="NormalTok">age</text:span></text:span> is between 0 and 18, and “It’s $5.00.” otherwise.</text:p>
          <text:p text:style-name="P22">Solution</text:p>
          <text:p text:style-name="P22"><text:span text:style-name="Source_Text"><text:span text:style-name="KeywordTok">if</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span></text:p>
        </text:list-item>
        <text:list-item>
          <text:p text:style-name="P22">Assume we initialized an <text:span text:style-name="Source_Text"><text:span text:style-name="DataTypeTok">int</text:span></text:span> variable called <text:span text:style-name="Source_Text"><text:span text:style-name="NormalTok">courseNumber</text:span></text:span> and a <text:span text:style-name="Source_Text"><text:span text:style-name="DataTypeTok">string</text:span></text:span> variable called <text:span text:style-name="Source_Text"><text:span text:style-name="NormalTok">courseCode</text:span></text:span>. Write a series of statements that will display:</text:p>
          <text:list>
            <text:list-item>
              <text:p text:style-name="P24">“I’m taking this class!” if <text:span text:style-name="Source_Text"><text:span text:style-name="NormalTok">courseNumber</text:span></text:span> is <text:span text:style-name="Source_Text"><text:span text:style-name="DecValTok">1301</text:span></text:span> and <text:span text:style-name="Source_Text"><text:span text:style-name="NormalTok">courseCode</text:span></text:span> is <text:span text:style-name="Source_Text"><text:span text:style-name="NormalTok">CSCI</text:span></text:span>;</text:p>
            </text:list-item>
            <text:list-item>
              <text:p text:style-name="P24">“That’s my major!” if <text:span text:style-name="Source_Text"><text:span text:style-name="NormalTok">courseCode</text:span></text:span> is <text:span text:style-name="Source_Text"><text:span text:style-name="NormalTok">CSCI</text:span></text:span>;</text:p>
            </text:list-item>
            <text:list-item>
              <text:p text:style-name="P24">“Is that an elective?” if <text:span text:style-name="Source_Text"><text:span text:style-name="NormalTok">courseNumber</text:span></text:span> is greater than 3000; or</text:p>
            </text:list-item>
            <text:list-item>
              <text:p text:style-name="P24">“Is it a good class?” otherwise.</text:p>
            </text:list-item>
          </text:list>
          <text:p text:style-name="P22">Your program should display exactly one message.</text:p>
          <text:p text:style-name="P22">Solution</text:p>
          <text:p text:style-name="Preformatted_20_Text">
<text:span text:style-name="KeywordTok">if</text:span><text:span text:style-name="OperatorTok">(</text:span><text:span text:style-name="NormalTok">courseNumber </text:span><text:span text:style-name="OperatorTok">==</text:span><text:span text:style-name="NormalTok"><text:s text:c="1"/></text:span><text:span text:style-name="DecValTok">1301</text:span><text:span text:style-name="NormalTok"><text:s text:c="1"/></text:span><text:span text:style-name="OperatorTok">&amp;&amp;</text:span><text:span text:style-name="NormalTok"><text:s text:c="1"/>courseCode </text:span><text:span text:style-name="OperatorTok">==</text:span><text:span text:style-name="NormalTok"><text:s text:c="1"/></text:span><text:span text:style-name="StringTok">"CSCI"</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m taking this class!"</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courseCode </text:span><text:span text:style-name="OperatorTok">==</text:span><text:span text:style-name="NormalTok"><text:s text:c="1"/></text:span><text:span text:style-name="StringTok">"CSCI"</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at's my major!"</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courseNumber </text:span><text:span text:style-name="OperatorTok">&gt;</text:span><text:span text:style-name="NormalTok"><text:s text:c="1"/></text:span><text:span text:style-name="DecValTok">3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s that an elective?"</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s it a good class?"</text:span><text:span text:style-name="OperatorTok">);</text:span>
</text:p>
          <text:p text:style-name="Preformatted_20_Text">
<text:span text:style-name="OperatorTok">}</text:span>
</text:p>
        </text:list-item>
        <text:list-item>
          <text:p text:style-name="P22">Assume we previously initialized an <text:span text:style-name="Source_Text"><text:span text:style-name="DataTypeTok">int</text:span></text:span> variable called <text:span text:style-name="Source_Text"><text:span text:style-name="NormalTok">graduationYear</text:span></text:span> and a <text:span text:style-name="Source_Text"><text:span text:style-name="DataTypeTok">string</text:span></text:span> variable called <text:span text:style-name="Source_Text"><text:span text:style-name="NormalTok">graduationSemester</text:span></text:span>. Write a series of statements that will display:</text:p>
          <text:list>
            <text:list-item>
              <text:p text:style-name="P24">“I will graduate at the same time!” if <text:span text:style-name="Source_Text"><text:span text:style-name="NormalTok">graduationYear</text:span></text:span> is <text:span text:style-name="Source_Text"><text:span text:style-name="DecValTok">2023</text:span></text:span> and <text:span text:style-name="Source_Text"><text:span text:style-name="NormalTok">graduationSemester</text:span></text:span> is <text:span text:style-name="Source_Text"><text:span text:style-name="NormalTok">Fall</text:span></text:span>;</text:p>
            </text:list-item>
            <text:list-item>
              <text:p text:style-name="P24">“I love this season.” if <text:span text:style-name="Source_Text"><text:span text:style-name="NormalTok">graduationSemester</text:span></text:span> is <text:span text:style-name="Source_Text"><text:span text:style-name="NormalTok">Spring</text:span></text:span>;</text:p>
            </text:list-item>
            <text:list-item>
              <text:p text:style-name="P24">“That is in a long time!” if <text:span text:style-name="Source_Text"><text:span text:style-name="NormalTok">graduationYear</text:span></text:span> is greater than 2025; or</text:p>
            </text:list-item>
            <text:list-item>
              <text:p text:style-name="P24">“I hope you’ll have an in-person ceremony!” otherwise.</text:p>
            </text:list-item>
          </text:list>
          <text:p text:style-name="P22">Your program should display exactly one message.</text:p>
          <text:p text:style-name="P22">Solution</text:p>
          <text:p text:style-name="Preformatted_20_Text">
<text:span text:style-name="KeywordTok">if</text:span><text:span text:style-name="OperatorTok">(</text:span><text:span text:style-name="NormalTok">graduationYear </text:span><text:span text:style-name="OperatorTok">==</text:span><text:span text:style-name="NormalTok"><text:s text:c="1"/></text:span><text:span text:style-name="DecValTok">2023</text:span><text:span text:style-name="NormalTok"><text:s text:c="1"/></text:span><text:span text:style-name="OperatorTok">&amp;&amp;</text:span><text:span text:style-name="NormalTok"><text:s text:c="1"/>graduationSemester </text:span><text:span text:style-name="OperatorTok">==</text:span><text:span text:style-name="NormalTok"><text:s text:c="1"/></text:span><text:span text:style-name="StringTok">"Fall"</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will graduate at the same tim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graduationSemester </text:span><text:span text:style-name="OperatorTok">==</text:span><text:span text:style-name="NormalTok"><text:s text:c="1"/></text:span><text:span text:style-name="StringTok">"Spring"</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love this season."</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graduationSemester </text:span><text:span text:style-name="OperatorTok">&gt;</text:span><text:span text:style-name="NormalTok"><text:s text:c="1"/></text:span><text:span text:style-name="DecValTok">2025</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at's in a long time!"</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hope you'll have an in-person ceremony!"</text:span><text:span text:style-name="OperatorTok">);</text:span>
</text:p>
          <text:p text:style-name="Preformatted_20_Text">
<text:span text:style-name="OperatorTok">}</text:span>
</text:p>
        </text:list-item>
        <text:list-item>
          <text:p text:style-name="P22">Assume we previously initialized a <text:span text:style-name="Source_Text"><text:span text:style-name="DataTypeTok">char</text:span></text:span> variable called <text:span text:style-name="Source_Text"><text:span text:style-name="NormalTok">myChar</text:span></text:span>. Write a series of statements that will display if the character is…</text:p>
          <text:list>
            <text:list-item>
              <text:p text:style-name="P24">Uppercase</text:p>
            </text:list-item>
            <text:list-item>
              <text:p text:style-name="P24">Lowercase</text:p>
            </text:list-item>
            <text:list-item>
              <text:p text:style-name="P24">A number</text:p>
            </text:list-item>
            <text:list-item>
              <text:p text:style-name="P24">or none of those.</text:p>
            </text:list-item>
          </text:list>
          <text:p text:style-name="P22">Your program should display exactly one message. Bonus: Make your message also display the ASCII value of the character.</text:p>
          <text:p text:style-name="P22">Solution</text:p>
          <text:p text:style-name="Preformatted_20_Text">
<text:span text:style-name="KeywordTok">if</text:span><text:span text:style-name="NormalTok"><text:s text:c="1"/></text:span><text:span text:style-name="OperatorTok">((</text:span><text:span text:style-name="NormalTok">myChar </text:span><text:span text:style-name="OperatorTok">&gt;=</text:span><text:span text:style-name="NormalTok"><text:s text:c="1"/></text:span><text:span text:style-name="CharTok">'a'</text:span><text:span text:style-name="OperatorTok">)</text:span><text:span text:style-name="NormalTok"><text:s text:c="1"/></text:span><text:span text:style-name="OperatorTok">&amp;&amp;</text:span><text:span text:style-name="NormalTok"><text:s text:c="1"/></text:span><text:span text:style-name="OperatorTok">(</text:span><text:span text:style-name="NormalTok">myChar </text:span><text:span text:style-name="OperatorTok">&lt;=</text:span><text:span text:style-name="NormalTok"><text:s text:c="1"/></text:span><text:span text:style-name="CharTok">'z'</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lower-cas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har </text:span><text:span text:style-name="OperatorTok">&gt;=</text:span><text:span text:style-name="NormalTok"><text:s text:c="1"/></text:span><text:span text:style-name="CharTok">'A'</text:span><text:span text:style-name="OperatorTok">)</text:span><text:span text:style-name="NormalTok"><text:s text:c="1"/></text:span><text:span text:style-name="OperatorTok">&amp;&amp;</text:span><text:span text:style-name="NormalTok"><text:s text:c="1"/></text:span><text:span text:style-name="OperatorTok">(</text:span><text:span text:style-name="NormalTok">myChar </text:span><text:span text:style-name="OperatorTok">&lt;=</text:span><text:span text:style-name="NormalTok"><text:s text:c="1"/></text:span><text:span text:style-name="CharTok">'Z'</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upper-cas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har </text:span><text:span text:style-name="OperatorTok">&gt;=</text:span><text:span text:style-name="NormalTok"><text:s text:c="1"/></text:span><text:span text:style-name="CharTok">'0'</text:span><text:span text:style-name="OperatorTok">)</text:span><text:span text:style-name="NormalTok"><text:s text:c="1"/></text:span><text:span text:style-name="OperatorTok">&amp;&amp;</text:span><text:span text:style-name="NormalTok"><text:s text:c="1"/></text:span><text:span text:style-name="OperatorTok">(</text:span><text:span text:style-name="NormalTok">myChar </text:span><text:span text:style-name="OperatorTok">&lt;=</text:span><text:span text:style-name="NormalTok"><text:s text:c="1"/></text:span><text:span text:style-name="CharTok">'9'</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a number!"</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character ({(int)myChar}) is not a letter or number!"</text:span><text:span text:style-name="OperatorTok">);</text:span>
</text:p>
          <text:p text:style-name="Preformatted_20_Text">
<text:span text:style-name="OperatorTok">}</text:span>
</text:p>
        </text:list-item>
        <text:list-item>
          <text:p text:style-name="P22">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22">Solution</text:p>
          <text:p text:style-name="P22">“x is 3, y is 2, and z is 6.”</text:p>
        </text:list-item>
        <text:list-item>
          <text:p text:style-name="P22">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text:span text:style-name="NormalTok"><text:s text:c="1"/></text:span><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22">Solution</text:p>
          <text:p text:style-name="P22">“x is 3, y is -2, and z is 8.”</text:p>
        </text:list-item>
        <text:list-item>
          <text:p text:style-name="P22">(<text:span text:style-name="T1">We’ll use the 24-hour clock, sometimes called </text:span>“<text:span text:style-name="T1">military time</text:span>”<text:span text:style-name="T1">.</text:span>) Assuming that an <text:span text:style-name="Source_Text"><text:span text:style-name="DataTypeTok">int</text:span></text:span> variable <text:span text:style-name="Source_Text"><text:span text:style-name="NormalTok">hour</text:span></text:span> has been initialized, write part of a program that would display on the screen “Good morning” if <text:span text:style-name="Source_Text"><text:span text:style-name="NormalTok">hours</text:span></text:span> is less than or equal to 12, and “Hello” otherwise.</text:p>
          <text:p text:style-name="P22">Solution</text:p>
          <text:p text:style-name="Preformatted_20_Text">
<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Good morning!"</text:span><text:span text:style-name="OperatorTok">);</text:span>
</text:p>
          <text:p text:style-name="Preformatted_20_Text">
<text:span text:style-name="OperatorTok">}</text:span>
</text:p>
          <text:p text:style-name="Preformatted_20_Text">
<text:span text:style-name="KeywordTok">else</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text:span><text:span text:style-name="OperatorTok">);</text:span>
</text:p>
          <text:p text:style-name="Preformatted_20_Text">
<text:span text:style-name="OperatorTok">}</text:span>
</text:p>
        </text:list-item>
        <text:list-item>
          <text:p text:style-name="P22">Assuming that <text:span text:style-name="Source_Text"><text:span text:style-name="NormalTok">myString</text:span></text:span> is a string variable, write a statement that prints “Hello, Melody!” if the value of <text:span text:style-name="Source_Text"><text:span text:style-name="NormalTok">myString</text:span></text:span> is equal to <text:span text:style-name="Source_Text"><text:span text:style-name="NormalTok">Melody</text:span></text:span>, and nothing otherwise.</text:p>
          <text:p text:style-name="P22">Solution</text:p>
          <text:p text:style-name="Preformatted_20_Text">
<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 Melody!"</text:span><text:span text:style-name="OperatorTok">);</text:span>
</text:p>
          <text:p text:style-name="Preformatted_20_Text">
<text:span text:style-name="OperatorTok">}</text:span>
</text:p>
        </text:list-item>
        <text:list-item>
          <text:p text:style-name="P22">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y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text:s text:c="1"/></text:span><text:span text:style-name="KeywordTok">if</text:span><text:span text:style-name="NormalTok"><text:s text:c="1"/></text:span><text:span text:style-name="OperatorTok">(</text:span><text:span text:style-name="KeywordTok">false</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22">Solution</text:p>
          <text:p text:style-name="P22">x is 3, y is 2, and z is 7.</text:p>
        </text:list-item>
        <text:list-item>
          <text:p text:style-name="P22">Rewrite, if possible, the three following <text:span text:style-name="Source_Text"><text:span text:style-name="KeywordTok">if</text:span><text:span text:style-name="OperatorTok">-</text:span><text:span text:style-name="KeywordTok">else</text:span><text:span text:style-name="OperatorTok">-</text:span><text:span text:style-name="KeywordTok">if</text:span></text:span> statements as <text:span text:style-name="Source_Text"><text:span text:style-name="KeywordTok">switch</text:span></text:span> statements:</text:p>
          <text:p text:style-name="Preformatted_20_Text">
<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f'</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Vous parlez Français ?"</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Do you speak English?"</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d'</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Sprechen Sie Deutsch?"</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do not know your languag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Augusta"</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also live her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Ithaca"</text:span><text:span text:style-name="NormalTok"><text:s text:c="1"/></text:span><text:span text:style-name="OperatorTok">||</text:span><text:span text:style-name="NormalTok"><text:s text:c="1"/>myCity </text:span><text:span text:style-name="OperatorTok">==</text:span><text:span text:style-name="NormalTok"><text:s text:c="1"/></text:span><text:span text:style-name="StringTok">"Providenc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used to live there!"</text:span><text:span text:style-name="OperatorTok">);</text:span>
</text:p>
          <text:p text:style-name="Preformatted_20_Text">
<text:span text:style-name="NormalTok"><text:s text:c="4"/></text:span><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never lived ther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temp </text:span><text:span text:style-name="OperatorTok">==</text:span><text:span text:style-name="NormalTok"><text:s text:c="1"/></text:span><text:span text:style-name="FloatTok">1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t's read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gt;=</text:span><text:span text:style-name="NormalTok"><text:s text:c="1"/></text:span><text:span text:style-name="FloatTok">9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Almost ready!"</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You have to wait."</text:span><text:span text:style-name="OperatorTok">);</text:span>
</text:p>
          <text:p text:style-name="Preformatted_20_Text">
<text:span text:style-name="OperatorTok">}</text:span>
</text:p>
          <text:p text:style-name="P22">If you think it is not possible or not feasible, explain why.</text:p>
          <text:p text:style-name="P22">Solution</text:p>
          <text:p text:style-name="Preformatted_20_Text">
<text:span text:style-name="KeywordTok">switch</text:span><text:span text:style-name="NormalTok"><text:s text:c="1"/></text:span><text:span text:style-name="OperatorTok">(</text:span><text:span text:style-name="NormalTok">myLang</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CharTok">'f'</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Vous parlez Français ?"</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CharTok">'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Do you speak English?"</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CharTok">'d'</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Sprechen Sie Deutsch?"</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do not know your languag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p text:style-name="Preformatted_20_Text">
<text:span text:style-name="KeywordTok">switch</text:span><text:span text:style-name="NormalTok"><text:s text:c="1"/></text:span><text:span text:style-name="OperatorTok">(</text:span><text:span text:style-name="NormalTok">myCity</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Augusta"</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also live her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StringTok">"Ithaca"</text:span><text:span text:style-name="OperatorTok">:</text:span>
</text:p>
          <text:p text:style-name="Preformatted_20_Text">
<text:span text:style-name="NormalTok"><text:s text:c="4"/></text:span><text:span text:style-name="KeywordTok">case</text:span><text:span text:style-name="NormalTok"><text:s text:c="1"/></text:span><text:span text:style-name="StringTok">"Providence"</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used to live ther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 never lived ther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p text:style-name="P22">The last one is impossible, since we cannot write ‘switch’ statements comparing all the possible <text:span text:style-name="Source_Text"><text:span text:style-name="DataTypeTok">float</text:span></text:span> values!</text:p>
        </text:list-item>
        <text:list-item>
          <text:p text:style-name="P22">Give an example of an <text:span text:style-name="Source_Text"><text:span text:style-name="KeywordTok">if</text:span></text:span> statement that could not be rewritten as a <text:span text:style-name="Source_Text"><text:span text:style-name="KeywordTok">switch</text:span></text:span>.</text:p>
          <text:p text:style-name="P22">Solution</text:p>
          <text:p text:style-name="P22">Any condition not making a simple comparison is a good attempt. For instance, trying to convert <text:span text:style-name="Source_Text"><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text:span>. into a <text:span text:style-name="Source_Text"><text:span text:style-name="KeywordTok">switch</text:span></text:span> would require to list all the even values, which is not realistic.</text:p>
        </text:list-item>
        <text:list-item>
          <text:p text:style-name="P22">Write a <text:span text:style-name="Source_Text"><text:span text:style-name="KeywordTok">switch</text:span></text:span> statement that sets a <text:span text:style-name="Source_Text"><text:span text:style-name="DataTypeTok">double</text:span></text:span> <text:span text:style-name="Source_Text"><text:span text:style-name="NormalTok">discount</text:span></text:span> variable to <text:span text:style-name="Source_Text"><text:span text:style-name="FloatTok">0.5</text:span></text:span> if a string <text:span text:style-name="Source_Text"><text:span text:style-name="NormalTok">day</text:span></text:span> variable contains <text:span text:style-name="Source_Text"><text:span text:style-name="StringTok">"Monday"</text:span></text:span> or <text:span text:style-name="Source_Text"><text:span text:style-name="StringTok">"Wednesday"</text:span></text:span>, <text:span text:style-name="Source_Text"><text:span text:style-name="FloatTok">0.25</text:span></text:span> if <text:span text:style-name="Source_Text"><text:span text:style-name="NormalTok">day</text:span></text:span> contains <text:span text:style-name="Source_Text"><text:span text:style-name="StringTok">"Saturday"</text:span></text:span>, and <text:span text:style-name="Source_Text"><text:span text:style-name="FloatTok">0.5</text:span></text:span> otherwise.</text:p>
          <text:p text:style-name="P22">Solution</text:p>
          <text:p text:style-name="Preformatted_20_Text">
<text:span text:style-name="KeywordTok">switch</text:span><text:span text:style-name="NormalTok"><text:s text:c="1"/></text:span><text:span text:style-name="OperatorTok">(</text:span><text:span text:style-name="NormalTok">day</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Saturday"</text:span><text:span text:style-name="OperatorTok">:</text:span>
</text:p>
          <text:p text:style-name="Preformatted_20_Text">
<text:span text:style-name="NormalTok"><text:s text:c="4"/></text:span><text:span text:style-name="OperatorTok">{</text:span>
</text:p>
          <text:p text:style-name="Preformatted_20_Text">
<text:span text:style-name="NormalTok"><text:s text:c="8"/>discount </text:span><text:span text:style-name="OperatorTok">=</text:span><text:span text:style-name="NormalTok"><text:s text:c="1"/></text:span><text:span text:style-name="FloatTok">0.25</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4"/></text:span><text:span text:style-name="OperatorTok">{</text:span>
</text:p>
          <text:p text:style-name="Preformatted_20_Text">
<text:span text:style-name="NormalTok"><text:s text:c="8"/>discount </text:span><text:span text:style-name="OperatorTok">=</text:span><text:span text:style-name="NormalTok"><text:s text:c="1"/></text:span><text:span text:style-name="FloatTok">0.5</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25">Write a program that asks the user to write a country name and stores the user’s input into a string variable. Then, compare that string with <text:span text:style-name="Source_Text"><text:span text:style-name="StringTok">"france"</text:span></text:span>: if it is equal, then display at the screen <text:span text:style-name="Source_Text"><text:span text:style-name="StringTok">"Bienvenue en France !"</text:span></text:span>. Then, compare that string with <text:span text:style-name="Source_Text"><text:span text:style-name="StringTok">"usa"</text:span></text:span>: if it is equal, then display at the screen <text:span text:style-name="Source_Text"><text:span text:style-name="StringTok">"Welcome to the US!"</text:span></text:span>. If the string is different from both <text:span text:style-name="Source_Text"><text:span text:style-name="StringTok">"france"</text:span></text:span> and <text:span text:style-name="Source_Text"><text:span text:style-name="StringTok">"usa"</text:span></text:span>, then display at the screen <text:span text:style-name="Source_Text"><text:span text:style-name="StringTok">"Welcome to"</text:span></text:span> followed by the name of the country the user typed in. Can you think of two ways to implement this program, one using <text:span text:style-name="Source_Text"><text:span text:style-name="KeywordTok">if</text:span><text:span text:style-name="OperatorTok">-</text:span><text:span text:style-name="KeywordTok">else</text:span><text:span text:style-name="OperatorTok">-</text:span><text:span text:style-name="KeywordTok">if</text:span></text:span> statements, the other using <text:span text:style-name="Source_Text"><text:span text:style-name="KeywordTok">switch</text:span></text:span>?</text:p>
          <text:p text:style-name="P25">Solution</text:p>
          <text:p text:style-name="P25">A possible solution using <text:span text:style-name="Source_Text"><text:span text:style-name="KeywordTok">switch</text:span></text:span> is:</text:p>
          <text:p text:style-name="Preformatted_20_Text">
<text:span text:style-name="NormalTok">Console</text:span><text:span text:style-name="OperatorTok">.</text:span><text:span text:style-name="FunctionTok">WriteLine</text:span><text:span text:style-name="OperatorTok">(</text:span><text:span text:style-name="StringTok">"Please, enter a country name?"</text:span><text:span text:style-name="OperatorTok">);</text:span>
</text:p>
          <text:p text:style-name="Preformatted_20_Text">
<text:span text:style-name="DataTypeTok">string</text:span><text:span text:style-name="NormalTok"><text:s text:c="1"/>country_answered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KeywordTok">switch</text:span><text:span text:style-name="NormalTok"><text:s text:c="1"/></text:span><text:span text:style-name="OperatorTok">(</text:span><text:span text:style-name="NormalTok">country_answered</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usa"</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Welcome to the US!"</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StringTok">"fr"</text:span><text:span text:style-name="OperatorTok">:</text:span>
</text:p>
          <text:p text:style-name="Preformatted_20_Text">
<text:span text:style-name="NormalTok"><text:s text:c="8"/>Console</text:span><text:span text:style-name="OperatorTok">.</text:span><text:span text:style-name="FunctionTok">Write</text:span><text:span text:style-name="OperatorTok">(</text:span><text:span text:style-name="StringTok">"Bienvenue en France!"</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NormalTok">$</text:span><text:span text:style-name="StringTok">"Welcome to {country_answered}"</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list-item>
        <text:list-item>
          <text:p text:style-name="P25">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26">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26">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26">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26">The two previous offers can be cumulated.</text:p>
            </text:list-item>
          </text:list>
          <text:p text:style-name="P2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27">Enter 'c' for 10x15cm, anything else for 8x11in.</text:p>
          <text:p text:style-name="P28">c͟ ↵</text:p>
          <text:p text:style-name="P29">Is this your first time here? Type 'y' for 'yes'.</text:p>
          <text:p text:style-name="P30">y͟ ↵</text:p>
          <text:p text:style-name="P31">Enter a number of copies.</text:p>
          <text:p text:style-name="P32">9͟0͟ ↵</text:p>
          <text:p text:style-name="P33">Welcome!</text:p>
          <text:p text:style-name="P34">We cherish our new customers, so we are giving you a $3 discount!</text:p>
          <text:p text:style-name="P35">Your total is $13.50. You had a 10% discount!</text:p>
          <text:p text:style-name="P36">Enter 'c' for 10x15cm, anything else for 8x11in.</text:p>
          <text:p text:style-name="P37">p͟ ↵</text:p>
          <text:p text:style-name="P38">Is this your first time here? Type 'y' for 'yes'.</text:p>
          <text:p text:style-name="P39">N͟o͟t͟ ͟a͟t͟ ͟a͟l͟l͟↵</text:p>
          <text:p text:style-name="P40">Enter a number of copies.</text:p>
          <text:p text:style-name="P41">1͟2͟0͟ ↵</text:p>
          <text:p text:style-name="P42">Your total is $27.00. You had a 10% discount!</text:p>
          <text:p text:style-name="P25">Solution</text:p>
          <text:p text:style-name="Preformatted_20_Text">
<text:span text:style-name="NormalTok">Console</text:span><text:span text:style-name="OperatorTok">.</text:span><text:span text:style-name="FunctionTok">WriteLine</text:span><text:span text:style-name="OperatorTok">(</text:span><text:span text:style-name="StringTok">"Enter 'c' for 10x15cm, anything else for 8x11in"</text:span><text:span text:style-name="OperatorTok">);</text:span>
</text:p>
          <text:p text:style-name="Preformatted_20_Text">
<text:span text:style-name="DataTypeTok">char</text:span><text:span text:style-name="NormalTok"><text:s text:c="1"/>sizeChoice </text:span><text:span text:style-name="OperatorTok">=</text:span><text:span text:style-name="NormalTok"><text:s text:c="1"/></text:span><text:span text:style-name="DataTypeTok">char</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Is this your first time here? Type 'y' for 'yes'."</text:span><text:span text:style-name="OperatorTok">);</text:span>
</text:p>
          <text:p text:style-name="Preformatted_20_Text">
<text:span text:style-name="DataTypeTok">char</text:span><text:span text:style-name="NormalTok"><text:s text:c="1"/>firstTime </text:span><text:span text:style-name="OperatorTok">=</text:span><text:span text:style-name="NormalTok"><text:s text:c="1"/></text:span><text:span text:style-name="DataTypeTok">char</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 number of copies"</text:span><text:span text:style-name="OperatorTok">);</text:span>
</text:p>
          <text:p text:style-name="Preformatted_20_Text">
<text:span text:style-name="DataTypeTok">int</text:span><text:span text:style-name="NormalTok"><text:s text:c="1"/>copies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CommentTok">// The following statement is explained below.</text:span>
</text:p>
          <text:p text:style-name="Preformatted_20_Text">
<text:span text:style-name="DataTypeTok">decimal</text:span><text:span text:style-name="NormalTok"><text:s text:c="1"/>totalCost </text:span><text:span text:style-name="OperatorTok">=</text:span><text:span text:style-name="NormalTok"><text:s text:c="1"/>sizeChoice </text:span><text:span text:style-name="OperatorTok">==</text:span><text:span text:style-name="NormalTok"><text:s text:c="1"/></text:span><text:span text:style-name="CharTok">'c'</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m</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5m</text:span><text:span text:style-name="OperatorTok">;</text:span>
</text:p>
          <text:p text:style-name="Preformatted_20_Text">
<text:span text:style-name="KeywordTok">if</text:span><text:span text:style-name="OperatorTok">(</text:span><text:span text:style-name="NormalTok">firstTime </text:span><text:span text:style-name="OperatorTok">==</text:span><text:span text:style-name="NormalTok"><text:s text:c="1"/></text:span><text:span text:style-name="CharTok">'y'</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Welcome!"</text:span><text:span text:style-name="OperatorTok">);</text:span>
</text:p>
          <text:p text:style-name="Preformatted_20_Text">
<text:span text:style-name="NormalTok"><text:s text:c="4"/></text:span><text:span text:style-name="DataTypeTok">string</text:span><text:span text:style-name="NormalTok"><text:s text:c="1"/>message </text:span><text:span text:style-name="OperatorTok">=</text:span><text:span text:style-name="NormalTok"><text:s text:c="1"/></text:span><text:span text:style-name="StringTok">"We cherish our new customers"</text:span><text:span text:style-name="OperatorTok">;</text:span>
</text:p>
          <text:p text:style-name="Preformatted_20_Text">
<text:span text:style-name="NormalTok"><text:s text:c="4"/></text:span><text:span text:style-name="KeywordTok">if</text:span><text:span text:style-name="OperatorTok">(</text:span><text:span text:style-name="NormalTok">totalCost </text:span><text:span text:style-name="OperatorTok">&gt;</text:span><text:span text:style-name="NormalTok"><text:s text:c="1"/></text:span><text:span text:style-name="DecValTok">5</text:span><text:span text:style-name="NormalTok">m</text:span><text:span text:style-name="OperatorTok">)</text:span>
</text:p>
          <text:p text:style-name="Preformatted_20_Text">
<text:span text:style-name="NormalTok"><text:s text:c="4"/></text:span><text:span text:style-name="OperatorTok">{</text:span>
</text:p>
          <text:p text:style-name="Preformatted_20_Text">
<text:span text:style-name="NormalTok"><text:s text:c="8"/>totalCost </text:span><text:span text:style-name="OperatorTok">-=</text:span><text:span text:style-name="NormalTok"><text:s text:c="1"/></text:span><text:span text:style-name="DecValTok">3</text:span><text:span text:style-name="NormalTok">m</text:span><text:span text:style-name="OperatorTok">;</text:span>
</text:p>
          <text:p text:style-name="Preformatted_20_Text">
<text:span text:style-name="NormalTok"><text:s text:c="8"/>message </text:span><text:span text:style-name="OperatorTok">+=</text:span><text:span text:style-name="NormalTok"><text:s text:c="1"/></text:span><text:span text:style-name="StringTok">", so we're giving you a $3 discount!"</text:span><text:span text:style-name="OperatorTok">;</text:span>
</text:p>
          <text:p text:style-name="Preformatted_20_Text">
<text:span text:style-name="NormalTok"><text:s text:c="4"/></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message</text:span><text:span text:style-name="OperatorTok">);</text:span>
</text:p>
          <text:p text:style-name="Preformatted_20_Text">
<text:span text:style-name="OperatorTok">}</text:span>
</text:p>
          <text:p text:style-name="Preformatted_20_Text">
<text:span text:style-name="KeywordTok">if</text:span><text:span text:style-name="OperatorTok">(</text:span><text:span text:style-name="NormalTok">copies </text:span><text:span text:style-name="OperatorTok">&gt;</text:span><text:span text:style-name="NormalTok"><text:s text:c="1"/></text:span><text:span text:style-name="DecValTok">50</text:span><text:span text:style-name="OperatorTok">)</text:span>
</text:p>
          <text:p text:style-name="Preformatted_20_Text">
<text:span text:style-name="OperatorTok">{</text:span>
</text:p>
          <text:p text:style-name="Preformatted_20_Text">
<text:span text:style-name="NormalTok"><text:s text:c="4"/>totalCost </text:span><text:span text:style-name="OperatorTok">-=</text:span><text:span text:style-name="NormalTok"><text:s text:c="1"/>totalCost </text:span><text:span text:style-name="OperatorTok">*</text:span><text:span text:style-name="NormalTok"><text:s text:c="1"/></text:span><text:span text:style-name="FloatTok">0.1m</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total is {totalCost:C}. You had a 10% discount!"</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Your total is {totalCost:C}."</text:span><text:span text:style-name="OperatorTok">);</text:span>
</text:p>
          <text:p text:style-name="Preformatted_20_Text">
<text:span text:style-name="OperatorTok">}</text:span>
</text:p>
          <text:p text:style-name="P25">The <text:span text:style-name="Source_Text"><text:span text:style-name="DataTypeTok">decimal</text:span><text:span text:style-name="NormalTok"><text:s text:c="1"/>totalCost </text:span><text:span text:style-name="OperatorTok">=</text:span><text:span text:style-name="NormalTok"><text:s text:c="1"/>sizeChoice </text:span><text:span text:style-name="OperatorTok">==</text:span><text:span text:style-name="NormalTok"><text:s text:c="1"/></text:span><text:span text:style-name="CharTok">'c'</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m</text:span><text:span text:style-name="NormalTok"><text:s text:c="1"/></text:span><text:span text:style-name="OperatorTok">:</text:span><text:span text:style-name="NormalTok"><text:s text:c="1"/>copies </text:span><text:span text:style-name="OperatorTok">*</text:span><text:span text:style-name="NormalTok"><text:s text:c="1"/></text:span><text:span text:style-name="FloatTok">0.25m</text:span><text:span text:style-name="OperatorTok">;</text:span></text:span> statement uses <text:a xlink:type="simple" xlink:href="https://csci-1301.github.io/book.html#the-conditional-operator" office:name=""><text:span text:style-name="Definition">the conditional operator</text:span></text:a>. This particular statement is a shorter way of writing</text:p>
          <text:p text:style-name="Preformatted_20_Text">
<text:span text:style-name="DataTypeTok">decimal</text:span><text:span text:style-name="NormalTok"><text:s text:c="1"/>totalCost</text:span><text:span text:style-name="OperatorTok">;</text:span>
</text:p>
          <text:p text:style-name="Preformatted_20_Text">
<text:span text:style-name="KeywordTok">if</text:span><text:span text:style-name="OperatorTok">(</text:span><text:span text:style-name="NormalTok">sizeChoice </text:span><text:span text:style-name="OperatorTok">==</text:span><text:span text:style-name="NormalTok"><text:s text:c="1"/></text:span><text:span text:style-name="CharTok">'c'</text:span><text:span text:style-name="OperatorTok">){</text:span>
</text:p>
          <text:p text:style-name="Preformatted_20_Text">
<text:span text:style-name="NormalTok"><text:s text:c="4"/>totalCost </text:span><text:span text:style-name="OperatorTok">=</text:span><text:span text:style-name="NormalTok"><text:s text:c="1"/>copies <text:s text:c="1"/></text:span><text:span text:style-name="OperatorTok">*</text:span><text:span text:style-name="NormalTok"><text:s text:c="1"/></text:span><text:span text:style-name="FloatTok">0.2m</text:span><text:span text:style-name="OperatorTok">;</text:span>
</text:p>
          <text:p text:style-name="Preformatted_20_Text">
<text:span text:style-name="OperatorTok">}</text:span>
</text:p>
          <text:p text:style-name="Preformatted_20_Text">
<text:span text:style-name="KeywordTok">else</text:span><text:span text:style-name="OperatorTok">{</text:span>
</text:p>
          <text:p text:style-name="Preformatted_20_Text">
<text:span text:style-name="NormalTok"><text:s text:c="4"/>totalCost </text:span><text:span text:style-name="OperatorTok">=</text:span><text:span text:style-name="NormalTok"><text:s text:c="1"/>copies </text:span><text:span text:style-name="OperatorTok">*</text:span><text:span text:style-name="NormalTok"><text:s text:c="1"/></text:span><text:span text:style-name="FloatTok">0.25m</text:span><text:span text:style-name="OperatorTok">;</text:span>
</text:p>
          <text:p text:style-name="Preformatted_20_Text">
<text:span text:style-name="OperatorTok">}</text:span>
</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43">Assume you are given an un-assigned <text:span text:style-name="Source_Text"><text:span text:style-name="DataTypeTok">string</text:span></text:span> variable <text:span text:style-name="Source_Text"><text:span text:style-name="NormalTok">letterGrade</text:span></text:span>, and an already assigned <text:span text:style-name="Source_Text"><text:span text:style-name="DataTypeTok">float</text:span></text:span> variable <text:span text:style-name="Source_Text"><text:span text:style-name="NormalTok">numberGrade</text:span></text:span>. Write a small program that assigns <text:span text:style-name="Source_Text"><text:span text:style-name="StringTok">"A"</text:span></text:span> to <text:span text:style-name="Source_Text"><text:span text:style-name="NormalTok">letterGrade</text:span></text:span> if <text:span text:style-name="Source_Text"><text:span text:style-name="NormalTok">numberGrade</text:span></text:span> is between 100 and 90 (both included), <text:span text:style-name="Source_Text"><text:span text:style-name="StringTok">"B"</text:span></text:span> to <text:span text:style-name="Source_Text"><text:span text:style-name="NormalTok">letterGrade</text:span></text:span> if <text:span text:style-name="Source_Text"><text:span text:style-name="NormalTok">numberGrade</text:span></text:span> is between 90 (excluded) and 80 (included), etc., and <text:span text:style-name="Source_Text"><text:span text:style-name="StringTok">"Invalid data"</text:span></text:span> if <text:span text:style-name="Source_Text"><text:span text:style-name="NormalTok">numberGrade</text:span></text:span> is strictly lower than 0 or strictly greater than 100. Should you use a <text:span text:style-name="Source_Text"><text:span text:style-name="KeywordTok">switch</text:span></text:span> statement or a <text:span text:style-name="Source_Text"><text:span text:style-name="KeywordTok">if</text:span></text:span> …<text:span text:style-name="Source_Text"><text:span text:style-name="KeywordTok">else</text:span><text:span text:style-name="NormalTok"><text:s text:c="1"/></text:span><text:span text:style-name="KeywordTok">if</text:span></text:span> …<text:span text:style-name="Source_Text"><text:span text:style-name="KeywordTok">else</text:span></text:span>?</text:p>
          <text:p text:style-name="P43">Solution</text:p>
          <text:p text:style-name="P43">An <text:span text:style-name="Source_Text"><text:span text:style-name="KeywordTok">if</text:span></text:span> …<text:span text:style-name="Source_Text"><text:span text:style-name="KeywordTok">else</text:span><text:span text:style-name="NormalTok"><text:s text:c="1"/></text:span><text:span text:style-name="KeywordTok">if</text:span></text:span> …<text:span text:style-name="Source_Text"><text:span text:style-name="KeywordTok">else</text:span></text:span> is the right structure for this task:</text:p>
          <text:p text:style-name="Preformatted_20_Text">
<text:span text:style-name="DataTypeTok">float</text:span><text:span text:style-name="NormalTok"><text:s text:c="1"/>numberGrade</text:span><text:span text:style-name="OperatorTok">;</text:span>
</text:p>
          <text:p text:style-name="Preformatted_20_Text">
<text:span text:style-name="DataTypeTok">string</text:span><text:span text:style-name="NormalTok"><text:s text:c="1"/>letterGrade</text:span><text:span text:style-name="OperatorTok">;</text:span>
</text:p>
          <text:p text:style-name="Preformatted_20_Text">
<text:span text:style-name="NormalTok">numberGrade </text:span><text:span text:style-name="OperatorTok">=</text:span><text:span text:style-name="NormalTok"><text:s text:c="1"/></text:span><text:span text:style-name="OperatorTok">-</text:span><text:span text:style-name="DecValTok">60</text:span><text:span text:style-name="OperatorTok">;</text:span><text:span text:style-name="NormalTok"><text:s text:c="1"/></text:span><text:span text:style-name="CommentTok">// This is just an example, feel free to change it.</text:span>
</text:p>
          <text:p text:style-name="Preformatted_20_Text">
<text:span text:style-name="KeywordTok">if</text:span><text:span text:style-name="OperatorTok">(</text:span><text:span text:style-name="NormalTok">numberGrade </text:span><text:span text:style-name="OperatorTok">&gt;</text:span><text:span text:style-name="NormalTok"><text:s text:c="1"/></text:span><text:span text:style-name="DecValTok">100</text:span><text:span text:style-name="NormalTok"><text:s text:c="1"/></text:span><text:span text:style-name="OperatorTok">||</text:span><text:span text:style-name="NormalTok"><text:s text:c="1"/>numberGrade </text:span><text:span text:style-name="OperatorTok">&l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CommentTok">// It's actually easier to get rid of the "invalid" cases first.</text:span>
</text:p>
          <text:p text:style-name="Preformatted_20_Text">
<text:span text:style-name="NormalTok"><text:s text:c="4"/>letterGrade </text:span><text:span text:style-name="OperatorTok">=</text:span><text:span text:style-name="NormalTok"><text:s text:c="1"/></text:span><text:span text:style-name="StringTok">"Invalid Data"</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numberGrade </text:span><text:span text:style-name="OperatorTok">&gt;=</text:span><text:span text:style-name="NormalTok"><text:s text:c="1"/></text:span><text:span text:style-name="DecValTok">9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A"</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numberGrade </text:span><text:span text:style-name="OperatorTok">&gt;=</text:span><text:span text:style-name="NormalTok"><text:s text:c="1"/></text:span><text:span text:style-name="DecValTok">8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B"</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numberGrade </text:span><text:span text:style-name="OperatorTok">&gt;=</text:span><text:span text:style-name="NormalTok"><text:s text:c="1"/></text:span><text:span text:style-name="DecValTok">7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C"</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OperatorTok">(</text:span><text:span text:style-name="NormalTok">numberGrade </text:span><text:span text:style-name="OperatorTok">&gt;=</text:span><text:span text:style-name="NormalTok"><text:s text:c="1"/></text:span><text:span text:style-name="DecValTok">60</text:span><text:span text:style-name="OperatorTok">)</text:span>
</text:p>
          <text:p text:style-name="Preformatted_20_Text">
<text:span text:style-name="OperatorTok">{</text:span>
</text:p>
          <text:p text:style-name="Preformatted_20_Text">
<text:span text:style-name="NormalTok"><text:s text:c="4"/>letterGrade </text:span><text:span text:style-name="OperatorTok">=</text:span><text:span text:style-name="NormalTok"><text:s text:c="1"/></text:span><text:span text:style-name="StringTok">"D"</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CommentTok">// We know the value is greater than 0 but strictly lower than 60.</text:span>
</text:p>
          <text:p text:style-name="Preformatted_20_Text">
<text:span text:style-name="NormalTok"><text:s text:c="4"/>letterGrade </text:span><text:span text:style-name="OperatorTok">=</text:span><text:span text:style-name="NormalTok"><text:s text:c="1"/></text:span><text:span text:style-name="StringTok">"F"</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numberGrade </text:span><text:span text:style-name="OperatorTok">+</text:span><text:span text:style-name="NormalTok"><text:s text:c="1"/></text:span><text:span text:style-name="StringTok">" corresponds to "</text:span><text:span text:style-name="NormalTok"><text:s text:c="1"/></text:span><text:span text:style-name="OperatorTok">+</text:span><text:span text:style-name="NormalTok"><text:s text:c="1"/>letterGrade</text:span><text:span text:style-name="OperatorTok">);</text:span>
</text:p>
        </text:list-item>
        <text:list-item>
          <text:p text:style-name="P43">Given an <text:span text:style-name="Source_Text"><text:span text:style-name="DataTypeTok">int</text:span></text:span> variable <text:span text:style-name="Source_Text"><text:span text:style-name="NormalTok">counter</text:span></text:span>, write three statements to decrement its value by 1.</text:p>
          <text:p text:style-name="P43">Solution</text:p>
          <text:p text:style-name="P43">We actually know four ways to do that:</text:p>
          <text:p text:style-name="Preformatted_20_Text">
<text:span text:style-name="NormalTok">counter </text:span><text:span text:style-name="OperatorTok">=</text:span><text:span text:style-name="NormalTok"><text:s text:c="1"/>counter </text:span><text:span text:style-name="OperatorTok">-</text:span><text:span text:style-name="NormalTok"><text:s text:c="1"/></text:span><text:span text:style-name="DecValTok">1</text:span><text:span text:style-name="OperatorTok">;</text:span>
</text:p>
          <text:p text:style-name="Preformatted_20_Text">
<text:span text:style-name="NormalTok">counter </text:span><text:span text:style-name="OperatorTok">-=</text:span><text:span text:style-name="NormalTok"><text:s text:c="1"/></text:span><text:span text:style-name="DecValTok">1</text:span><text:span text:style-name="OperatorTok">;</text:span>
</text:p>
          <text:p text:style-name="Preformatted_20_Text">
<text:span text:style-name="NormalTok">counter</text:span><text:span text:style-name="OperatorTok">--;</text:span>
</text:p>
          <text:p text:style-name="Preformatted_20_Text">
<text:span text:style-name="OperatorTok">--</text:span><text:span text:style-name="NormalTok">counter</text:span><text:span text:style-name="OperatorTok">;</text:span>
</text:p>
        </text:list-item>
        <text:list-item>
          <text:p text:style-name="P43">What will be displayed on the screen?</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7</text:span><text:span text:style-name="OperatorTok">;</text:span>
</text:p>
          <text:p text:style-name="Preformatted_20_Text">
<text:span text:style-name="NormalTok">Console</text:span><text:span text:style-name="OperatorTok">.</text:span><text:span text:style-name="FunctionTok">WriteLine</text:span><text:span text:style-name="NormalTok"><text:s text:c="1"/></text:span><text:span text:style-name="OperatorTok">(</text:span><text:span text:style-name="NormalTok">x</text:span><text:span text:style-name="OperatorTok">++</text:span><text:span text:style-name="NormalTok"><text:s text:c="1"/></text:span><text:span text:style-name="OperatorTok">+</text:span><text:span text:style-name="StringTok">" and "</text:span><text:span text:style-name="OperatorTok">+</text:span><text:span text:style-name="NormalTok"><text:s text:c="1"/></text:span><text:span text:style-name="OperatorTok">--</text:span><text:span text:style-name="NormalTok">y</text:span><text:span text:style-name="OperatorTok">);</text:span>
</text:p>
          <text:p text:style-name="P43">Solution</text:p>
          <text:p text:style-name="P43">“3 and 6”</text:p>
        </text:list-item>
        <text:list-item>
          <text:p text:style-name="P43">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2</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counter</text:span><text:span text:style-name="OperatorTok">++;</text:span>
</text:p>
          <text:p text:style-name="Preformatted_20_Text">
<text:span text:style-name="OperatorTok">}</text:span>
</text:p>
          <text:p text:style-name="P43">Solution</text:p>
          <text:p text:style-name="P44">2</text:p>
          <text:p text:style-name="P45">3</text:p>
          <text:p text:style-name="P46">4</text:p>
        </text:list-item>
        <text:list-item>
          <text:p text:style-name="P43">What will be displayed on the screen by the following program? Write the spaces and new line explicitly.</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gt;</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unter</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counter </text:span><text:span text:style-name="OperatorTok">==</text:span><text:span text:style-name="NormalTok"><text:s text:c="1"/></text:span><text:span text:style-name="DecValTok">7</text:span><text:span text:style-name="OperatorTok">)</text:span><text:span text:style-name="NormalTok"><text:s text:c="1"/></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Bingo"</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p text:style-name="P43">Solution</text:p>
          <text:p text:style-name="P47">9</text:p>
          <text:p text:style-name="P48">8</text:p>
          <text:p text:style-name="P49">7</text:p>
          <text:p text:style-name="P50">Bingo</text:p>
          <text:p text:style-name="P51">6</text:p>
          <text:p text:style-name="P52">5</text:p>
        </text:list-item>
        <text:list-item>
          <text:p text:style-name="P43">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text:span text:style-name="NormalTok"><text:s text:c="1"/></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p text:style-name="P43">Solution</text:p>
          <text:p text:style-name="P43">Nothing, and it will loop forever.</text:p>
        </text:list-item>
        <text:list-item>
          <text:p text:style-name="P43">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7</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p text:style-name="P43">Solution</text:p>
          <text:p text:style-name="P43"><draw:frame draw:style-name="fr1" text:anchor-type="as-char"><draw:object xlink:href="Formula-84/" xlink:type="simple" xlink:show="embed" xlink:actuate="onLoad"/></draw:frame> infinitely many times.</text:p>
        </text:list-item>
        <text:list-item>
          <text:p text:style-name="P43">What is input validation? Name a control structure that can be used to perform it. Why is it important?</text:p>
          <text:p text:style-name="P43">Solution</text:p>
          <text:p text:style-name="P43">Making sure the user’s input is valid. The <text:span text:style-name="Source_Text"><text:span text:style-name="KeywordTok">while</text:span></text:span> loop. Because we cannot trust the user.</text:p>
        </text:list-item>
        <text:list-item>
          <text:p text:style-name="P43">What do we name a variable that is increased by some value at every iteration of a loop, i.e., that keeps the running total?</text:p>
          <text:p text:style-name="P43">Solution</text:p>
          <text:p text:style-name="P43">An accumulator.</text:p>
        </text:list-item>
        <text:list-item>
          <text:p text:style-name="P43">What is a sentinel value?</text:p>
          <text:p text:style-name="P43">Solution</text:p>
          <text:p text:style-name="P43">It’s a value that will trigger an exit from a loop. It is a value that was agreed on, and that signifies “I now want to exit the loop.”.</text:p>
        </text:list-item>
        <text:list-item>
          <text:p text:style-name="P43">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43">Solution</text:p>
          <text:p text:style-name="Preformatted_20_Text">
<text:span text:style-name="DataTypeTok">int</text:span><text:span text:style-name="NormalTok"><text:s text:c="1"/>answer</text:span><text:span text:style-name="OperatorTok">;</text:span>
</text:p>
          <text:p text:style-name="Preformatted_20_Text">
<text:span text:style-name="KeywordTok">do</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a value between 0 and 10 (both included)."</text:span><text:span text:style-name="OperatorTok">);</text:span>
</text:p>
          <text:p text:style-name="Preformatted_20_Text">
<text:span text:style-name="NormalTok"><text:s text:c="4"/>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
</text:p>
        </text:list-item>
        <text:list-item>
          <text:p text:style-name="P43">Write a small program that asks the user for an integer, and displays “It is positive” if the number entered is positive, “It is negative” if the number entered is negative, and “Not a number” if the user entered a string that is not an integer.</text:p>
          <text:p text:style-name="P43">Solution</text:p>
          <text:p text:style-name="Preformatted_20_Text">
<text:span text:style-name="DataTypeTok">in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Enter an integer"</text:span><text:span text:style-name="OperatorTok">);</text:span>
</text:p>
          <text:p text:style-name="Preformatted_20_Text">
<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ot a number"</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Positive"</text:span><text:span text:style-name="OperatorTok">);</text:span>
</text:p>
          <text:p text:style-name="Preformatted_20_Text">
<text:span text:style-name="OperatorTok">}</text:span>
</text:p>
          <text:p text:style-name="Preformatted_20_Text">
<text:span text:style-name="KeywordTok">else</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Negative"</text:span><text:span text:style-name="OperatorTok">);</text:span>
</text:p>
          <text:p text:style-name="Preformatted_20_Text">
<text:span text:style-name="OperatorTok">}</text:span>
</text:p>
        </text:list-item>
        <text:list-item>
          <text:p text:style-name="P43">Write a program containing a <text:span text:style-name="Source_Text"><text:span text:style-name="KeywordTok">while</text:span></text:span> loop that would display the numbers between -100 and 100 (both included) with a space between them when executed.</text:p>
          <text:p text:style-name="P43">Solution</text:p>
          <text:p text:style-name="Preformatted_20_Text">
<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
</text:p>
          <text:p text:style-name="Preformatted_20_Text">
<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list-item>
        <text:list-item>
          <text:p text:style-name="P43">Assume you are given an initialized <text:span text:style-name="Source_Text"><text:span text:style-name="DataTypeTok">string</text:span></text:span> variable <text:span text:style-name="Source_Text"><text:span text:style-name="NormalTok">name</text:span></text:span>, and a <text:span text:style-name="Source_Text"><text:span text:style-name="DataTypeTok">string</text:span></text:span> variable <text:span text:style-name="Source_Text"><text:span text:style-name="NormalTok">field</text:span></text:span>. Write a small program that assigns to <text:span text:style-name="Source_Text"><text:span text:style-name="NormalTok">field</text:span></text:span></text:p>
          <text:list text:style-name="L16">
            <text:list-item>
              <text:p text:style-name="P53">“CS” if <text:span text:style-name="Source_Text"><text:span text:style-name="NormalTok">name</text:span></text:span> is “Turing” or “Liskov”,</text:p>
            </text:list-item>
            <text:list-item>
              <text:p text:style-name="P53">“Math.” if <text:span text:style-name="Source_Text"><text:span text:style-name="NormalTok">name</text:span></text:span> is “Aryabhata” or “Noether”,</text:p>
            </text:list-item>
            <text:list-item>
              <text:p text:style-name="P53">“Unknown” otherwise.</text:p>
              <text:p text:style-name="P53">Solution</text:p>
            </text:list-item>
          </text:list>
          <text:p text:style-name="Preformatted_20_Text">
<text:span text:style-name="DataTypeTok">string</text:span><text:span text:style-name="NormalTok"><text:s text:c="1"/>name</text:span><text:span text:style-name="OperatorTok">;</text:span>
</text:p>
          <text:p text:style-name="Preformatted_20_Text">
<text:span text:style-name="NormalTok">name </text:span><text:span text:style-name="OperatorTok">=</text:span><text:span text:style-name="NormalTok"><text:s text:c="1"/></text:span><text:span text:style-name="StringTok">"Turing"</text:span><text:span text:style-name="OperatorTok">;</text:span><text:span text:style-name="NormalTok"><text:s text:c="1"/></text:span><text:span text:style-name="CommentTok">// Value given as an example, change it to test.</text:span>
</text:p>
          <text:p text:style-name="Preformatted_20_Text">
<text:span text:style-name="DataTypeTok">string</text:span><text:span text:style-name="NormalTok"><text:s text:c="1"/>field</text:span><text:span text:style-name="OperatorTok">;</text:span>
</text:p>
          <text:p text:style-name="Preformatted_20_Text">
<text:span text:style-name="KeywordTok">switch</text:span><text:span text:style-name="OperatorTok">(</text:span><text:span text:style-name="NormalTok">name</text:span><text:span text:style-name="OperatorTok">){</text:span>
</text:p>
          <text:p text:style-name="Preformatted_20_Text">
<text:span text:style-name="NormalTok"><text:s text:c="4"/></text:span><text:span text:style-name="KeywordTok">case</text:span><text:span text:style-name="OperatorTok">(</text:span><text:span text:style-name="StringTok">"Turing"</text:span><text:span text:style-name="OperatorTok">):</text:span>
</text:p>
          <text:p text:style-name="Preformatted_20_Text">
<text:span text:style-name="NormalTok"><text:s text:c="4"/></text:span><text:span text:style-name="KeywordTok">case</text:span><text:span text:style-name="OperatorTok">(</text:span><text:span text:style-name="StringTok">"Liskov"</text:span><text:span text:style-name="OperatorTok">):</text:span>
</text:p>
          <text:p text:style-name="Preformatted_20_Text">
<text:span text:style-name="NormalTok"><text:s text:c="8"/>field </text:span><text:span text:style-name="OperatorTok">=</text:span><text:span text:style-name="NormalTok"><text:s text:c="1"/></text:span><text:span text:style-name="StringTok">"CS"</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OperatorTok">(</text:span><text:span text:style-name="StringTok">"Aryabhata"</text:span><text:span text:style-name="OperatorTok">):</text:span>
</text:p>
          <text:p text:style-name="Preformatted_20_Text">
<text:span text:style-name="NormalTok"><text:s text:c="4"/></text:span><text:span text:style-name="KeywordTok">case</text:span><text:span text:style-name="OperatorTok">(</text:span><text:span text:style-name="StringTok">"Noether"</text:span><text:span text:style-name="OperatorTok">):</text:span>
</text:p>
          <text:p text:style-name="Preformatted_20_Text">
<text:span text:style-name="NormalTok"><text:s text:c="8"/>field </text:span><text:span text:style-name="OperatorTok">=</text:span><text:span text:style-name="NormalTok"><text:s text:c="1"/></text:span><text:span text:style-name="StringTok">"Math."</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field </text:span><text:span text:style-name="OperatorTok">=</text:span><text:span text:style-name="NormalTok"><text:s text:c="1"/></text:span><text:span text:style-name="StringTok">"Unknown"</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name </text:span><text:span text:style-name="OperatorTok">+</text:span><text:span text:style-name="NormalTok"><text:s text:c="1"/></text:span><text:span text:style-name="StringTok">" worked in "</text:span><text:span text:style-name="NormalTok"><text:s text:c="1"/></text:span><text:span text:style-name="OperatorTok">+</text:span><text:span text:style-name="NormalTok"><text:s text:c="1"/>field </text:span><text:span text:style-name="OperatorTok">+</text:span><text:span text:style-name="NormalTok"><text:s text:c="1"/></text:span><text:span text:style-name="StringTok">"."</text:span><text:span text:style-name="OperatorTok">);</text:span>
</text:p>
        </text:list-item>
        <text:list-item>
          <text:p text:style-name="P43">Write a program that asks the user to enter a value between 1900 and 1999 (both included), and asks again as long as the user enters integers outside that range.</text:p>
          <text:p text:style-name="P43">Solution</text:p>
          <text:p text:style-name="Preformatted_20_Text">
<text:span text:style-name="DataTypeTok">int</text:span><text:span text:style-name="NormalTok"><text:s text:c="1"/>answer</text:span><text:span text:style-name="OperatorTok">;</text:span>
</text:p>
          <text:p text:style-name="Preformatted_20_Text">
<text:span text:style-name="KeywordTok">do</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a value between 1900 and 1999 (both included)."</text:span><text:span text:style-name="OperatorTok">);</text:span>
</text:p>
          <text:p text:style-name="Preformatted_20_Text">
<text:span text:style-name="NormalTok"><text:s text:c="4"/>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
</text:p>
        </text:list-item>
      </text:list>
      <text:h text:style-name="Heading_20_2" text:outline-level="2"><text:bookmark-start text:name="part-ii-problems-4"/>Part II – Problems<text:bookmark-end text:name="part-ii-problems-4"/></text:h>
      <text:list text:style-name="L17">
        <text:list-item>
          <text:p text:style-name="P54">Write a <text:span text:style-name="Source_Text"><text:span text:style-name="KeywordTok">switch</text:span></text:span> statement that calculates the number of days in a particular month. You should assume that you are given already assigned <text:span text:style-name="Source_Text"><text:span text:style-name="NormalTok">month</text:span></text:span> and <text:span text:style-name="Source_Text"><text:span text:style-name="NormalTok">year</text:span></text:span> <text:span text:style-name="Source_Text"><text:span text:style-name="DataTypeTok">int</text:span></text:span> variables, and that your program should set an already declared <text:span text:style-name="Source_Text"><text:span text:style-name="DataTypeTok">int</text:span></text:span> <text:span text:style-name="Source_Text"><text:span text:style-name="NormalTok">numberOfDays</text:span></text:span> variable to 28, 29, 30 or 31 depending on the month / year combination. Your program should start with a <text:span text:style-name="Source_Text"><text:span text:style-name="KeywordTok">switch</text:span></text:span> matching <text:span text:style-name="Source_Text"><text:span text:style-name="NormalTok">month</text:span></text:span> against certain values, and, if <text:span text:style-name="Source_Text"><text:span text:style-name="NormalTok">month</text:span></text:span> is 2, uses an <text:span text:style-name="Source_Text"><text:span text:style-name="KeywordTok">if</text:span></text:span> statement to decide whenever the number of days is 28 or 29. You can use something like</text:p>
          <text:p text:style-name="Preformatted_20_Text">
<text:span text:style-name="KeywordTok">switch</text:span><text:span text:style-name="NormalTok"><text:s text:c="1"/></text:span><text:span text:style-name="OperatorTok">(</text:span><text:span text:style-name="NormalTok">month</text:span><text:span text:style-name="OperatorTok">)</text:span><text:span text:style-name="NormalTok"><text:s text:c="1"/></text:span><text:span text:style-name="OperatorTok">{</text:span>
</text:p>
          <text:p text:style-name="Preformatted_20_Text">
<text:span text:style-name="NormalTok"><text:s text:c="4"/>…</text:span>
</text:p>
          <text:p text:style-name="Preformatted_20_Text">
<text:span text:style-name="NormalTok"><text:s text:c="4"/></text:span><text:span text:style-name="KeywordTok">case</text:span><text:span text:style-name="NormalTok"><text:s text:c="1"/></text:span><text:span text:style-name="OperatorTok">(</text:span><text:span text:style-name="DecValTok">2</text:span><text:span text:style-name="OperatorTok">):</text:span>
</text:p>
          <text:p text:style-name="Preformatted_20_Text">
<text:span text:style-name="NormalTok"><text:s text:c="8"/></text:span><text:span text:style-name="KeywordTok">if</text:span><text:span text:style-name="NormalTok"><text:s text:c="1"/>…</text:span>
</text:p>
          <text:p text:style-name="Preformatted_20_Text">
<text:span text:style-name="NormalTok"><text:s text:c="8"/>…</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
</text:p>
          <text:p text:style-name="Preformatted_20_Text">
<text:span text:style-name="OperatorTok">}</text:span>
</text:p>
          <text:p text:style-name="P54">Solution</text:p>
          <text:p text:style-name="Preformatted_20_Text">
<text:span text:style-name="DataTypeTok">int</text:span><text:span text:style-name="NormalTok"><text:s text:c="1"/>month </text:span><text:span text:style-name="OperatorTok">=</text:span><text:span text:style-name="NormalTok"><text:s text:c="1"/></text:span><text:span text:style-name="DecValTok">2</text:span><text:span text:style-name="OperatorTok">;</text:span>
</text:p>
          <text:p text:style-name="Preformatted_20_Text">
<text:span text:style-name="DataTypeTok">int</text:span><text:span text:style-name="NormalTok"><text:s text:c="1"/>year </text:span><text:span text:style-name="OperatorTok">=</text:span><text:span text:style-name="NormalTok"><text:s text:c="1"/></text:span><text:span text:style-name="DecValTok">2000</text:span><text:span text:style-name="OperatorTok">;</text:span>
</text:p>
          <text:p text:style-name="Preformatted_20_Text">
<text:span text:style-name="DataTypeTok">int</text:span><text:span text:style-name="NormalTok"><text:s text:c="1"/>numDays </text:span><text:span text:style-name="OperatorTok">=</text:span><text:span text:style-name="NormalTok"><text:s text:c="1"/></text:span><text:span text:style-name="DecValTok">0</text:span><text:span text:style-name="OperatorTok">;</text:span>
</text:p>
          <text:p text:style-name="Preformatted_20_Text">
<text:span text:style-name="KeywordTok">switch</text:span><text:span text:style-name="NormalTok"><text:s text:c="1"/></text:span><text:span text:style-name="OperatorTok">(</text:span><text:span text:style-name="NormalTok">month</text:span><text:span text:style-name="OperatorTok">)</text:span><text:span text:style-name="NormalTok"><text:s text:c="1"/></text:span><text:span text:style-name="OperatorTok">{</text:span>
</text:p>
          <text:p text:style-name="Preformatted_20_Text">
<text:span text:style-name="NormalTok"><text:s text:c="4"/></text:span><text:span text:style-name="KeywordTok">case</text:span><text:span text:style-name="NormalTok"><text:s text:c="1"/></text:span><text:span text:style-name="DecValTok">1</text:span><text:span text:style-name="OperatorTok">:</text:span><text:span text:style-name="NormalTok"><text:s text:c="1"/></text:span><text:span text:style-name="KeywordTok">case</text:span><text:span text:style-name="NormalTok"><text:s text:c="1"/></text:span><text:span text:style-name="DecValTok">3</text:span><text:span text:style-name="OperatorTok">:</text:span><text:span text:style-name="NormalTok"><text:s text:c="1"/></text:span><text:span text:style-name="KeywordTok">case</text:span><text:span text:style-name="NormalTok"><text:s text:c="1"/></text:span><text:span text:style-name="DecValTok">5</text:span><text:span text:style-name="OperatorTok">:</text:span>
</text:p>
          <text:p text:style-name="Preformatted_20_Text">
<text:span text:style-name="NormalTok"><text:s text:c="4"/></text:span><text:span text:style-name="KeywordTok">case</text:span><text:span text:style-name="NormalTok"><text:s text:c="1"/></text:span><text:span text:style-name="DecValTok">7</text:span><text:span text:style-name="OperatorTok">:</text:span><text:span text:style-name="NormalTok"><text:s text:c="1"/></text:span><text:span text:style-name="KeywordTok">case</text:span><text:span text:style-name="NormalTok"><text:s text:c="1"/></text:span><text:span text:style-name="DecValTok">8</text:span><text:span text:style-name="OperatorTok">:</text:span><text:span text:style-name="NormalTok"><text:s text:c="1"/></text:span><text:span text:style-name="KeywordTok">case</text:span><text:span text:style-name="NormalTok"><text:s text:c="1"/></text:span><text:span text:style-name="DecValTok">10</text:span><text:span text:style-name="OperatorTok">:</text:span>
</text:p>
          <text:p text:style-name="Preformatted_20_Text">
<text:span text:style-name="NormalTok"><text:s text:c="4"/></text:span><text:span text:style-name="KeywordTok">case</text:span><text:span text:style-name="NormalTok"><text:s text:c="1"/></text:span><text:span text:style-name="DecValTok">12</text:span><text:span text:style-name="OperatorTok">:</text:span>
</text:p>
          <text:p text:style-name="Preformatted_20_Text">
<text:span text:style-name="NormalTok"><text:s text:c="8"/>numDays </text:span><text:span text:style-name="OperatorTok">=</text:span><text:span text:style-name="NormalTok"><text:s text:c="1"/></text:span><text:span text:style-name="DecValTok">31</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DecValTok">4</text:span><text:span text:style-name="OperatorTok">:</text:span><text:span text:style-name="NormalTok"><text:s text:c="1"/></text:span><text:span text:style-name="KeywordTok">case</text:span><text:span text:style-name="NormalTok"><text:s text:c="1"/></text:span><text:span text:style-name="DecValTok">6</text:span><text:span text:style-name="OperatorTok">:</text:span>
</text:p>
          <text:p text:style-name="Preformatted_20_Text">
<text:span text:style-name="NormalTok"><text:s text:c="4"/></text:span><text:span text:style-name="KeywordTok">case</text:span><text:span text:style-name="NormalTok"><text:s text:c="1"/></text:span><text:span text:style-name="DecValTok">9</text:span><text:span text:style-name="OperatorTok">:</text:span><text:span text:style-name="NormalTok"><text:s text:c="1"/></text:span><text:span text:style-name="KeywordTok">case</text:span><text:span text:style-name="NormalTok"><text:s text:c="1"/></text:span><text:span text:style-name="DecValTok">11</text:span><text:span text:style-name="OperatorTok">:</text:span>
</text:p>
          <text:p text:style-name="Preformatted_20_Text">
<text:span text:style-name="NormalTok"><text:s text:c="8"/>numDays </text:span><text:span text:style-name="OperatorTok">=</text:span><text:span text:style-name="NormalTok"><text:s text:c="1"/></text:span><text:span text:style-name="DecValTok">30</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DecValTok">2</text:span><text:span text:style-name="OperatorTok">:</text:span>
</text:p>
          <text:p text:style-name="Preformatted_20_Text">
<text:span text:style-name="NormalTok"><text:s text:c="8"/></text:span><text:span text:style-name="KeywordTok">if</text:span><text:span text:style-name="NormalTok"><text:s text:c="1"/></text:span><text:span text:style-name="OperatorTok">(((</text:span><text:span text:style-name="NormalTok">year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amp;&amp;</text:span><text:span text:style-name="NormalTok"><text:s text:c="1"/></text:span><text:span text:style-name="OperatorTok">!(</text:span><text:span text:style-name="NormalTok">year </text:span><text:span text:style-name="OperatorTok">%</text:span><text:span text:style-name="NormalTok"><text:s text:c="1"/></text:span><text:span text:style-name="DecValTok">100</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12"/></text:span><text:span text:style-name="OperatorTok">||</text:span><text:span text:style-name="NormalTok"><text:s text:c="1"/></text:span><text:span text:style-name="OperatorTok">(</text:span><text:span text:style-name="NormalTok">year </text:span><text:span text:style-name="OperatorTok">%</text:span><text:span text:style-name="NormalTok"><text:s text:c="1"/></text:span><text:span text:style-name="DecValTok">400</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12"/>numDays </text:span><text:span text:style-name="OperatorTok">=</text:span><text:span text:style-name="NormalTok"><text:s text:c="1"/></text:span><text:span text:style-name="DecValTok">29</text:span><text:span text:style-name="OperatorTok">;</text:span>
</text:p>
          <text:p text:style-name="Preformatted_20_Text">
<text:span text:style-name="NormalTok"><text:s text:c="8"/></text:span><text:span text:style-name="KeywordTok">else</text:span>
</text:p>
          <text:p text:style-name="Preformatted_20_Text">
<text:span text:style-name="NormalTok"><text:s text:c="12"/>numDays </text:span><text:span text:style-name="OperatorTok">=</text:span><text:span text:style-name="NormalTok"><text:s text:c="1"/></text:span><text:span text:style-name="DecValTok">28</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Invalid month."</text:span><text:span text:style-name="OperatorTok">);</text:span>
</text:p>
          <text:p text:style-name="Preformatted_20_Text">
<text:span text:style-name="NormalTok"><text:s text:c="4"/></text:span><text:span text:style-name="KeywordTok">break</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Number of Days = "</text:span><text:span text:style-name="NormalTok"><text:s text:c="1"/></text:span><text:span text:style-name="OperatorTok">+</text:span><text:span text:style-name="NormalTok"><text:s text:c="1"/>numDays</text:span><text:span text:style-name="OperatorTok">);</text:span>
</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55">Write a statement that creates a 10-element <text:span text:style-name="Source_Text"><text:span text:style-name="DataTypeTok">int</text:span></text:span> array named <text:span text:style-name="Source_Text"><text:span text:style-name="NormalTok">numbers</text:span></text:span>.</text:p>
          <text:p text:style-name="P55">Solution</text:p>
          <text:p text:style-name="Preformatted_20_Text">
<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
</text:p>
        </text:list-item>
        <text:list-item>
          <text:p text:style-name="P55">In the following, what is the value of the size declarator? What is the value of the index?</text:p>
          <text:p text:style-name="Preformatted_20_Text">
<text:span text:style-name="DataTypeTok">int</text:span><text:span text:style-name="OperatorTok">[]</text:span><text:span text:style-name="NormalTok"><text:s text:c="1"/>numbers</text:span><text:span text:style-name="OperatorTok">;</text:span>
</text:p>
          <text:p text:style-name="Preformatted_20_Text">
<text:span text:style-name="NormalTok">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8</text:span><text:span text:style-name="OperatorTok">];</text:span>
</text:p>
          <text:p text:style-name="Preformatted_20_Text">
<text:span text:style-name="NormalTok">numbers</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9</text:span><text:span text:style-name="OperatorTok">;</text:span>
</text:p>
          <text:p text:style-name="P55">Solution</text:p>
          <text:p text:style-name="P55">The size declarator is 8, the subscript, or index, is 4.</text:p>
        </text:list-item>
        <text:list-item>
          <text:p text:style-name="P55">What is wrong with the following array declaration?</text:p>
          <text:p text:style-name="Preformatted_20_Text">
<text:span text:style-name="DataTypeTok">int</text:span><text:span text:style-name="OperatorTok">[]</text:span><text:span text:style-name="NormalTok"><text:s text:c="1"/>book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text:span><text:span text:style-name="OperatorTok">];</text:span>
</text:p>
          <text:p text:style-name="P55">Solution</text:p>
          <text:p text:style-name="P55">The size declarator cannot be negative.</text:p>
        </text:list-item>
        <text:list-item>
          <text:p text:style-name="P55">Draw the content of the <text:span text:style-name="Source_Text"><text:span text:style-name="NormalTok">scores</text:span></text:span> array once those statements have been executed.</text:p>
          <text:p text:style-name="Preformatted_20_Text">
<text:span text:style-name="DataTypeTok">int</text:span><text:span text:style-name="OperatorTok">[]</text:span><text:span text:style-name="NormalTok"><text:s text:c="1"/>scor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3</text:span><text:span text:style-name="OperatorTok">];</text:span>
</text:p>
          <text:p text:style-name="Preformatted_20_Text">
<text:span text:style-name="NormalTok">scores</text:span><text:span text:style-name="OperatorTok">[</text:span><text:span text:style-name="DecValTok">0</text:span><text:span text:style-name="OperatorTok">]</text:span><text:span text:style-name="NormalTok"><text:s text:c="1"/></text:span><text:span text:style-name="OperatorTok">=</text:span><text:span text:style-name="NormalTok"><text:s text:c="1"/></text:span><text:span text:style-name="DecValTok">13</text:span><text:span text:style-name="OperatorTok">;</text:span>
</text:p>
          <text:p text:style-name="Preformatted_20_Text">
<text:span text:style-name="NormalTok">scores</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25</text:span><text:span text:style-name="OperatorTok">;</text:span>
</text:p>
          <text:p text:style-name="P55">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55">What will be displayed on the screen by the following program?</text:p>
          <text:p text:style-name="Preformatted_20_Text">
<text:span text:style-name="KeywordTok">for</text:span><text:span text:style-name="NormalTok"><text:s text:c="1"/></text:span><text:span text:style-name="OperatorTok">(</text:span><text:span text:style-name="DataTypeTok">int</text:span><text:span text:style-name="NormalTok"><text:s text:c="1"/>num </text:span><text:span text:style-name="OperatorTok">=</text:span><text:span text:style-name="NormalTok"><text:s text:c="1"/></text:span><text:span text:style-name="DecValTok">3</text:span><text:span text:style-name="NormalTok"><text:s text:c="1"/></text:span><text:span text:style-name="OperatorTok">;</text:span><text:span text:style-name="NormalTok"><text:s text:c="1"/>num </text:span><text:span text:style-name="OperatorTok">&lt;=</text:span><text:span text:style-name="NormalTok"><text:s text:c="1"/></text:span><text:span text:style-name="DecValTok">5</text:span><text:span text:style-name="NormalTok"><text:s text:c="1"/></text:span><text:span text:style-name="OperatorTok">;</text:span><text:span text:style-name="NormalTok"><text:s text:c="1"/>num</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num </text:span><text:span text:style-name="OperatorTok">+</text:span><text:span text:style-name="NormalTok"><text:s text:c="1"/></text:span><text:span text:style-name="StringTok">" "</text:span><text:span text:style-name="OperatorTok">);</text:span>
</text:p>
          <text:p text:style-name="P55">Solution</text:p>
          <text:p text:style-name="P56">3 4 5</text:p>
        </text:list-item>
        <text:list-item>
          <text:p text:style-name="P55">Write a ‘for’ loop that displays on the screen the sequence “1,  2,  3,  4,  5,  6,  7,  8,  9,  10, ”.</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
</text:p>
        </text:list-item>
        <text:list-item>
          <text:p text:style-name="P55">Write a ‘for’ loop that displays on the screen the sequence “1,  2,  3,  4,  5,  6,  7,  8,  9,  10”, (note that there is no comma after 10).</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
</text:p>
          <text:p text:style-name="Preformatted_20_Text">
<text:span text:style-name="OperatorTok">}</text:span>
</text:p>
        </text:list-item>
        <text:list-item>
          <text:p text:style-name="P55">Write a ‘for’ loop that displays on the screen the sequence “1 3 5 7 9 ”.</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
</text:p>
        </text:list-item>
        <text:list-item>
          <text:p text:style-name="P55">Given an <text:span text:style-name="Source_Text"><text:span text:style-name="DataTypeTok">int</text:span></text:span> variable <text:span text:style-name="Source_Text"><text:span text:style-name="NormalTok">myVar</text:span></text:span> initialized with a positive value, write a loop that sums the integers between 0 and <text:span text:style-name="Source_Text"><text:span text:style-name="NormalTok">myVar</text:span></text:span> (i.e., <draw:frame draw:style-name="fr1" text:anchor-type="as-char"><draw:object xlink:href="Formula-90/" xlink:type="simple" xlink:show="embed" xlink:actuate="onLoad"/></draw:frame>).</text:p>
          <text:p text:style-name="P55">Solution</text:p>
          <text:p text:style-name="Preformatted_20_Text">
<text:span text:style-name="DataTypeTok">int</text:span><text:span text:style-name="NormalTok"><text:s text:c="1"/>sum </text:span><text:span text:style-name="OperatorTok">=</text:span><text:span text:style-name="NormalTok"><text:s text:c="1"/></text:span><text:span text:style-name="DecValTok">0</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
</text:p>
          <text:p text:style-name="Preformatted_20_Text">
<text:span text:style-name="NormalTok"><text:s text:c="4"/>sum </text:span><text:span text:style-name="OperatorTok">+=</text:span><text:span text:style-name="NormalTok"><text:s text:c="1"/>x</text:span><text:span text:style-name="OperatorTok">;</text:span>
</text:p>
        </text:list-item>
        <text:list-item>
          <text:p text:style-name="P55">Consider the following code:</text:p>
          <text:p text:style-name="Preformatted_20_Text">
<text:span text:style-name="KeywordTok">for</text:span><text:span text:style-name="NormalTok"><text:s text:c="1"/></text:span><text:span text:style-name="OperatorTok">(</text:span><text:span text:style-name="DataTypeTok">int</text:span><text:span text:style-name="NormalTok"><text:s text:c="1"/>y </text:span><text:span text:style-name="OperatorTok">=</text:span><text:span text:style-name="NormalTok"><text:s text:c="1"/></text:span><text:span text:style-name="DecValTok">1</text:span><text:span text:style-name="OperatorTok">;</text:span><text:span text:style-name="NormalTok"><text:s text:c="1"/>y </text:span><text:span text:style-name="OperatorTok">&lt;=</text:span><text:span text:style-name="NormalTok"><text:s text:c="1"/></text:span><text:span text:style-name="DecValTok">3</text:span><text:span text:style-name="OperatorTok">;</text:span><text:span text:style-name="NormalTok"><text:s text:c="1"/>y</text:span><text:span text:style-name="OperatorTok">++)</text:span>
</text:p>
          <text:p text:style-name="Preformatted_20_Text">
<text:span text:style-name="OperatorTok">{</text:span>
</text:p>
          <text:p text:style-name="Preformatted_20_Text">
<text:span text:style-name="NormalTok"><text:s text:c="4"/></text:span><text:span text:style-name="KeywordTok">for</text:span><text:span text:style-name="NormalTok"><text:s text:c="1"/></text:span><text:span text:style-name="OperatorTok">(</text:span><text:span text:style-name="DataTypeTok">int</text:span><text:span text:style-name="NormalTok"><text:s text:c="1"/>z </text:span><text:span text:style-name="OperatorTok">=</text:span><text:span text:style-name="NormalTok"><text:s text:c="1"/></text:span><text:span text:style-name="DecValTok">1</text:span><text:span text:style-name="OperatorTok">;</text:span><text:span text:style-name="NormalTok"><text:s text:c="1"/>z </text:span><text:span text:style-name="OperatorTok">&lt;</text:span><text:span text:style-name="NormalTok"><text:s text:c="1"/></text:span><text:span text:style-name="DecValTok">5</text:span><text:span text:style-name="OperatorTok">;</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text:span><text:span text:style-name="OperatorTok">(</text:span><text:span text:style-name="StringTok">"Scene "</text:span><text:span text:style-name="NormalTok"><text:s text:c="1"/></text:span><text:span text:style-name="OperatorTok">+</text:span><text:span text:style-name="NormalTok"><text:s text:c="1"/>y </text:span><text:span text:style-name="OperatorTok">+</text:span><text:span text:style-name="NormalTok"><text:s text:c="1"/></text:span><text:span text:style-name="StringTok">", take "</text:span><text:span text:style-name="NormalTok"><text:s text:c="1"/></text:span><text:span text:style-name="OperatorTok">+</text:span><text:span text:style-name="NormalTok"><text:s text:c="1"/>z </text:span><text:span text:style-name="OperatorTok">+</text:span><text:span text:style-name="NormalTok"><text:s text:c="1"/></text:span><text:span text:style-name="StringTok">". "</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OperatorTok">}</text:span>
</text:p>
          <text:p text:style-name="P55">How many times does the outer loop iterate (i.e., how many scenes are shot)? How many times does the inner loop iterate (i.e., how many takes for each scene)? Finally, what is the total number of iterations of the nested loops (i.e., how many takes are made, total)?</text:p>
          <text:p text:style-name="P55">Solution</text:p>
          <text:p text:style-name="P55">3, 4, 12.</text:p>
        </text:list-item>
        <text:list-item>
          <text:p text:style-name="P55">Which of the following are pre-test loops? <text:span text:style-name="Source_Text"><text:span text:style-name="KeywordTok">do</text:span><text:span text:style-name="NormalTok"><text:s text:c="1"/></text:span><text:span text:style-name="KeywordTok">while</text:span></text:span>, <text:span text:style-name="Source_Text"><text:span text:style-name="KeywordTok">switch</text:span></text:span>, <text:span text:style-name="Source_Text"><text:span text:style-name="KeywordTok">while</text:span></text:span>, <text:span text:style-name="Source_Text"><text:span text:style-name="KeywordTok">for</text:span></text:span> and <text:span text:style-name="Source_Text"><text:span text:style-name="KeywordTok">if</text:span><text:span text:style-name="OperatorTok">-</text:span><text:span text:style-name="KeywordTok">else</text:span><text:span text:style-name="OperatorTok">-</text:span><text:span text:style-name="KeywordTok">if</text:span></text:span>.</text:p>
          <text:p text:style-name="P55">Solution</text:p>
          <text:p text:style-name="P55"><text:span text:style-name="Source_Text"><text:span text:style-name="KeywordTok">for</text:span></text:span> and <text:span text:style-name="Source_Text"><text:span text:style-name="KeywordTok">while</text:span></text:span> are pretest loops.</text:p>
        </text:list-item>
        <text:list-item>
          <text:p text:style-name="P55">What will be displayed on the screen by the following code?</text:p>
          <text:p text:style-name="Preformatted_20_Text">
<text:span text:style-name="DataTypeTok">int</text:span><text:span text:style-name="OperatorTok">[]</text:span><text:span text:style-name="NormalTok"><text:s text:c="1"/>valu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6</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0</text:span><text:span text:style-name="NormalTok"><text:s text:c="1"/></text:span><text:span text:style-name="OperatorTok">;</text:span><text:span text:style-name="NormalTok"><text:s text:c="1"/>i </text:span><text:span text:style-name="OperatorTok">&lt;</text:span><text:span text:style-name="NormalTok"><text:s text:c="1"/></text:span><text:span text:style-name="DecValTok">6</text:span><text:span text:style-name="NormalTok"><text:s text:c="1"/></text:span><text:span text:style-name="OperatorTok">;</text:span><text:span text:style-name="NormalTok"><text:s text:c="1"/>i</text:span><text:span text:style-name="OperatorTok">++)</text:span>
</text:p>
          <text:p text:style-name="Preformatted_20_Text">
<text:span text:style-name="NormalTok"><text:s text:c="4"/>values</text:span><text:span text:style-name="OperatorTok">[</text:span><text:span text:style-name="NormalTok">i</text:span><text:span text:style-name="OperatorTok">]</text:span><text:span text:style-name="NormalTok"><text:s text:c="1"/></text:span><text:span text:style-name="OperatorTok">=</text:span><text:span text:style-name="NormalTok"><text:s text:c="1"/></text:span><text:span text:style-name="OperatorTok">(</text:span><text:span text:style-name="NormalTok">i</text:span><text:span text:style-name="OperatorTok">*</text:span><text:span text:style-name="DecValTok">2</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j </text:span><text:span text:style-name="KeywordTok">in</text:span><text:span text:style-name="NormalTok"><text:s text:c="1"/>values</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j</text:span><text:span text:style-name="OperatorTok">);</text:span>
</text:p>
          <text:p text:style-name="P55">Solution</text:p>
          <text:p text:style-name="P57">0</text:p>
          <text:p text:style-name="P58">2</text:p>
          <text:p text:style-name="P59">4</text:p>
          <text:p text:style-name="P60">6</text:p>
          <text:p text:style-name="P61">8</text:p>
          <text:p text:style-name="P62">10</text:p>
        </text:list-item>
        <text:list-item>
          <text:p text:style-name="P55">Suppose we are given an <text:span text:style-name="Source_Text"><text:span text:style-name="DataTypeTok">int</text:span></text:span> array <text:span text:style-name="Source_Text"><text:span text:style-name="NormalTok">dailyPushUp</text:span></text:span> with 7 elements. Write a piece of code that display the value of the elements stored in the array <text:span text:style-name="Source_Text"><text:span text:style-name="NormalTok">dailyPushUp</text:span></text:span>.</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
</text:p>
        </text:list-item>
        <text:list-item>
          <text:p text:style-name="P55">What is “array bounds checking”? When does it happen?</text:p>
          <text:p text:style-name="P55">Solution</text:p>
          <text:p text:style-name="P55">It is C# making sure that you are not using a subscript outside the allowed range. It happens at run-time.</text:p>
        </text:list-item>
        <text:list-item>
          <text:p text:style-name="P55">Is there an error with the following code? If you think there is one, explain it, otherwise draw the content of the <text:span text:style-name="Source_Text"><text:span text:style-name="NormalTok">myIncomes</text:span></text:span> array once those statements have been executed.</text:p>
          <text:p text:style-name="Preformatted_20_Text">
<text:span text:style-name="DataTypeTok">double</text:span><text:span text:style-name="OperatorTok">[]</text:span><text:span text:style-name="NormalTok"><text:s text:c="1"/>myIncomes </text:span><text:span text:style-name="OperatorTok">=</text:span><text:span text:style-name="NormalTok"><text:s text:c="1"/></text:span><text:span text:style-name="KeywordTok">new</text:span><text:span text:style-name="NormalTok"><text:s text:c="1"/></text:span><text:span text:style-name="DataTypeTok">double</text:span><text:span text:style-name="OperatorTok">[</text:span><text:span text:style-name="DecValTok">5</text:span><text:span text:style-name="OperatorTok">];</text:span>
</text:p>
          <text:p text:style-name="Preformatted_20_Text">
<text:span text:style-name="NormalTok">myIncomes</text:span><text:span text:style-name="OperatorTok">[</text:span><text:span text:style-name="DecValTok">1</text:span><text:span text:style-name="OperatorTok">]</text:span><text:span text:style-name="NormalTok"><text:s text:c="1"/></text:span><text:span text:style-name="OperatorTok">=</text:span><text:span text:style-name="NormalTok"><text:s text:c="1"/></text:span><text:span text:style-name="FloatTok">3.5</text:span><text:span text:style-name="OperatorTok">;</text:span>
</text:p>
          <text:p text:style-name="Preformatted_20_Text">
<text:span text:style-name="CommentTok">// No income on day two.</text:span>
</text:p>
          <text:p text:style-name="Preformatted_20_Text">
<text:span text:style-name="NormalTok">myIncomes</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FloatTok">5.8</text:span><text:span text:style-name="OperatorTok">;</text:span>
</text:p>
          <text:p text:style-name="Preformatted_20_Text">
<text:span text:style-name="NormalTok">myIncomes</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FloatTok">0.5</text:span><text:span text:style-name="OperatorTok">;</text:span>
</text:p>
          <text:p text:style-name="Preformatted_20_Text">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text:p>
          <text:p text:style-name="P55">Solution</text:p>
          <text:p text:style-name="P55">The subscripts are off, they should go from 0 to 4: <text:span text:style-name="Source_Text"><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text:span> will casue an error.</text:p>
        </text:list-item>
        <text:list-item>
          <text:p text:style-name="P55">What would be the size of the <text:span text:style-name="Source_Text"><text:span text:style-name="NormalTok">test</text:span></text:span> array after the following statement has been executed?</text:p>
          <text:p text:style-name="Preformatted_20_Text">
<text:span text:style-name="DataTypeTok">int</text:span><text:span text:style-name="OperatorTok">[]</text:span><text:span text:style-name="NormalTok"><text:s text:c="1"/>test </text:span><text:span text:style-name="OperatorTok">=</text:span><text:span text:style-name="NormalTok"><text:s text:c="1"/></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text:span text:style-name="NormalTok"><text:s text:c="1"/></text:span><text:span text:style-name="DecValTok">0</text:span><text:span text:style-name="OperatorTok">,</text:span><text:span text:style-name="NormalTok"><text:s text:c="1"/></text:span><text:span text:style-name="DecValTok">9</text:span><text:span text:style-name="OperatorTok">};</text:span>
</text:p>
          <text:p text:style-name="P55">Solution</text:p>
          <text:p text:style-name="P55">5</text:p>
        </text:list-item>
        <text:list-item>
          <text:p text:style-name="P55">What is the difference, if any, between the following two statements?</text:p>
          <text:p text:style-name="Preformatted_20_Text">
<text:span text:style-name="DataTypeTok">int</text:span><text:span text:style-name="OperatorTok">[]</text:span><text:span text:style-name="NormalTok"><text:s text:c="1"/>num</text:span><text:span text:style-name="OperatorTok">,</text:span><text:span text:style-name="NormalTok"><text:s text:c="1"/>scores</text:span><text:span text:style-name="OperatorTok">;</text:span>
</text:p>
          <text:p text:style-name="Preformatted_20_Text">
<text:span text:style-name="DataTypeTok">int</text:span><text:span text:style-name="NormalTok"><text:s text:c="1"/>num</text:span><text:span text:style-name="OperatorTok">[],</text:span><text:span text:style-name="NormalTok"><text:s text:c="1"/>scores</text:span><text:span text:style-name="OperatorTok">;</text:span>
</text:p>
          <text:p text:style-name="P55">Solution</text:p>
          <text:p text:style-name="P55">In the second one, only <text:span text:style-name="Source_Text"><text:span text:style-name="NormalTok">num</text:span></text:span> is a reference to an <text:span text:style-name="Source_Text"><text:span text:style-name="DataTypeTok">int</text:span></text:span> array, and <text:span text:style-name="Source_Text"><text:span text:style-name="NormalTok">scores</text:span></text:span> is just an <text:span text:style-name="Source_Text"><text:span text:style-name="DataTypeTok">int</text:span></text:span>.</text:p>
        </text:list-item>
        <text:list-item>
          <text:p text:style-name="P55">Write a statement that creates and initializes a <text:span text:style-name="Source_Text"><text:span text:style-name="DataTypeTok">double</text:span></text:span> array with the values 12.5, 89.0 and 3.24.</text:p>
          <text:p text:style-name="P55">Solution</text:p>
          <text:p text:style-name="Preformatted_20_Text">
<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
</text:p>
        </text:list-item>
        <text:list-item>
          <text:p text:style-name="P55">What is the value of <text:span text:style-name="Source_Text"><text:span text:style-name="NormalTok">count</text:span></text:span> and the content of <text:span text:style-name="Source_Text"><text:span text:style-name="NormalTok">number</text:span></text:span> once the following has been executed?</text:p>
          <text:p text:style-name="Preformatted_20_Text">
<text:span text:style-name="DataTypeTok">int</text:span><text:span text:style-name="NormalTok"><text:s text:c="1"/>count</text:span><text:span text:style-name="OperatorTok">=</text:span><text:span text:style-name="DecValTok">2</text:span><text:span text:style-name="OperatorTok">;</text:span>
</text:p>
          <text:p text:style-name="Preformatted_20_Text">
<text:span text:style-name="DataTypeTok">int</text:span><text:span text:style-name="OperatorTok">[]</text:span><text:span text:style-name="NormalTok"><text:s text:c="1"/>number</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
</text:p>
          <text:p text:style-name="Preformatted_20_Text">
<text:span text:style-name="NormalTok">number</text:span><text:span text:style-name="OperatorTok">[</text:span><text:span text:style-name="NormalTok">count</text:span><text:span text:style-name="OperatorTok">--]</text:span><text:span text:style-name="NormalTok"><text:s text:c="1"/></text:span><text:span text:style-name="OperatorTok">=</text:span><text:span text:style-name="NormalTok"><text:s text:c="1"/></text:span><text:span text:style-name="DecValTok">8</text:span><text:span text:style-name="OperatorTok">;</text:span>
</text:p>
          <text:p text:style-name="Preformatted_20_Text">
<text:span text:style-name="NormalTok">number</text:span><text:span text:style-name="OperatorTok">[</text:span><text:span text:style-name="NormalTok">count</text:span><text:span text:style-name="OperatorTok">]--;</text:span>
</text:p>
          <text:p text:style-name="P55">Solution</text:p>
          <text:p text:style-name="P55">count is 1. numbers is 3, 4, 8.</text:p>
        </text:list-item>
        <text:list-item>
          <text:p text:style-name="P55">Suppose we have an array named <text:span text:style-name="Source_Text"><text:span text:style-name="NormalTok">temp</text:span></text:span> that has been declared and initialized. How can we get the number of elements in this array?</text:p>
          <text:p text:style-name="P55">Solution</text:p>
          <text:p text:style-name="P55">By using the <text:span text:style-name="Source_Text"><text:span text:style-name="NormalTok">Length</text:span></text:span> field: <text:span text:style-name="Source_Text"><text:span text:style-name="NormalTok">temp</text:span><text:span text:style-name="OperatorTok">.</text:span><text:span text:style-name="FunctionTok">Length</text:span></text:span>.</text:p>
        </text:list-item>
        <text:list-item>
          <text:p text:style-name="P55">Describe what the following code would do.</text:p>
          <text:p text:style-name="Preformatted_20_Text">
<text:span text:style-name="DataTypeTok">int</text:span><text:span text:style-name="OperatorTok">[]</text:span><text:span text:style-name="NormalTok"><text:s text:c="1"/>record </text:span><text:span text:style-name="OperatorTok">=</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DecValTok">8</text:span><text:span text:style-name="OperatorTok">,</text:span><text:span text:style-name="NormalTok"><text:s text:c="1"/></text:span><text:span text:style-name="DecValTok">11</text:span><text:span text:style-name="NormalTok"><text:s text:c="1"/></text:span><text:span text:style-name="OperatorTok">};</text:span>
</text:p>
          <text:p text:style-name="Preformatted_20_Text">
<text:span text:style-name="DataTypeTok">int</text:span><text:span text:style-name="NormalTok"><text:s text:c="1"/>accumulator </text:span><text:span text:style-name="OperatorTok">=</text:span><text:span text:style-name="NormalTok"><text:s text:c="1"/></text:span><text:span text:style-name="DecValTok">0</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i </text:span><text:span text:style-name="KeywordTok">in</text:span><text:span text:style-name="NormalTok"><text:s text:c="1"/>record</text:span><text:span text:style-name="OperatorTok">)</text:span>
</text:p>
          <text:p text:style-name="Preformatted_20_Text">
<text:span text:style-name="NormalTok"><text:s text:c="4"/>accumulator </text:span><text:span text:style-name="OperatorTok">+=</text:span><text:span text:style-name="NormalTok"><text:s text:c="1"/>i</text:span><text:span text:style-name="OperatorTok">;</text:span>
</text:p>
          <text:p text:style-name="P55">Solution</text:p>
          <text:p text:style-name="P55">Declare and initialize an <text:span text:style-name="Source_Text"><text:span text:style-name="DataTypeTok">int</text:span></text:span> array with the values 3, 8 and 11, and then sum those values in an accumulator variable.</text:p>
        </text:list-item>
        <text:list-item>
          <text:p text:style-name="P55">Assuming we have two <text:span text:style-name="Source_Text"><text:span text:style-name="DataTypeTok">int</text:span></text:span> arrays of the same size, <text:span text:style-name="Source_Text"><text:span text:style-name="NormalTok">firstA</text:span></text:span> and <text:span text:style-name="Source_Text"><text:span text:style-name="NormalTok">secondA</text:span></text:span>, write a program that copies the content of <text:span text:style-name="Source_Text"><text:span text:style-name="NormalTok">firstA</text:span></text:span> into <text:span text:style-name="Source_Text"><text:span text:style-name="NormalTok">secondA</text:span></text:span>.</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
</text:p>
          <text:p text:style-name="Preformatted_20_Text">
<text:span text:style-name="NormalTok"><text:s text:c="3"/>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
</text:p>
        </text:list-item>
        <text:list-item>
          <text:p text:style-name="P55">Assuming we are given an <text:span text:style-name="Source_Text"><text:span text:style-name="DataTypeTok">int</text:span></text:span> array named <text:span text:style-name="Source_Text"><text:span text:style-name="NormalTok">arrayF</text:span></text:span>, write a program that adds one to each of its elements. That is, if <text:span text:style-name="Source_Text"><text:span text:style-name="NormalTok">arrayF</text:span></text:span> contains 3, 5, 7 and -2 before your program is executed, it should then contain 4, 6, 8 and -1 after your program was executed.</text:p>
          <text:p text:style-name="P55">Solution</text:p>
          <text:p text:style-name="Preformatted_20_Text">
<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
</text:p>
          <text:p text:style-name="Preformatted_20_Text">
<text:span text:style-name="NormalTok"><text:s text:c="4"/>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
</text:p>
        </text:list-item>
        <text:list-item>
          <text:p text:style-name="P55">Assuming we are given an <text:span text:style-name="Source_Text"><text:span text:style-name="DataTypeTok">int</text:span></text:span> array named <text:span text:style-name="Source_Text"><text:span text:style-name="NormalTok">arrayF</text:span></text:span>, write a program that displays the product of its elements. That is, if <text:span text:style-name="Source_Text"><text:span text:style-name="NormalTok">arrayF</text:span></text:span> contains 2, 3 and -1, then your program should display -6.</text:p>
          <text:p text:style-name="P55">Solution</text:p>
          <text:p text:style-name="Preformatted_20_Text">
<text:span text:style-name="DataTypeTok">int</text:span><text:span text:style-name="NormalTok"><text:s text:c="1"/>prod </text:span><text:span text:style-name="OperatorTok">=</text:span><text:span text:style-name="NormalTok"><text:s text:c="1"/></text:span><text:span text:style-name="DecValTok">1</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
</text:p>
          <text:p text:style-name="Preformatted_20_Text">
<text:span text:style-name="NormalTok"><text:s text:c="4"/>prod </text:span><text:span text:style-name="OperatorTok">*=</text:span><text:span text:style-name="NormalTok"><text:s text:c="1"/>arrayF</text:span><text:span text:style-name="OperatorTok">[</text:span><text:span text:style-name="NormalTok">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prod</text:span><text:span text:style-name="OperatorTok">);</text:span>
</text:p>
        </text:list-item>
        <text:list-item>
          <text:p text:style-name="P55">Write a static method (header included) that takes as argument an <text:span text:style-name="Source_Text"><text:span text:style-name="DataTypeTok">int</text:span></text:span> array, and display on the screen the value of each element of that array.</text:p>
          <text:p text:style-name="P55">Solution</text:p>
          <text:p text:style-name="Preformatted_20_Text">
<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
</text:p>
          <text:p text:style-name="Preformatted_20_Text">
<text:span text:style-name="NormalTok"><text:s text:c="4"/></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
</text:p>
          <text:p text:style-name="Preformatted_20_Text">
<text:span text:style-name="OperatorTok">}</text:span>
</text:p>
        </text:list-item>
        <text:list-item>
          <text:p text:style-name="P55">Write a static method (header included) that takes as argument an <text:span text:style-name="Source_Text"><text:span text:style-name="DataTypeTok">int</text:span></text:span> array, and stores the value 10 in each element of that array.</text:p>
          <text:p text:style-name="P55">Solution</text:p>
          <text:p text:style-name="Preformatted_20_Text">
<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
</text:p>
          <text:p text:style-name="Preformatted_20_Text">
<text:span text:style-name="NormalTok"><text:s text:c="4"/></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
</text:p>
          <text:p text:style-name="Preformatted_20_Text">
<text:span text:style-name="OperatorTok">}</text:span>
</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63">(3 pts) List three keywords.</text:p>
          <text:p text:style-name="P63">Solution</text:p>
          <text:p text:style-name="P63">Keywords are words that have special meanings and cannot be used as identifiers in your program. Examples of C# Keywords include <text:span text:style-name="Source_Text"><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text:span> etc.</text:p>
        </text:list-item>
        <text:list-item>
          <text:p text:style-name="P63">(4pts) Circle the correct identifiers:</text:p>
          <text:list text:style-name="L20">
            <text:list-item>
              <text:p text:style-name="P64"><text:span text:style-name="Source_Text">%Rate</text:span></text:p>
            </text:list-item>
            <text:list-item>
              <text:p text:style-name="P64"><text:span text:style-name="Source_Text">static</text:span></text:p>
            </text:list-item>
            <text:list-item>
              <text:p text:style-name="P64"><text:span text:style-name="Source_Text">my-variable</text:span></text:p>
            </text:list-item>
            <text:list-item>
              <text:p text:style-name="P64"><text:span text:style-name="Source_Text">User.Input</text:span></text:p>
            </text:list-item>
            <text:list-item>
              <text:p text:style-name="P64"><text:span text:style-name="Source_Text">YoUrNaMe21</text:span></text:p>
            </text:list-item>
            <text:list-item>
              <text:p text:style-name="P64"><text:span text:style-name="Source_Text">test_train</text:span></text:p>
            </text:list-item>
            <text:list-item>
              <text:p text:style-name="P64"><text:span text:style-name="Source_Text">_myIdentifier</text:span></text:p>
            </text:list-item>
          </text:list>
          <text:p text:style-name="P63">Solution</text:p>
          <text:p text:style-name="P63">Valid identifiers can not include reserved words, can not start with a number, and must contain only numbers, letters, and/or the underscore character. The identifiers below follow these rules. <text:span text:style-name="Source_Text"><text:span text:style-name="NormalTok">my</text:span><text:span text:style-name="OperatorTok">-</text:span><text:span text:style-name="NormalTok">variable <text:s text:c="1"/>YoUrNaMe21 <text:s text:c="1"/>test_train <text:s text:c="1"/>_myIdentifier</text:span></text:span></text:p>
        </text:list-item>
        <text:list-item>
          <text:p text:style-name="P63">(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63">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63">(4 pts) Write a statement that would display, “Hi Mom!” (<text:span text:style-name="T1">with</text:span> the quotes) followed by a new line on the screen.</text:p>
          <text:p text:style-name="P63">Solution</text:p>
          <text:p text:style-name="P63">The key is to escpae the <text:span text:style-name="Source_Text"><text:span text:style-name="StringTok">"</text:span></text:span> character: <text:span text:style-name="Source_Text"><text:span text:style-name="NormalTok">Console</text:span><text:span text:style-name="OperatorTok">.</text:span><text:span text:style-name="FunctionTok">Writ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span>. Note that we could have used <text:span text:style-name="Source_Text"><text:span text:style-name="NormalTok">Console</text:span><text:span text:style-name="OperatorTok">.</text:span><text:span text:style-name="FunctionTok">WriteLine</text:span></text:span> instead of inserting the new line using the escpae sequence <text:span text:style-name="Source_Text"><text:span text:style-name="NormalTok">\n</text:span></text:span>.</text:p>
        </text:list-item>
        <text:list-item>
          <text:p text:style-name="P63">(5 pts) Write a series of statements that would</text:p>
          <text:list>
            <text:list-item>
              <text:p text:style-name="P64">declare an <text:span text:style-name="Source_Text"><text:span text:style-name="DataTypeTok">int</text:span></text:span> variable called “myAge”,</text:p>
            </text:list-item>
            <text:list-item>
              <text:p text:style-name="P64">assign your age to that variable,</text:p>
            </text:list-item>
            <text:list-item>
              <text:p text:style-name="P64">display “My age is”, the value of the “myAge” variable, a period, and finally a new line.</text:p>
            </text:list-item>
          </text:list>
          <text:p text:style-name="P63">Solution</text:p>
          <text:p text:style-name="Preformatted_20_Text">
<text:span text:style-name="DataTypeTok">int</text:span><text:span text:style-name="NormalTok"><text:s text:c="1"/>myAge</text:span><text:span text:style-name="OperatorTok">;</text:span>
</text:p>
          <text:p text:style-name="Preformatted_20_Text">
<text:span text:style-name="NormalTok">myAge </text:span><text:span text:style-name="OperatorTok">=</text:span><text:span text:style-name="NormalTok"><text:s text:c="1"/></text:span><text:span text:style-name="DecValTok">21</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StringTok">"My age is "</text:span><text:span text:style-name="NormalTok"><text:s text:c="1"/></text:span><text:span text:style-name="OperatorTok">+</text:span><text:span text:style-name="NormalTok"><text:s text:c="1"/>myAge </text:span><text:span text:style-name="OperatorTok">+</text:span><text:span text:style-name="NormalTok"><text:s text:c="1"/></text:span><text:span text:style-name="StringTok">".</text:span><text:span text:style-name="SpecialCharTok">\n</text:span><text:span text:style-name="StringTok">"</text:span><text:span text:style-name="OperatorTok">);</text:span>
</text:p>
        </text:list-item>
        <text:list-item>
          <text:p text:style-name="P63">(Bonus) Give examples of situations where the adage “<text:span text:style-name="T1">Spaces and new lines do not matter in programs</text:span>” is actually erroneous.</text:p>
          <text:p text:style-name="P63">Solution</text:p>
          <text:p text:style-name="P63">Spaces and newlines matter when they are used in <text:span text:style-name="Source_Text"><text:span text:style-name="DataTypeTok">string</text:span></text:span> data, as blank space in strings is formatted exactly how it is typed. Blank spaces also matters in between words: words in C# must have at least one space between them in order to be compiled correctly (e.g., <text:span text:style-name="Source_Text"><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and <text:span text:style-name="Source_Text"><text:span text:style-name="DataTypeTok">int</text:span><text:span text:style-name="NormalTok"><text:s text:c="1"/>days </text:span><text:span text:style-name="OperatorTok">=</text:span><text:span text:style-name="NormalTok"><text:s text:c="1"/></text:span><text:span text:style-name="DecValTok">7</text:span><text:span text:style-name="OperatorTok">;</text:span></text:span>). If there were no spaces in either of the examples, neither of them would compile. They also matter for in-line comments.</text:p>
          <text:p text:style-name="Preformatted_20_Text">
<text:span text:style-name="CommentTok">// My comment</text:span>
</text:p>
          <text:p text:style-name="Preformatted_20_Text">
<text:span text:style-name="DataTypeTok">int</text:span><text:span text:style-name="NormalTok"><text:s text:c="1"/>x</text:span><text:span text:style-name="OperatorTok">;</text:span>
</text:p>
          <text:p text:style-name="Preformatted_20_Text">
<text:span text:style-name="NormalTok">x </text:span><text:span text:style-name="OperatorTok">=</text:span><text:span text:style-name="NormalTok"><text:s text:c="1"/></text:span><text:span text:style-name="DecValTok">10</text:span><text:span text:style-name="OperatorTok">;</text:span>
</text:p>
          <text:p text:style-name="P63">If you remove the first newline, the program would not compile. Last but not least, new lines and space matter for readability purposes.</text:p>
        </text:list-item>
      </text:list>
      <text:h text:style-name="Heading_20_2" text:outline-level="2"><text:bookmark-start text:name="quiz-2"/>Quiz 2<text:bookmark-end text:name="quiz-2"/></text:h>
      <text:list text:style-name="L21">
        <text:list-item>
          <text:p text:style-name="P65">(2 pts) What is the relational operator used to determine whenever two values are equal?</text:p>
          <text:p text:style-name="P65">Solution</text:p>
          <text:p text:style-name="P65">The operator is two equal signs, <text:span text:style-name="Source_Text"><text:span text:style-name="OperatorTok">==</text:span></text:span>, not to be confused with a single equal sign, <text:span text:style-name="Source_Text"><text:span text:style-name="OperatorTok">=</text:span></text:span>, used for assignment.</text:p>
        </text:list-item>
        <text:list-item>
          <text:p text:style-name="P65">(2 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yourName</text:span></text:span> is different from <text:span text:style-name="Source_Text"><text:span text:style-name="StringTok">"Marc"</text:span></text:span> and <text:span text:style-name="Source_Text"><text:span text:style-name="StringTok">"Mark"</text:span></text:span>.</text:p>
          <text:p text:style-name="P65">Solution</text:p>
          <text:p text:style-name="P65">A possible solution is: <text:span text:style-name="Source_Text"><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text:span>. Note that there was no need to write an <text:span text:style-name="Source_Text"><text:span text:style-name="KeywordTok">if</text:span></text:span> statement or a complete statement: only the expression was required.</text:p>
        </text:list-item>
        <text:list-item>
          <text:p text:style-name="P65">(5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10 (excluded) and 10 (included).</text:p>
          <text:p text:style-name="P65">Solution</text:p>
          <text:p text:style-name="P65">A possible solution is: <text:span text:style-name="Source_Text"><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span></text:p>
          <text:p text:style-name="P65">Note that there was no need to write an <text:span text:style-name="Source_Text"><text:span text:style-name="KeywordTok">if</text:span></text:span> statement or a complete statement: onyl the expression was required.</text:p>
        </text:list-item>
        <text:list-item>
          <text:p text:style-name="P65">(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5</text:span><text:span text:style-name="OperatorTok">,</text:span><text:span text:style-name="NormalTok"><text:s text:c="1"/>y </text:span><text:span text:style-name="OperatorTok">=</text:span><text:span text:style-name="NormalTok"><text:s text:c="1"/></text:span><text:span text:style-name="DecValTok">1</text:span><text:span text:style-name="OperatorTok">,</text:span><text:span text:style-name="NormalTok"><text:s text:c="1"/>z </text:span><text:span text:style-name="OperatorTok">=</text:span><text:span text:style-name="NormalTok"><text:s text:c="1"/></text:span><text:span text:style-name="DecValTok">2</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text:span><text:span text:style-name="NormalTok"><text:s text:c="1"/>z </text:span><text:span text:style-name="OperatorTok">||</text:span><text:span text:style-name="NormalTok"><text:s text:c="1"/>y </text:span><text:span text:style-name="OperatorTok">&lt;</text:span><text:span text:style-name="NormalTok"><text:s text:c="1"/>z </text:span><text:span text:style-name="OperatorTok">)</text:span><text:span text:style-name="NormalTok"><text:s text:c="1"/></text:span><text:span text:style-name="OperatorTok">{</text:span><text:span text:style-name="NormalTok">x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z </text:span><text:span text:style-name="OperatorTok">&gt;</text:span><text:span text:style-name="NormalTok"><text:s text:c="1"/>y</text:span><text:span text:style-name="OperatorTok">)</text:span><text:span text:style-name="NormalTok"><text:s text:c="1"/></text:span><text:span text:style-name="OperatorTok">{</text:span><text:span text:style-name="KeywordTok">if</text:span><text:span text:style-name="NormalTok"><text:s text:c="1"/></text:span><text:span text:style-name="OperatorTok">(</text:span><text:span text:style-name="NormalTok">z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text:span text:style-name="NormalTok"><text:s text:c="1"/></text:span><text:span text:style-name="KeywordTok">else</text:span><text:span text:style-name="NormalTok"><text:s text:c="1"/></text:span><text:span text:style-name="OperatorTok">{</text:span><text:span text:style-name="NormalTok">x </text:span><text:span text:style-name="OperatorTok">=</text:span><text:span text:style-name="NormalTok"><text:s text:c="1"/>y </text:span><text:span text:style-name="OperatorTok">+</text:span><text:span text:style-name="NormalTok"><text:s text:c="1"/>z</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p text:style-name="P65">Solution</text:p>
          <text:p text:style-name="P65">This program would display:</text:p>
          <text:p text:style-name="P65">```{text} x is 6, y is 1, and z is -1.</text:p>
          <text:p text:style-name="P65">Press any key to continue… ```</text:p>
        </text:list-item>
        <text:list-item>
          <text:p text:style-name="P65">(8 pts) Assume we initialized a <text:span text:style-name="Source_Text"><text:span text:style-name="DataTypeTok">string</text:span></text:span> variable named <text:span text:style-name="Source_Text"><text:span text:style-name="NormalTok">month</text:span></text:span> and a <text:span text:style-name="Source_Text"><text:span text:style-name="DataTypeTok">double</text:span></text:span> variable named <text:span text:style-name="Source_Text"><text:span text:style-name="NormalTok">temperature</text:span></text:span>. Write a series of statements that will display <text:span text:style-name="T1">exactly</text:span> one of the following messages: “What a nice summer day!” if <text:span text:style-name="Source_Text"><text:span text:style-name="NormalTok">month</text:span></text:span> is “July” and <text:span text:style-name="Source_Text"><text:span text:style-name="NormalTok">temperature</text:span></text:span> is less than 90 (included); “Better wear a jacket” if <text:span text:style-name="Source_Text"><text:span text:style-name="NormalTok">temperature</text:span></text:span> is between 45 and 60 (both included); “Happy holidays!” if <text:span text:style-name="Source_Text"><text:span text:style-name="NormalTok">month</text:span></text:span> is “December”; or “Have a nice day” otherwise.</text:p>
          <text:p text:style-name="P65">Solution</text:p>
          <text:p text:style-name="P65"><text:span text:style-name="Source_Text"><text:span text:style-name="KeywordTok">if</text:span><text:span text:style-name="OperatorTok">(</text:span><text:span text:style-name="NormalTok">month</text:span><text:span text:style-name="OperatorTok">==</text:span><text:span text:style-name="StringTok">"July"</text:span><text:span text:style-name="NormalTok"><text:s text:c="1"/></text:span><text:span text:style-name="OperatorTok">&amp;&amp;</text:span><text:span text:style-name="NormalTok"><text:s text:c="1"/>temperature</text:span><text:span text:style-name="OperatorTok">&lt;=</text:span><text:span text:style-name="DecValTok">90</text:span><text:span text:style-name="OperatorTok">)</text:span><text:span text:style-name="NormalTok"><text:s text:c="9"/>Console</text:span><text:span text:style-name="OperatorTok">.</text:span><text:span text:style-name="FunctionTok">WriteLine</text:span><text:span text:style-name="OperatorTok">(</text:span><text:span text:style-name="StringTok">"What a nice summer day!"</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temperature </text:span><text:span text:style-name="OperatorTok">&gt;=</text:span><text:span text:style-name="NormalTok"><text:s text:c="1"/></text:span><text:span text:style-name="DecValTok">45</text:span><text:span text:style-name="NormalTok"><text:s text:c="1"/></text:span><text:span text:style-name="OperatorTok">&amp;&amp;</text:span><text:span text:style-name="NormalTok"><text:s text:c="1"/>temperature </text:span><text:span text:style-name="OperatorTok">&lt;=</text:span><text:span text:style-name="NormalTok"><text:s text:c="1"/></text:span><text:span text:style-name="DecValTok">60</text:span><text:span text:style-name="OperatorTok">)</text:span><text:span text:style-name="NormalTok"><text:s text:c="9"/>Console</text:span><text:span text:style-name="OperatorTok">.</text:span><text:span text:style-name="FunctionTok">WriteLine</text:span><text:span text:style-name="OperatorTok">(</text:span><text:span text:style-name="StringTok">"Better wear a jacket!"</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StringTok">"December"</text:span><text:span text:style-name="OperatorTok">)</text:span><text:span text:style-name="NormalTok"><text:s text:c="9"/>Console</text:span><text:span text:style-name="OperatorTok">.</text:span><text:span text:style-name="FunctionTok">WriteLine</text:span><text:span text:style-name="OperatorTok">(</text:span><text:span text:style-name="StringTok">"Happy Holidays!"</text:span><text:span text:style-name="OperatorTok">);</text:span><text:span text:style-name="NormalTok"><text:s text:c="5"/></text:span><text:span text:style-name="KeywordTok">else</text:span><text:span text:style-name="NormalTok"><text:s text:c="9"/>Console</text:span><text:span text:style-name="OperatorTok">.</text:span><text:span text:style-name="FunctionTok">WriteLine</text:span><text:span text:style-name="OperatorTok">(</text:span><text:span text:style-name="StringTok">"Have a nice day!"</text:span><text:span text:style-name="OperatorTok">)</text:span></text:span></text:p>
        </text:list-item>
        <text:list-item>
          <text:p text:style-name="P65">(Bonus) Give a program that displays “Leap year” if a <text:span text:style-name="Source_Text"><text:span text:style-name="NormalTok">year</text:span></text:span> variable is</text:p>
          <text:list>
            <text:list-item>
              <text:p text:style-name="P65">divisible by 4; and</text:p>
            </text:list-item>
            <text:list-item>
              <text:p text:style-name="P65">not divisible by 100, unless it is also divisible by 400.</text:p>
            </text:list-item>
          </text:list>
          <text:p text:style-name="P65">Your program should correctly identify 2000 and 2400 as leap years, and 1800, 1900, 2100, 2200, 2300, or 2500 as <text:span text:style-name="T1">not</text:span> leap years.</text:p>
          <text:p text:style-name="P65">Solution</text:p>
          <text:p text:style-name="Preformatted_20_Text">
<text:span text:style-name="KeywordTok">if</text:span><text:span text:style-name="NormalTok"><text:s text:c="1"/></text:span><text:span text:style-name="OperatorTok">(</text:span><text:span text:style-name="NormalTok">year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0</text:span><text:span text:style-name="NormalTok"><text:s text:c="1"/></text:span><text:span text:style-name="OperatorTok">&amp;&amp;</text:span><text:span text:style-name="NormalTok"><text:s text:c="1"/></text:span><text:span text:style-name="OperatorTok">(</text:span><text:span text:style-name="NormalTok">year </text:span><text:span text:style-name="OperatorTok">%</text:span><text:span text:style-name="NormalTok"><text:s text:c="1"/></text:span><text:span text:style-name="DecValTok">100</text:span><text:span text:style-name="NormalTok"><text:s text:c="1"/></text:span><text:span text:style-name="OperatorTok">!=</text:span><text:span text:style-name="NormalTok"><text:s text:c="1"/></text:span><text:span text:style-name="DecValTok">0</text:span><text:span text:style-name="NormalTok"><text:s text:c="1"/></text:span><text:span text:style-name="OperatorTok">||</text:span><text:span text:style-name="NormalTok"><text:s text:c="1"/>year </text:span><text:span text:style-name="OperatorTok">%</text:span><text:span text:style-name="NormalTok"><text:s text:c="1"/></text:span><text:span text:style-name="DecValTok">400</text:span><text:span text:style-name="NormalTok"><text:s text:c="1"/></text:span><text:span text:style-name="OperatorTok">==</text:span><text:span text:style-name="NormalTok"><text:s text:c="1"/></text:span><text:span text:style-name="DecValTok">0</text:span><text:span text:style-name="OperatorTok">))</text:span>
</text:p>
          <text:p text:style-name="Preformatted_20_Text">
<text:span text:style-name="NormalTok"><text:s text:c="4"/></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e year "</text:span><text:span text:style-name="NormalTok"><text:s text:c="1"/></text:span><text:span text:style-name="OperatorTok">+</text:span><text:span text:style-name="NormalTok"><text:s text:c="1"/>year </text:span><text:span text:style-name="OperatorTok">+</text:span><text:span text:style-name="NormalTok"><text:s text:c="1"/></text:span><text:span text:style-name="StringTok">" is a leap year."</text:span><text:span text:style-name="OperatorTok">);</text:span>
</text:p>
          <text:p text:style-name="Preformatted_20_Text">
<text:span text:style-name="NormalTok"><text:s text:c="4"/></text:span><text:span text:style-name="OperatorTok">}</text:span>
</text:p>
          <text:p text:style-name="Preformatted_20_Text">
<text:span text:style-name="KeywordTok">else</text:span>
</text:p>
          <text:p text:style-name="Preformatted_20_Text">
<text:span text:style-name="NormalTok"><text:s text:c="4"/></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The year "</text:span><text:span text:style-name="NormalTok"><text:s text:c="1"/></text:span><text:span text:style-name="OperatorTok">+</text:span><text:span text:style-name="NormalTok"><text:s text:c="1"/>year </text:span><text:span text:style-name="OperatorTok">+</text:span><text:span text:style-name="NormalTok"><text:s text:c="1"/></text:span><text:span text:style-name="StringTok">" is not a leap year."</text:span><text:span text:style-name="OperatorTok">);</text:span>
</text:p>
          <text:p text:style-name="Preformatted_20_Text">
<text:span text:style-name="NormalTok"><text:s text:c="4"/></text:span><text:span text:style-name="OperatorTok">}</text:span>
</text:p>
        </text:list-item>
      </text:list>
      <text:h text:style-name="Heading_20_2" text:outline-level="2"><text:bookmark-start text:name="quiz-3"/>Quiz 3<text:bookmark-end text:name="quiz-3"/></text:h>
      <text:list text:style-name="L22">
        <text:list-item>
          <text:p text:style-name="P66">(7 pts) Write a <text:span text:style-name="Source_Text"><text:span text:style-name="KeywordTok">switch</text:span></text:span> statement that sets a <text:span text:style-name="Source_Text"><text:span text:style-name="DataTypeTok">decimal</text:span></text:span> <text:span text:style-name="Source_Text"><text:span text:style-name="NormalTok">price</text:span></text:span> variable to 1.50 if a string variable <text:span text:style-name="Source_Text"><text:span text:style-name="NormalTok">iceCreamFlavor</text:span></text:span> contains <text:span text:style-name="Source_Text"><text:span text:style-name="StringTok">"vanilla"</text:span></text:span>, 1.75 if it contains <text:span text:style-name="Source_Text"><text:span text:style-name="StringTok">"chocolate"</text:span></text:span> or <text:span text:style-name="Source_Text"><text:span text:style-name="StringTok">"mint"</text:span></text:span>, and -1 otherwise.</text:p>
          <text:p text:style-name="P66">Solution</text:p>
          <text:p text:style-name="Preformatted_20_Text">
<text:span text:style-name="KeywordTok">switch</text:span><text:span text:style-name="OperatorTok">(</text:span><text:span text:style-name="NormalTok">iceCreamFlavor</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StringTok">"vanilla"</text:span><text:span text:style-name="OperatorTok">:</text:span>
</text:p>
          <text:p text:style-name="Preformatted_20_Text">
<text:span text:style-name="NormalTok"><text:s text:c="8"/>price </text:span><text:span text:style-name="OperatorTok">=</text:span><text:span text:style-name="NormalTok"><text:s text:c="1"/></text:span><text:span text:style-name="FloatTok">1.50m</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StringTok">"chocolate"</text:span><text:span text:style-name="OperatorTok">:</text:span>
</text:p>
          <text:p text:style-name="Preformatted_20_Text">
<text:span text:style-name="NormalTok"><text:s text:c="4"/></text:span><text:span text:style-name="KeywordTok">case</text:span><text:span text:style-name="NormalTok"><text:s text:c="1"/></text:span><text:span text:style-name="StringTok">"mint"</text:span><text:span text:style-name="OperatorTok">:</text:span>
</text:p>
          <text:p text:style-name="Preformatted_20_Text">
<text:span text:style-name="NormalTok"><text:s text:c="8"/>price </text:span><text:span text:style-name="OperatorTok">=</text:span><text:span text:style-name="NormalTok"><text:s text:c="1"/></text:span><text:span text:style-name="FloatTok">1.75m</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price </text:span><text:span text:style-name="OperatorTok">=</text:span><text:span text:style-name="NormalTok"><text:s text:c="1"/></text:span><text:span text:style-name="OperatorTok">-</text:span><text:span text:style-name="DecValTok">1</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OperatorTok">}</text:span>
</text:p>
        </text:list-item>
        <text:list-item>
          <text:p text:style-name="P66">(2 pts) Write a statement that applies the increment operator in prefix position to a variable <text:span text:style-name="Source_Text"><text:span text:style-name="NormalTok">test</text:span></text:span>.</text:p>
          <text:p text:style-name="P66">Solution</text:p>
          <text:p text:style-name="P66">The increment operator (<text:span text:style-name="Source_Text"><text:span text:style-name="OperatorTok">++</text:span></text:span>) in <text:span text:style-name="T3">pre</text:span>fix position (that is, applied <text:span text:style-name="T1">before</text:span> anything else) applied to the variable <text:span text:style-name="Source_Text"><text:span text:style-name="NormalTok">test</text:span></text:span> gives: <text:span text:style-name="Source_Text"><text:span text:style-name="OperatorTok">++</text:span><text:span text:style-name="NormalTok">test</text:span><text:span text:style-name="OperatorTok">;</text:span></text:span>.</text:p>
        </text:list-item>
        <text:list-item>
          <text:p text:style-name="P66">(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10</text:span><text:span text:style-name="OperatorTok">;</text:span>
</text:p>
          <text:p text:style-name="Preformatted_20_Text">
<text:span text:style-name="NormalTok">x</text:span><text:span text:style-name="OperatorTok">--;</text:span>
</text:p>
          <text:p text:style-name="Preformatted_20_Text">
<text:span text:style-name="KeywordTok">while</text:span><text:span text:style-name="OperatorTok">(</text:span><text:span text:style-name="NormalTok">x </text:span><text:span text:style-name="OperatorTok">&gt;</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text:span><text:span text:style-name="OperatorTok">);</text:span>
</text:p>
          <text:p text:style-name="Preformatted_20_Text">
<text:span text:style-name="OperatorTok">}</text:span>
</text:p>
          <text:p text:style-name="P66">Solution</text:p>
          <text:p text:style-name="P66">This would display <text:span text:style-name="Source_Text"><text:span text:style-name="DecValTok">9</text:span></text:span> (without new line or space) forever.</text:p>
        </text:list-item>
        <text:list-item>
          <text:p text:style-name="P66">(8 pts) Write a <text:span text:style-name="Source_Text"><text:span text:style-name="KeywordTok">while</text:span></text:span> loop that displays “1 2 3 4 5 6 7 8 9 10 11 12 13” (spaces included!) at the screen.</text:p>
          <text:p text:style-name="P66">Solution</text:p>
          <text:p text:style-name="P66">There are numerous different ways of writing such a program. A compact one could be:</text:p>
          <text:p text:style-name="Preformatted_20_Text">
<text:span text:style-name="DataTypeTok">int</text:span><text:span text:style-name="NormalTok"><text:s text:c="1"/>num </text:span><text:span text:style-name="OperatorTok">=</text:span><text:span text:style-name="NormalTok"><text:s text:c="1"/></text:span><text:span text:style-name="DecValTok">1</text:span><text:span text:style-name="OperatorTok">;</text:span>
</text:p>
          <text:p text:style-name="Preformatted_20_Text">
<text:span text:style-name="KeywordTok">while</text:span><text:span text:style-name="OperatorTok">(</text:span><text:span text:style-name="NormalTok">num </text:span><text:span text:style-name="OperatorTok">&lt;=</text:span><text:span text:style-name="NormalTok"><text:s text:c="1"/></text:span><text:span text:style-name="DecValTok">13</text:span><text:span text:style-name="OperatorTok">)</text:span><text:span text:style-name="NormalTok">Console</text:span><text:span text:style-name="OperatorTok">.</text:span><text:span text:style-name="FunctionTok">Write</text:span><text:span text:style-name="OperatorTok">(</text:span><text:span text:style-name="NormalTok">$</text:span><text:span text:style-name="StringTok">"{num++} "</text:span><text:span text:style-name="OperatorTok">);</text:span>
</text:p>
          <text:p text:style-name="P66">while a more verbose could be:</text:p>
          <text:p text:style-name="Preformatted_20_Text">
<text:span text:style-name="DataTypeTok">int</text:span><text:span text:style-name="NormalTok"><text:s text:c="1"/>num </text:span><text:span text:style-name="OperatorTok">=</text:span><text:span text:style-name="NormalTok"><text:s text:c="1"/></text:span><text:span text:style-name="DecValTok">1</text:span><text:span text:style-name="OperatorTok">;</text:span>
</text:p>
          <text:p text:style-name="Preformatted_20_Text">
<text:span text:style-name="KeywordTok">while</text:span><text:span text:style-name="OperatorTok">(</text:span><text:span text:style-name="NormalTok">num </text:span><text:span text:style-name="OperatorTok">&lt;=</text:span><text:span text:style-name="NormalTok"><text:s text:c="1"/></text:span><text:span text:style-name="DecValTok">13</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text:span><text:span text:style-name="StringTok">"{num} "</text:span><text:span text:style-name="OperatorTok">);</text:span>
</text:p>
          <text:p text:style-name="Preformatted_20_Text">
<text:span text:style-name="NormalTok"><text:s text:c="4"/>num</text:span><text:span text:style-name="OperatorTok">++;</text:span>
</text:p>
          <text:p text:style-name="Preformatted_20_Text">
<text:span text:style-name="OperatorTok">}</text:span>
</text:p>
        </text:list-item>
        <text:list-item>
          <text:p text:style-name="P66">(+3+2 pt, bonus) Give a program that displays every multiple of 3 between 0 and 10,000 (that is, “0 3 6 9 12 … 9999”). Bonus (again!): display how many such numbers there are in total.</text:p>
          <text:p text:style-name="P66">Solution</text:p>
          <text:p text:style-name="P66">We can either</text:p>
          <text:list>
            <text:list-item>
              <text:p text:style-name="P66">Display the counter only if it is a multiple of three:</text:p>
              <text:p text:style-name="Preformatted_20_Text">
<text:span text:style-name="DataTypeTok">int</text:span><text:span text:style-name="NormalTok"><text:s text:c="1"/>counter </text:span><text:span text:style-name="OperatorTok">=</text:span><text:span text:style-name="NormalTok"><text:s text:c="1"/></text:span><text:span text:style-name="DecValTok">0</text:span><text:span text:style-name="OperatorTok">;</text:span>
</text:p>
              <text:p text:style-name="Preformatted_20_Text">
<text:span text:style-name="KeywordTok">while</text:span><text:span text:style-name="OperatorTok">(</text:span><text:span text:style-name="NormalTok">counter </text:span><text:span text:style-name="OperatorTok">&lt;=</text:span><text:span text:style-name="NormalTok"><text:s text:c="1"/></text:span><text:span text:style-name="DecValTok">1000</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counte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 "</text:span><text:span text:style-name="OperatorTok">);}</text:span>
</text:p>
              <text:p text:style-name="Preformatted_20_Text">
<text:span text:style-name="NormalTok"><text:s text:c="4"/>counter</text:span><text:span text:style-name="OperatorTok">++;</text:span>
</text:p>
              <text:p text:style-name="Preformatted_20_Text">
<text:span text:style-name="OperatorTok">}</text:span>
</text:p>
            </text:list-item>
            <text:list-item>
              <text:p text:style-name="P66">Increment the counter 3 by 3:</text:p>
              <text:p text:style-name="Preformatted_20_Text">
<text:span text:style-name="DataTypeTok">int</text:span><text:span text:style-name="NormalTok"><text:s text:c="1"/>counter </text:span><text:span text:style-name="OperatorTok">=</text:span><text:span text:style-name="NormalTok"><text:s text:c="1"/></text:span><text:span text:style-name="DecValTok">0</text:span><text:span text:style-name="OperatorTok">;</text:span>
</text:p>
              <text:p text:style-name="Preformatted_20_Text">
<text:span text:style-name="KeywordTok">while</text:span><text:span text:style-name="OperatorTok">(</text:span><text:span text:style-name="NormalTok">counter </text:span><text:span text:style-name="OperatorTok">&lt;=</text:span><text:span text:style-name="NormalTok"><text:s text:c="1"/></text:span><text:span text:style-name="DecValTok">100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 "</text:span><text:span text:style-name="OperatorTok">);</text:span>
</text:p>
              <text:p text:style-name="Preformatted_20_Text">
<text:span text:style-name="NormalTok"><text:s text:c="4"/>counter</text:span><text:span text:style-name="OperatorTok">+=</text:span><text:span text:style-name="DecValTok">3</text:span><text:span text:style-name="OperatorTok">;</text:span>
</text:p>
              <text:p text:style-name="Preformatted_20_Text">
<text:span text:style-name="OperatorTok">}</text:span>
</text:p>
              <text:p text:style-name="P66">To answer the “bonus within the bonus”, we need two counters:</text:p>
            </text:list-item>
          </text:list>
          <text:p text:style-name="Preformatted_20_Text">
<text:span text:style-name="DataTypeTok">int</text:span><text:span text:style-name="NormalTok"><text:s text:c="1"/>threeCtr </text:span><text:span text:style-name="OperatorTok">=</text:span><text:span text:style-name="NormalTok"><text:s text:c="1"/></text:span><text:span text:style-name="DecValTok">0</text:span><text:span text:style-name="OperatorTok">;</text:span><text:span text:style-name="NormalTok"><text:s text:c="1"/></text:span><text:span text:style-name="CommentTok">// Counter for the multiple of 3.</text:span>
</text:p>
          <text:p text:style-name="Preformatted_20_Text">
<text:span text:style-name="DataTypeTok">int</text:span><text:span text:style-name="NormalTok"><text:s text:c="1"/>multipleCtr </text:span><text:span text:style-name="OperatorTok">=</text:span><text:span text:style-name="NormalTok"><text:s text:c="1"/></text:span><text:span text:style-name="DecValTok">0</text:span><text:span text:style-name="OperatorTok">;</text:span><text:span text:style-name="NormalTok"><text:s text:c="1"/></text:span><text:span text:style-name="CommentTok">// Counter that sum the number of values displayed</text:span>
</text:p>
          <text:p text:style-name="Preformatted_20_Text">
<text:span text:style-name="KeywordTok">while</text:span><text:span text:style-name="OperatorTok">(</text:span><text:span text:style-name="NormalTok">threeCtr </text:span><text:span text:style-name="OperatorTok">&lt;</text:span><text:span text:style-name="NormalTok"><text:s text:c="1"/></text:span><text:span text:style-name="DecValTok">10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text:span><text:span text:style-name="StringTok">"{threeCtr} "</text:span><text:span text:style-name="OperatorTok">);</text:span>
</text:p>
          <text:p text:style-name="Preformatted_20_Text">
<text:span text:style-name="NormalTok"><text:s text:c="4"/>threeCtr </text:span><text:span text:style-name="OperatorTok">+=</text:span><text:span text:style-name="NormalTok"><text:s text:c="1"/></text:span><text:span text:style-name="DecValTok">3</text:span><text:span text:style-name="OperatorTok">;</text:span><text:span text:style-name="NormalTok"><text:s text:c="1"/></text:span><text:span text:style-name="CommentTok">// We move to the next multiple of 3.</text:span>
</text:p>
          <text:p text:style-name="Preformatted_20_Text">
<text:span text:style-name="NormalTok"><text:s text:c="4"/>multipleCtr</text:span><text:span text:style-name="OperatorTok">++;</text:span><text:span text:style-name="NormalTok"><text:s text:c="1"/></text:span><text:span text:style-name="CommentTok">// We increment the number of values displayed.</text:span>
</text:p>
          <text:p text:style-name="Preformatted_20_Text">
<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ext:span><text:span text:style-name="SpecialCharTok">\n</text:span><text:span text:style-name="StringTok">There are {multipleCtr} multiples of 3 from 0 to 10,000."</text:span><text:span text:style-name="OperatorTok">);</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4:32Z</meta:creation-date>
    <dc:date>2024-03-27T23:14:32Z</dc:date>
    <meta:user-defined meta:name="date" meta:value-type="string">March  27, 2024 (07:1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i>−</mi>
        <mn>2</mn>
        <mo stretchy="true" form="postfix">)</mo>
      </mrow>
      <mo stretchy="true" form="postfix">)</mo>
    </mrow>
    <mo>×</mo>
    <mn>2</mn>
  </mrow>
</math>
</file>

<file path=Formula-24/content.xml><?xml version="1.0" encoding="utf-8"?>
<math xmlns="http://www.w3.org/1998/Math/MathML" display="inline">
  <mrow>
    <mo>=</mo>
    <mrow>
      <mo stretchy="true" form="prefix">(</mo>
      <mi>−</mi>
      <mn>3.5</mn>
      <mo stretchy="true" form="postfix">)</mo>
    </mrow>
    <mo>×</mo>
    <mn>2</mn>
  </mrow>
</math>
</file>

<file path=Formula-26/content.xml><?xml version="1.0" encoding="utf-8"?>
<math xmlns="http://www.w3.org/1998/Math/MathML" display="inline">
  <mrow>
    <mo>=</mo>
    <mi>−</mi>
    <mn>7</mn>
  </mrow>
</math>
</file>

<file path=Formula-28/content.xml><?xml version="1.0" encoding="utf-8"?>
<math xmlns="http://www.w3.org/1998/Math/MathML" display="inline">
  <mrow>
    <mn>2</mn>
    <mo>−</mo>
    <mrow>
      <mo stretchy="true" form="prefix">(</mo>
      <mn>4</mn>
      <mo>*</mo>
      <mn>8</mn>
      <mo stretchy="true" form="postfix">)</mo>
    </mrow>
    <mo>=</mo>
    <mi>−</mi>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i>−</mi>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